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12C16916024182D1E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officeooo:paragraph-rsid="263da6f2"/>
    </style:style>
    <style:style style:name="P3" style:family="paragraph" style:parent-style-name="Standard">
      <style:text-properties fo:language="ru" fo:country="RU" officeooo:rsid="263e5571" officeooo:paragraph-rsid="263e5571"/>
    </style:style>
    <style:style style:name="P4" style:family="paragraph" style:parent-style-name="Standard">
      <style:text-properties fo:language="ru" fo:country="RU" officeooo:rsid="26667677" officeooo:paragraph-rsid="26667677"/>
    </style:style>
    <style:style style:name="P5" style:family="paragraph" style:parent-style-name="Standard">
      <style:text-properties fo:language="ru" fo:country="RU" officeooo:rsid="267460bf" officeooo:paragraph-rsid="268282ef"/>
    </style:style>
    <style:style style:name="P6" style:family="paragraph" style:parent-style-name="Standard">
      <style:text-properties fo:language="ru" fo:country="RU" officeooo:rsid="268b3bd8" officeooo:paragraph-rsid="268b3bd8"/>
    </style:style>
    <style:style style:name="P7"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8" style:family="paragraph" style:parent-style-name="Standard">
      <style:text-properties style:text-position="0% 100%" fo:language="ru" fo:country="RU" officeooo:rsid="24df0cfd" officeooo:paragraph-rsid="24df0cfd"/>
    </style:style>
    <style:style style:name="P9" style:family="paragraph" style:parent-style-name="Standard">
      <style:paragraph-properties fo:text-align="center" style:justify-single-word="false"/>
      <style:text-properties style:text-position="0% 100%" fo:language="ru" fo:country="RU" officeooo:rsid="24df0cfd" officeooo:paragraph-rsid="24df0cfd"/>
    </style:style>
    <style:style style:name="P10" style:family="paragraph" style:parent-style-name="Standard">
      <style:text-properties style:text-position="0% 100%" fo:language="ru" fo:country="RU" officeooo:rsid="1327ae62" officeooo:paragraph-rsid="24df0cfd"/>
    </style:style>
    <style:style style:name="P11" style:family="paragraph" style:parent-style-name="Standard">
      <style:text-properties style:text-position="0% 100%" fo:language="ru" fo:country="RU" officeooo:rsid="24f1e53f" officeooo:paragraph-rsid="24fbc760"/>
    </style:style>
    <style:style style:name="P12" style:family="paragraph" style:parent-style-name="Standard">
      <style:text-properties style:text-position="0% 100%" fo:language="ru" fo:country="RU" officeooo:rsid="250284fe" officeooo:paragraph-rsid="250284fe"/>
    </style:style>
    <style:style style:name="P13" style:family="paragraph" style:parent-style-name="Standard">
      <style:text-properties style:text-position="0% 100%" fo:language="ru" fo:country="RU" officeooo:rsid="250423ee" officeooo:paragraph-rsid="2512a2a6"/>
    </style:style>
    <style:style style:name="P14" style:family="paragraph" style:parent-style-name="Standard">
      <style:text-properties style:text-position="0% 100%" fo:language="ru" fo:country="RU" officeooo:rsid="2513c469" officeooo:paragraph-rsid="2513c469"/>
    </style:style>
    <style:style style:name="P15" style:family="paragraph" style:parent-style-name="Standard">
      <style:text-properties style:text-position="0% 100%" fo:language="ru" fo:country="RU" officeooo:rsid="251d0add" officeooo:paragraph-rsid="2526cbb3"/>
    </style:style>
    <style:style style:name="P16" style:family="paragraph" style:parent-style-name="Standard">
      <style:text-properties style:text-position="0% 100%" fo:language="ru" fo:country="RU" officeooo:rsid="2529ba0b" officeooo:paragraph-rsid="2529ba0b"/>
    </style:style>
    <style:style style:name="P17" style:family="paragraph" style:parent-style-name="Standard">
      <style:text-properties style:text-position="0% 100%" fo:language="ru" fo:country="RU" officeooo:rsid="25462db5" officeooo:paragraph-rsid="25462db5"/>
    </style:style>
    <style:style style:name="P18" style:family="paragraph" style:parent-style-name="Standard">
      <style:text-properties style:text-position="0% 100%" fo:language="ru" fo:country="RU" fo:font-style="normal" style:text-underline-style="none" fo:font-weight="normal" officeooo:rsid="0019f43d" officeooo:paragraph-rsid="2558e9c4"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255e4489"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25754f8c"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269f958d"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26a0152e"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26a3629f"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2746c2d5"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27480677"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2748728f"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2753fff0"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275ccb03"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7912551"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7961ba7"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7a1e07b"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7a53b3a"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7a5415d"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7a699f1"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7a6b879"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7aa0fc9"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7aa3c06"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7c6bd49"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7cc2dc3"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7ccbc3a"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7ce7d96"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7cfa002"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7d16745"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7d17310"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7d6de79"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7db0858"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28013d9f"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823cb19"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845d016"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86f8ef3"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889d7f3"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8a37b57"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8a5eb21"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8aa8e0b"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8b60f94"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8b7b9c2"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28b800f0"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28b98639"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28c73c6b"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28c88069"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292eb36b"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292fbbca"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967f5a4"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96b152b"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96f4afc"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96fc8d6"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99193d0"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996d3f0"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99a19c7"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9a89f68"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9ce3169"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a1dddd4"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a2cad4a"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a32fd95"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a35821b"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a399282"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a41a9ac"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a4237fb"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a4394c2"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a46fed5"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a486041"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a48c84a"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a51db01"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a58775c"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2572dec6" officeooo:paragraph-rsid="2572dec6"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2575d6fd" officeooo:paragraph-rsid="2575d6fd"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257f4173" officeooo:paragraph-rsid="25822651"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258490ed" officeooo:paragraph-rsid="2591bc33"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25a3eb16" officeooo:paragraph-rsid="25b8ef30"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25ba4d30" officeooo:paragraph-rsid="25c50c7b"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25ce99ba" officeooo:paragraph-rsid="25ce99ba"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25d4f298" officeooo:paragraph-rsid="25dbc857"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25dd94c2" officeooo:paragraph-rsid="25ee573f" style:font-style-asian="normal" style:font-weight-asian="normal" style:font-style-complex="normal" style:font-weight-complex="normal"/>
    </style:style>
    <style:style style:name="P95" style:family="paragraph" style:parent-style-name="Standard">
      <style:paragraph-properties fo:text-align="center" style:justify-single-word="false"/>
      <style:text-properties style:text-position="0% 100%" fo:language="ru" fo:country="RU" fo:font-style="normal" style:text-underline-style="none" fo:font-weight="normal" officeooo:rsid="25ee573f" officeooo:paragraph-rsid="25ee573f"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style:text-position="0% 100%" fo:language="ru" fo:country="RU" fo:font-style="normal" style:text-underline-style="none" fo:font-weight="normal" officeooo:rsid="25f051ee" officeooo:paragraph-rsid="25f051ee"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style:text-position="0% 100%" fo:language="ru" fo:country="RU" fo:font-style="normal" style:text-underline-style="none" fo:font-weight="normal" officeooo:rsid="25f46f65" officeooo:paragraph-rsid="25f46f65"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style:text-position="0% 100%" fo:language="ru" fo:country="RU" fo:font-style="normal" style:text-underline-style="none" fo:font-weight="normal" officeooo:rsid="25fa19f4" officeooo:paragraph-rsid="25fa19f4"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26a0694f" officeooo:paragraph-rsid="26a3629f"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265e7e37" officeooo:paragraph-rsid="263e5571"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2695a274" officeooo:paragraph-rsid="269f958d"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27512b50" officeooo:paragraph-rsid="27512b50"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2761d720" officeooo:paragraph-rsid="276b8745"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276f5625" officeooo:paragraph-rsid="276f5625"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27891b00" officeooo:paragraph-rsid="27891b00"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27987bd3" officeooo:paragraph-rsid="27a10b77"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280ca125" officeooo:paragraph-rsid="2810ddf2"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28145443" officeooo:paragraph-rsid="2819af84"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281cce2c" officeooo:paragraph-rsid="28223b7f"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2825c40e" officeooo:paragraph-rsid="2833391c"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28489051" officeooo:paragraph-rsid="28489051"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2875cfe5" officeooo:paragraph-rsid="287b85ba"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287ce26a" officeooo:paragraph-rsid="2880f557"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28934f5b" officeooo:paragraph-rsid="289cb447"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289ea85c" officeooo:paragraph-rsid="289ea85c"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28b98943" officeooo:paragraph-rsid="28c4220c"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28c880ec" officeooo:paragraph-rsid="28edab4a"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28ef4d60" officeooo:paragraph-rsid="28ef4d60"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28c4220c" officeooo:paragraph-rsid="28c4220c"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28ffdf06" officeooo:paragraph-rsid="28ffdf06"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290c75c4" officeooo:paragraph-rsid="290c75c4"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290c75c4" officeooo:paragraph-rsid="292d1212"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1327ae62" officeooo:paragraph-rsid="292eb36b"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2933f880" officeooo:paragraph-rsid="29534d79"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2961dfd4" officeooo:paragraph-rsid="2967483b"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29735efb" officeooo:paragraph-rsid="297a0054"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298c5869" officeooo:paragraph-rsid="298c5869"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298fda46" officeooo:paragraph-rsid="298fda46"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29b2e03d" officeooo:paragraph-rsid="29b4d3f3"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29b51eb8" officeooo:paragraph-rsid="29e345b0"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29d0468b" officeooo:paragraph-rsid="29d88a1c"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29e694b1" officeooo:paragraph-rsid="29e694b1"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29e119a4" officeooo:paragraph-rsid="29e345b0"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29ebf28d" officeooo:paragraph-rsid="2a1dddd4"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2a1dddd4" officeooo:paragraph-rsid="2a1dddd4"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2a21d258" officeooo:paragraph-rsid="2a21d258"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2a30127a" officeooo:paragraph-rsid="2a328735"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2a7c5452" officeooo:paragraph-rsid="2a73fb83"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officeooo:rsid="0019f43d" officeooo:paragraph-rsid="26053a9b" style:font-style-asian="normal" style:font-style-complex="normal"/>
    </style:style>
    <style:style style:name="P141" style:family="paragraph" style:parent-style-name="Standard">
      <style:text-properties style:text-position="0% 100%" fo:language="ru" fo:country="RU" fo:font-style="normal" officeooo:rsid="26ca0be5" officeooo:paragraph-rsid="26db5b0b" style:font-style-asian="normal" style:font-style-complex="normal"/>
    </style:style>
    <style:style style:name="P142" style:family="paragraph" style:parent-style-name="Standard">
      <style:text-properties style:text-position="0% 100%" fo:language="ru" fo:country="RU" fo:font-style="normal" officeooo:rsid="26ca0be5" officeooo:paragraph-rsid="26e1d411" style:font-style-asian="normal" style:font-style-complex="normal"/>
    </style:style>
    <style:style style:name="P143" style:family="paragraph" style:parent-style-name="Standard">
      <style:text-properties style:text-position="0% 100%" fo:language="ru" fo:country="RU" fo:font-style="normal" officeooo:rsid="26ec41cb" officeooo:paragraph-rsid="26ff3f46" style:font-style-asian="normal" style:font-style-complex="normal"/>
    </style:style>
    <style:style style:name="P144" style:family="paragraph" style:parent-style-name="Standard">
      <style:text-properties style:text-position="0% 100%" fo:language="ru" fo:country="RU" fo:font-style="normal" officeooo:rsid="2708dc67" officeooo:paragraph-rsid="2708dc67" style:font-style-asian="normal" style:font-style-complex="normal"/>
    </style:style>
    <style:style style:name="P145" style:family="paragraph" style:parent-style-name="Standard">
      <style:text-properties style:text-position="0% 100%" fo:language="ru" fo:country="RU" fo:font-style="normal" officeooo:rsid="271da470" officeooo:paragraph-rsid="2723cfb4" style:font-style-asian="normal" style:font-style-complex="normal"/>
    </style:style>
    <style:style style:name="P146" style:family="paragraph" style:parent-style-name="Standard">
      <style:text-properties style:text-position="0% 100%" fo:language="ru" fo:country="RU" fo:font-style="normal" officeooo:rsid="271da470" officeooo:paragraph-rsid="272c026e" style:font-style-asian="normal" style:font-style-complex="normal"/>
    </style:style>
    <style:style style:name="P147" style:family="paragraph" style:parent-style-name="Standard">
      <style:text-properties style:text-position="0% 100%" fo:language="ru" fo:country="RU" fo:font-style="normal" officeooo:rsid="27309784" officeooo:paragraph-rsid="27438709" style:font-style-asian="normal" style:font-style-complex="normal"/>
    </style:style>
    <style:style style:name="P148" style:family="paragraph" style:parent-style-name="Standard">
      <style:text-properties style:text-position="0% 100%" fo:language="ru" fo:country="RU" fo:font-style="normal" officeooo:rsid="278e1184" officeooo:paragraph-rsid="278e1184" style:font-style-asian="normal" style:font-style-complex="normal"/>
    </style:style>
    <style:style style:name="P149" style:family="paragraph" style:parent-style-name="Standard">
      <style:text-properties style:text-position="0% 100%" fo:language="ru" fo:country="RU" fo:font-style="normal" officeooo:rsid="27912551" officeooo:paragraph-rsid="279188a8" style:font-style-asian="normal" style:font-style-complex="normal"/>
    </style:style>
    <style:style style:name="P150" style:family="paragraph" style:parent-style-name="Standard">
      <style:text-properties style:text-position="0% 100%" fo:language="ru" fo:country="RU" fo:font-style="normal" officeooo:rsid="27912551" officeooo:paragraph-rsid="27a699f1" style:font-style-asian="normal" style:font-style-complex="normal"/>
    </style:style>
    <style:style style:name="P151" style:family="paragraph" style:parent-style-name="Standard">
      <style:text-properties style:text-position="0% 100%" fo:language="ru" fo:country="RU" officeooo:rsid="0019f43d" officeooo:paragraph-rsid="254e72b6"/>
    </style:style>
    <style:style style:name="P152" style:family="paragraph" style:parent-style-name="Standard">
      <style:text-properties style:text-position="0% 100%" fo:language="ru" fo:country="RU" officeooo:rsid="255245d5" officeooo:paragraph-rsid="255245d5"/>
    </style:style>
    <style:style style:name="P153" style:family="paragraph" style:parent-style-name="Standard">
      <style:text-properties style:text-position="0% 100%" fo:language="ru" fo:country="RU" officeooo:rsid="26022890" officeooo:paragraph-rsid="260ac82e"/>
    </style:style>
    <style:style style:name="P154" style:family="paragraph" style:parent-style-name="Standard">
      <style:text-properties style:text-position="0% 100%" fo:language="ru" fo:country="RU" officeooo:rsid="268f12e2" officeooo:paragraph-rsid="268f12e2"/>
    </style:style>
    <style:style style:name="P155" style:family="paragraph" style:parent-style-name="Standard">
      <style:text-properties style:text-position="0% 100%" fo:language="ru" fo:country="RU" officeooo:rsid="26932593" officeooo:paragraph-rsid="26978181"/>
    </style:style>
    <style:style style:name="P156" style:family="paragraph" style:parent-style-name="Standard">
      <style:text-properties style:text-position="0% 100%" fo:language="ru" fo:country="RU" officeooo:rsid="26a497d9" officeooo:paragraph-rsid="26a497d9"/>
    </style:style>
    <style:style style:name="P157" style:family="paragraph" style:parent-style-name="Standard">
      <style:text-properties style:text-position="0% 100%" fo:language="ru" fo:country="RU" officeooo:rsid="26b90de3" officeooo:paragraph-rsid="26b90de3"/>
    </style:style>
    <style:style style:name="P158" style:family="paragraph" style:parent-style-name="Standard">
      <style:text-properties style:text-position="0% 100%" fo:language="ru" fo:country="RU" officeooo:rsid="2aa971cb" officeooo:paragraph-rsid="2aa971cb"/>
    </style:style>
    <style:style style:name="P159" style:family="paragraph" style:parent-style-name="Standard">
      <style:text-properties style:text-position="0% 100%" fo:language="ru" fo:country="RU" officeooo:rsid="2ab681f1" officeooo:paragraph-rsid="2ac4f76b"/>
    </style:style>
    <style:style style:name="P160" style:family="paragraph" style:parent-style-name="Standard">
      <style:text-properties style:text-position="0% 100%" fo:language="ru" fo:country="RU" officeooo:rsid="2ad21e51" officeooo:paragraph-rsid="2ad21e51"/>
    </style:style>
    <style:style style:name="P161" style:family="paragraph" style:parent-style-name="Standard">
      <style:text-properties style:text-position="0% 100%" fo:language="ru" fo:country="RU" officeooo:rsid="2ae285f6" officeooo:paragraph-rsid="2ae285f6"/>
    </style:style>
    <style:style style:name="P162" style:family="paragraph" style:parent-style-name="Standard">
      <style:text-properties style:text-position="0% 100%" fo:language="ru" fo:country="RU" officeooo:rsid="2aefc7ba" officeooo:paragraph-rsid="2af4b90d"/>
    </style:style>
    <style:style style:name="P163" style:family="paragraph" style:parent-style-name="Standard">
      <style:text-properties style:text-position="0% 100%" fo:language="ru" fo:country="RU" officeooo:rsid="2b018467" officeooo:paragraph-rsid="2b018467"/>
    </style:style>
    <style:style style:name="P164" style:family="paragraph" style:parent-style-name="Standard">
      <style:text-properties style:text-position="0% 100%" fo:language="ru" fo:country="RU" officeooo:rsid="2b02968f" officeooo:paragraph-rsid="2b0a38da"/>
    </style:style>
    <style:style style:name="P165" style:family="paragraph" style:parent-style-name="Standard">
      <style:text-properties style:text-position="0% 100%" fo:language="ru" fo:country="RU" officeooo:rsid="2b0efac3" officeooo:paragraph-rsid="2b0efac3"/>
    </style:style>
    <style:style style:name="P166" style:family="paragraph" style:parent-style-name="Standard">
      <style:text-properties style:text-position="0% 100%" fo:language="ru" fo:country="RU" officeooo:rsid="2b149ac6" officeooo:paragraph-rsid="2b149ac6"/>
    </style:style>
    <style:style style:name="P167" style:family="paragraph" style:parent-style-name="Standard">
      <style:text-properties style:text-position="0% 100%" fo:language="ru" fo:country="RU" officeooo:rsid="2b2e57af" officeooo:paragraph-rsid="2b2e57af"/>
    </style:style>
    <style:style style:name="P168" style:family="paragraph" style:parent-style-name="Standard">
      <style:text-properties style:text-position="0% 100%" fo:language="ru" fo:country="RU" officeooo:rsid="2b35ec82" officeooo:paragraph-rsid="2b35ec82"/>
    </style:style>
    <style:style style:name="P169" style:family="paragraph" style:parent-style-name="Standard">
      <style:text-properties style:text-position="0% 100%" fo:language="ru" fo:country="RU" officeooo:rsid="2b380a4c" officeooo:paragraph-rsid="2b3d44bc"/>
    </style:style>
    <style:style style:name="P170" style:family="paragraph" style:parent-style-name="Standard">
      <style:text-properties style:text-position="0% 100%" fo:language="ru" fo:country="RU" officeooo:rsid="2b380a4c" officeooo:paragraph-rsid="2b46d9c6"/>
    </style:style>
    <style:style style:name="P171" style:family="paragraph" style:parent-style-name="Standard">
      <style:text-properties style:text-position="0% 100%" fo:language="ru" fo:country="RU" officeooo:rsid="2b4d9aa3" officeooo:paragraph-rsid="2b5fbf0a"/>
    </style:style>
    <style:style style:name="P172" style:family="paragraph" style:parent-style-name="Standard">
      <style:text-properties style:text-position="0% 100%" fo:language="ru" fo:country="RU" officeooo:rsid="2b6be6a0" officeooo:paragraph-rsid="2b7700cd"/>
    </style:style>
    <style:style style:name="P173" style:family="paragraph" style:parent-style-name="Standard">
      <style:text-properties style:text-position="0% 100%" fo:language="ru" fo:country="RU" officeooo:rsid="2b8f3f46" officeooo:paragraph-rsid="2b97d1ca"/>
    </style:style>
    <style:style style:name="P174" style:family="paragraph" style:parent-style-name="Standard">
      <style:text-properties style:text-position="0% 100%" fo:language="ru" fo:country="RU" officeooo:rsid="2b8f3f46" officeooo:paragraph-rsid="2ba3cc8f"/>
    </style:style>
    <style:style style:name="P175" style:family="paragraph" style:parent-style-name="Standard">
      <style:text-properties fo:font-variant="small-caps" style:text-position="0% 100%" fo:language="ru" fo:country="RU" officeooo:rsid="24df0cfd" officeooo:paragraph-rsid="24ecae05"/>
    </style:style>
    <style:style style:name="P176" style:family="paragraph" style:parent-style-name="Standard">
      <style:text-properties fo:font-variant="small-caps" style:text-position="0% 100%" fo:language="ru" fo:country="RU" officeooo:rsid="24ecae18" officeooo:paragraph-rsid="24ecae18"/>
    </style:style>
    <style:style style:name="P17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font-variant="small-caps" fo:font-weight="normal" officeooo:rsid="2a7c5452" officeooo:paragraph-rsid="2a92038e"/>
    </style:style>
    <style:style style:name="P179" style:family="paragraph" style:parent-style-name="Standard">
      <style:text-properties fo:font-weight="normal" officeooo:paragraph-rsid="2a73fb83"/>
    </style:style>
    <style:style style:name="P180"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8dee66" officeooo:paragraph-rsid="2a9a9fd2" style:font-style-asian="normal" style:font-weight-asian="normal" style:font-style-complex="normal" style:font-weight-complex="normal"/>
    </style:style>
    <style:style style:name="P182" style:family="paragraph" style:parent-style-name="Standard">
      <style:paragraph-properties fo:margin-left="1.9693in" fo:margin-right="0in" fo:text-align="center" style:justify-single-word="false" fo:text-indent="0in" style:auto-text-indent="false"/>
      <style:text-properties style:text-position="0% 100%" fo:language="ru" fo:country="RU" officeooo:rsid="0019f43d" officeooo:paragraph-rsid="24df0cfd"/>
    </style:style>
    <style:style style:name="P183" style:family="paragraph" style:parent-style-name="Standard">
      <style:paragraph-properties fo:margin-left="0.9846in" fo:margin-right="0in" fo:text-indent="0in" style:auto-text-indent="false"/>
      <style:text-properties style:text-position="0% 100%" fo:language="ru" fo:country="RU" officeooo:rsid="24ffc6d9" officeooo:paragraph-rsid="24ffc6d9"/>
    </style:style>
    <style:style style:name="P184" style:family="paragraph" style:parent-style-name="Standard">
      <style:paragraph-properties fo:margin-left="0.9846in" fo:margin-right="0in" fo:text-indent="0in" style:auto-text-indent="false"/>
      <style:text-properties style:text-position="0% 100%" fo:language="ru" fo:country="RU" officeooo:rsid="250162ae" officeooo:paragraph-rsid="250162ae"/>
    </style:style>
    <style:style style:name="P185" style:family="paragraph" style:parent-style-name="Standard">
      <style:paragraph-properties fo:margin-left="0.9846in" fo:margin-right="0in" fo:text-indent="0in" style:auto-text-indent="false"/>
      <style:text-properties style:text-position="0% 100%" fo:language="ru" fo:country="RU" officeooo:rsid="25021b19" officeooo:paragraph-rsid="25021b19"/>
    </style:style>
    <style:style style:name="P18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b3364" officeooo:paragraph-rsid="257b3364" style:font-style-asian="normal" style:font-weight-asian="normal" style:font-style-complex="normal" style:font-weight-complex="normal"/>
    </style:style>
    <style:style style:name="P18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c3116" officeooo:paragraph-rsid="257c3116" style:font-style-asian="normal" style:font-weight-asian="normal" style:font-style-complex="normal" style:font-weight-complex="normal"/>
    </style:style>
    <style:style style:name="P18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df1fe" officeooo:paragraph-rsid="257df1fe" style:font-style-asian="normal" style:font-weight-asian="normal" style:font-style-complex="normal" style:font-weight-complex="normal"/>
    </style:style>
    <style:style style:name="P189"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13d9f" officeooo:paragraph-rsid="28013d9f" style:font-style-asian="normal" style:font-weight-asian="normal" style:font-style-complex="normal" style:font-weight-complex="normal"/>
    </style:style>
    <style:style style:name="P190"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3e7a1" officeooo:paragraph-rsid="2803e7a1" style:font-style-asian="normal" style:font-weight-asian="normal" style:font-style-complex="normal" style:font-weight-complex="normal"/>
    </style:style>
    <style:style style:name="P191"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58ac6" officeooo:paragraph-rsid="28058ac6" style:font-style-asian="normal" style:font-weight-asian="normal" style:font-style-complex="normal" style:font-weight-complex="normal"/>
    </style:style>
    <style:style style:name="P192"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12a3" officeooo:paragraph-rsid="280612a3" style:font-style-asian="normal" style:font-weight-asian="normal" style:font-style-complex="normal" style:font-weight-complex="normal"/>
    </style:style>
    <style:style style:name="P193"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442a" officeooo:paragraph-rsid="2806ebd2" style:font-style-asian="normal" style:font-weight-asian="normal" style:font-style-complex="normal" style:font-weight-complex="normal"/>
    </style:style>
    <style:style style:name="P194"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8a9db" officeooo:paragraph-rsid="2808a9db" style:font-style-asian="normal" style:font-weight-asian="normal" style:font-style-complex="normal" style:font-weight-complex="normal"/>
    </style:style>
    <style:style style:name="P195"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a0c3b" officeooo:paragraph-rsid="280bf103" style:font-style-asian="normal" style:font-weight-asian="normal" style:font-style-complex="normal" style:font-weight-complex="normal"/>
    </style:style>
    <style:style style:name="P19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bf103" officeooo:paragraph-rsid="280bf103" style:font-style-asian="normal" style:font-weight-asian="normal" style:font-style-complex="normal" style:font-weight-complex="normal"/>
    </style:style>
    <style:style style:name="P19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c12af" officeooo:paragraph-rsid="280c12af" style:font-style-asian="normal" style:font-weight-asian="normal" style:font-style-complex="normal" style:font-weight-complex="normal"/>
    </style:style>
    <style:style style:name="P19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3d626" officeooo:paragraph-rsid="28f3d626" style:font-style-asian="normal" style:font-weight-asian="normal" style:font-style-complex="normal" style:font-weight-complex="normal"/>
    </style:style>
    <style:style style:name="P19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4c123" officeooo:paragraph-rsid="28f4c123" style:font-style-asian="normal" style:font-weight-asian="normal" style:font-style-complex="normal" style:font-weight-complex="normal"/>
    </style:style>
    <style:style style:name="P20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6b435" officeooo:paragraph-rsid="28f6b435" style:font-style-asian="normal" style:font-weight-asian="normal" style:font-style-complex="normal" style:font-weight-complex="normal"/>
    </style:style>
    <style:style style:name="P20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2165" officeooo:paragraph-rsid="28f82165" style:font-style-asian="normal" style:font-weight-asian="normal" style:font-style-complex="normal" style:font-weight-complex="normal"/>
    </style:style>
    <style:style style:name="P20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fc77" officeooo:paragraph-rsid="28f8fc77" style:font-style-asian="normal" style:font-weight-asian="normal" style:font-style-complex="normal" style:font-weight-complex="normal"/>
    </style:style>
    <style:style style:name="P20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a9773" officeooo:paragraph-rsid="28fa9773" style:font-style-asian="normal" style:font-weight-asian="normal" style:font-style-complex="normal" style:font-weight-complex="normal"/>
    </style:style>
    <style:style style:name="P20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20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f492e" style:font-style-asian="normal" style:font-weight-asian="normal" style:font-style-complex="normal" style:font-weight-complex="normal"/>
    </style:style>
    <style:style style:name="P20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20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e6c8a" officeooo:paragraph-rsid="28fe6c8a" style:font-style-asian="normal" style:font-weight-asian="normal" style:font-style-complex="normal" style:font-weight-complex="normal"/>
    </style:style>
    <style:style style:name="P20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f492e" officeooo:paragraph-rsid="28ff492e" style:font-style-asian="normal" style:font-weight-asian="normal" style:font-style-complex="normal" style:font-weight-complex="normal"/>
    </style:style>
    <style:style style:name="P20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21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40927" officeooo:paragraph-rsid="2aa40927" style:font-style-asian="normal" style:font-weight-asian="normal" style:font-style-complex="normal" style:font-weight-complex="normal"/>
    </style:style>
    <style:style style:name="P21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5b583" officeooo:paragraph-rsid="2aa5b583" style:font-style-asian="normal" style:font-weight-asian="normal" style:font-style-complex="normal" style:font-weight-complex="normal"/>
    </style:style>
    <style:style style:name="P21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78677" officeooo:paragraph-rsid="2aa78677" style:font-style-asian="normal" style:font-weight-asian="normal" style:font-style-complex="normal" style:font-weight-complex="normal"/>
    </style:style>
    <style:style style:name="P21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86de" officeooo:paragraph-rsid="2aa886de" style:font-style-asian="normal" style:font-weight-asian="normal" style:font-style-complex="normal" style:font-weight-complex="normal"/>
    </style:style>
    <style:style style:name="P21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d50c" officeooo:paragraph-rsid="2aa8d50c" style:font-style-asian="normal" style:font-weight-asian="normal" style:font-style-complex="normal" style:font-weight-complex="normal"/>
    </style:style>
    <style:style style:name="P215" style:family="paragraph" style:parent-style-name="Standard">
      <style:paragraph-properties fo:margin-left="0.9846in" fo:margin-right="0in" fo:text-indent="0in" style:auto-text-indent="false"/>
      <style:text-properties style:text-position="0% 100%" fo:language="ru" fo:country="RU" fo:font-style="normal" officeooo:rsid="26624b37" officeooo:paragraph-rsid="26624b37" style:font-style-asian="normal" style:font-style-complex="normal"/>
    </style:style>
    <style:style style:name="P216" style:family="paragraph" style:parent-style-name="Standard">
      <style:paragraph-properties fo:margin-left="0.9846in" fo:margin-right="0in" fo:text-indent="0in" style:auto-text-indent="false"/>
      <style:text-properties style:text-position="0% 100%" fo:language="ru" fo:country="RU" fo:font-style="normal" officeooo:rsid="2664394a" officeooo:paragraph-rsid="2664394a" style:font-style-asian="normal" style:font-style-complex="normal"/>
    </style:style>
    <style:style style:name="P217" style:family="paragraph" style:parent-style-name="Standard">
      <style:paragraph-properties fo:margin-left="0.9846in" fo:margin-right="0in" fo:text-indent="0in" style:auto-text-indent="false"/>
      <style:text-properties style:text-position="0% 100%" fo:language="ru" fo:country="RU" fo:font-style="normal" officeooo:rsid="26651d9d" officeooo:paragraph-rsid="26651d9d" style:font-style-asian="normal" style:font-style-complex="normal"/>
    </style:style>
    <style:style style:name="P218" style:family="paragraph" style:parent-style-name="Standard">
      <style:paragraph-properties fo:margin-left="0.9846in" fo:margin-right="0in" fo:text-align="start" style:justify-single-word="false" fo:text-indent="0in" style:auto-text-indent="false"/>
      <style:text-properties fo:font-variant="normal" fo:text-transform="none"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219" style:family="paragraph" style:parent-style-name="Standard">
      <style:text-properties style:text-position="0% 100%" fo:language="ru" fo:country="RU" officeooo:rsid="2baaf488" officeooo:paragraph-rsid="2bc61b78"/>
    </style:style>
    <style:style style:name="P220" style:family="paragraph" style:parent-style-name="Standard">
      <style:text-properties style:text-position="0% 100%" fo:language="ru" fo:country="RU" officeooo:rsid="2bc72e83" officeooo:paragraph-rsid="2bd38fbe"/>
    </style:style>
    <style:style style:name="P221" style:family="paragraph" style:parent-style-name="Standard">
      <style:text-properties style:text-position="0% 100%" fo:language="ru" fo:country="RU" officeooo:rsid="2bc72e83" officeooo:paragraph-rsid="2bdc017d"/>
    </style:style>
    <style:style style:name="P222" style:family="paragraph" style:parent-style-name="Standard">
      <style:text-properties style:text-position="0% 100%" fo:language="ru" fo:country="RU" officeooo:rsid="2bdc2de3" officeooo:paragraph-rsid="2be37119"/>
    </style:style>
    <style:style style:name="P223" style:family="paragraph" style:parent-style-name="Standard">
      <style:text-properties style:text-position="0% 100%" fo:language="ru" fo:country="RU" officeooo:rsid="2bf2e087" officeooo:paragraph-rsid="2bfec51d"/>
    </style:style>
    <style:style style:name="P224" style:family="paragraph" style:parent-style-name="Heading_20_3">
      <style:paragraph-properties fo:text-align="center" style:justify-single-word="false"/>
    </style:style>
    <style:style style:name="T1" style:family="text">
      <style:text-properties fo:font-variant="normal" fo:text-transform="none"/>
    </style:style>
    <style:style style:name="T2" style:family="text">
      <style:text-properties fo:font-variant="normal" fo:text-transform="none" officeooo:rsid="24e0df18"/>
    </style:style>
    <style:style style:name="T3" style:family="text">
      <style:text-properties fo:font-variant="normal" fo:text-transform="none" officeooo:rsid="24e2c2b8"/>
    </style:style>
    <style:style style:name="T4" style:family="text">
      <style:text-properties fo:font-variant="normal" fo:text-transform="none" officeooo:rsid="24e3ae3a"/>
    </style:style>
    <style:style style:name="T5" style:family="text">
      <style:text-properties fo:font-variant="normal" fo:text-transform="none" fo:font-style="italic" officeooo:rsid="24e3ae3a" style:font-style-asian="italic" style:font-style-complex="italic"/>
    </style:style>
    <style:style style:name="T6"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7" style:family="text">
      <style:text-properties fo:font-variant="normal" fo:text-transform="none" fo:font-style="italic" style:text-underline-style="none" fo:font-weight="normal" officeooo:rsid="24e906c0" style:font-style-asian="italic" style:font-weight-asian="normal" style:font-style-complex="italic" style:font-weight-complex="normal"/>
    </style:style>
    <style:style style:name="T8" style:family="text">
      <style:text-properties fo:font-variant="normal" fo:text-transform="none" fo:font-style="italic" style:text-underline-style="none" fo:font-weight="normal" officeooo:rsid="24fe4cc1" style:font-style-asian="italic" style:font-weight-asian="normal" style:font-style-complex="italic" style:font-weight-complex="normal"/>
    </style:style>
    <style:style style:name="T9" style:family="text">
      <style:text-properties fo:font-variant="normal" fo:text-transform="none" fo:font-style="normal" officeooo:rsid="24e3ae3a" style:font-style-asian="normal" style:font-style-complex="normal"/>
    </style:style>
    <style:style style:name="T10" style:family="text">
      <style:text-properties fo:font-variant="normal" fo:text-transform="none" fo:font-style="normal" officeooo:rsid="24e4e075" style:font-style-asian="normal" style:font-style-complex="normal"/>
    </style:style>
    <style:style style:name="T11" style:family="text">
      <style:text-properties fo:font-variant="normal" fo:text-transform="none" fo:font-style="normal" officeooo:rsid="24e5d164" style:font-style-asian="normal" style:font-style-complex="normal"/>
    </style:style>
    <style:style style:name="T12" style:family="text">
      <style:text-properties fo:font-variant="normal" fo:text-transform="none" fo:font-style="normal" officeooo:rsid="24e7b981" style:font-style-asian="normal" style:font-style-complex="normal"/>
    </style:style>
    <style:style style:name="T13" style:family="text">
      <style:text-properties fo:font-variant="normal" fo:text-transform="none" fo:font-style="normal" officeooo:rsid="24e906c0" style:font-style-asian="normal" style:font-style-complex="normal"/>
    </style:style>
    <style:style style:name="T14" style:family="text">
      <style:text-properties fo:font-variant="normal" fo:text-transform="none"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font-style="normal" style:text-underline-style="none" fo:font-weight="normal" officeooo:rsid="0019f43d" style:font-style-asian="normal" style:font-weight-asian="normal" style:font-style-complex="normal" style:font-weight-complex="normal"/>
    </style:style>
    <style:style style:name="T16" style:family="text">
      <style:text-properties fo:font-variant="normal" fo:text-transform="none" fo:font-style="normal" style:text-underline-style="none" fo:font-weight="normal" officeooo:rsid="24e906c0" style:font-style-asian="normal" style:font-weight-asian="normal" style:font-style-complex="normal" style:font-weight-complex="normal"/>
    </style:style>
    <style:style style:name="T17" style:family="text">
      <style:text-properties fo:font-variant="normal" fo:text-transform="none" fo:font-style="normal" style:text-underline-style="none" fo:font-weight="normal" officeooo:rsid="24eb2081" style:font-style-asian="normal" style:font-weight-asian="normal" style:font-style-complex="normal" style:font-weight-complex="normal"/>
    </style:style>
    <style:style style:name="T18" style:family="text">
      <style:text-properties fo:font-variant="normal" fo:text-transform="none" fo:font-style="normal" style:text-underline-style="none" fo:font-weight="normal" officeooo:rsid="24eb2b21" style:font-style-asian="normal" style:font-weight-asian="normal" style:font-style-complex="normal" style:font-weight-complex="normal"/>
    </style:style>
    <style:style style:name="T19" style:family="text">
      <style:text-properties fo:font-variant="normal" fo:text-transform="none" fo:font-style="normal" style:text-underline-style="none" fo:font-weight="normal" officeooo:rsid="24ecae05" style:font-style-asian="normal" style:font-weight-asian="normal" style:font-style-complex="normal" style:font-weight-complex="normal"/>
    </style:style>
    <style:style style:name="T20" style:family="text">
      <style:text-properties fo:font-variant="normal" fo:text-transform="none" fo:font-style="normal" style:text-underline-style="none" fo:font-weight="normal" officeooo:rsid="24ee32b4" style:font-style-asian="normal" style:font-weight-asian="normal" style:font-style-complex="normal" style:font-weight-complex="normal"/>
    </style:style>
    <style:style style:name="T21" style:family="text">
      <style:text-properties fo:font-variant="normal" fo:text-transform="none" fo:font-style="normal" style:text-underline-style="none" fo:font-weight="normal" officeooo:rsid="24ee7346" style:font-style-asian="normal" style:font-weight-asian="normal" style:font-style-complex="normal" style:font-weight-complex="normal"/>
    </style:style>
    <style:style style:name="T22" style:family="text">
      <style:text-properties fo:font-variant="normal" fo:text-transform="none" fo:font-style="normal" style:text-underline-style="none" fo:font-weight="normal" officeooo:rsid="24eff453" style:font-style-asian="normal" style:font-weight-asian="normal" style:font-style-complex="normal" style:font-weight-complex="normal"/>
    </style:style>
    <style:style style:name="T23" style:family="text">
      <style:text-properties fo:font-variant="normal" fo:text-transform="none" fo:font-style="normal" style:text-underline-style="none" fo:font-weight="normal" officeooo:rsid="24f15d2d" style:font-style-asian="normal" style:font-weight-asian="normal" style:font-style-complex="normal" style:font-weight-complex="normal"/>
    </style:style>
    <style:style style:name="T24" style:family="text">
      <style:text-properties fo:font-variant="normal" fo:text-transform="none" fo:font-style="normal" style:text-underline-style="none" fo:font-weight="normal" officeooo:rsid="24f1e16e" style:font-style-asian="normal" style:font-weight-asian="normal" style:font-style-complex="normal" style:font-weight-complex="normal"/>
    </style:style>
    <style:style style:name="T25" style:family="text">
      <style:text-properties fo:font-variant="normal" fo:text-transform="none" fo:font-style="normal" style:text-underline-style="none" fo:font-weight="normal" officeooo:rsid="24f284da" style:font-style-asian="normal" style:font-weight-asian="normal" style:font-style-complex="normal" style:font-weight-complex="normal"/>
    </style:style>
    <style:style style:name="T26" style:family="text">
      <style:text-properties fo:font-variant="normal" fo:text-transform="none" fo:font-style="normal" style:text-underline-style="none" fo:font-weight="normal" officeooo:rsid="24f9073f" style:font-style-asian="normal" style:font-weight-asian="normal" style:font-style-complex="normal" style:font-weight-complex="normal"/>
    </style:style>
    <style:style style:name="T27" style:family="text">
      <style:text-properties fo:font-variant="normal" fo:text-transform="none" fo:font-style="normal" style:text-underline-style="none" fo:font-weight="normal" officeooo:rsid="24fab0bf" style:font-style-asian="normal" style:font-weight-asian="normal" style:font-style-complex="normal" style:font-weight-complex="normal"/>
    </style:style>
    <style:style style:name="T28" style:family="text">
      <style:text-properties fo:font-variant="normal" fo:text-transform="none" fo:font-style="normal" style:text-underline-style="none" fo:font-weight="normal" officeooo:rsid="24fbc760" style:font-style-asian="normal" style:font-weight-asian="normal" style:font-style-complex="normal" style:font-weight-complex="normal"/>
    </style:style>
    <style:style style:name="T29" style:family="text">
      <style:text-properties fo:font-variant="normal" fo:text-transform="none" fo:font-style="normal" style:text-underline-style="none" fo:font-weight="normal" officeooo:rsid="24fd45c7" style:font-style-asian="normal" style:font-weight-asian="normal" style:font-style-complex="normal" style:font-weight-complex="normal"/>
    </style:style>
    <style:style style:name="T30" style:family="text">
      <style:text-properties fo:font-variant="normal" fo:text-transform="none" fo:font-style="normal" style:text-underline-style="none" fo:font-weight="normal" officeooo:rsid="24fe4cc1" style:font-style-asian="normal" style:font-weight-asian="normal" style:font-style-complex="normal" style:font-weight-complex="normal"/>
    </style:style>
    <style:style style:name="T31" style:family="text">
      <style:text-properties fo:font-variant="normal" fo:text-transform="none" fo:font-style="normal" style:text-underline-style="none" fo:font-weight="normal" officeooo:rsid="24ffc6d9" style:font-style-asian="normal" style:font-weight-asian="normal" style:font-style-complex="normal" style:font-weight-complex="normal"/>
    </style:style>
    <style:style style:name="T32" style:family="text">
      <style:text-properties fo:font-variant="normal" fo:text-transform="none" fo:font-style="normal" style:text-underline-style="none" fo:font-weight="normal" officeooo:rsid="25451978" style:font-style-asian="normal" style:font-weight-asian="normal" style:font-style-complex="normal" style:font-weight-complex="normal"/>
    </style:style>
    <style:style style:name="T33" style:family="text">
      <style:text-properties fo:font-variant="normal" fo:text-transform="none" fo:color="#000000" style:font-name="FreeSerif" fo:font-size="12pt" fo:font-style="normal" fo:font-weight="normal" officeooo:rsid="260ac82e" fo:background-color="#ffffff" loext:char-shading-value="0" style:font-size-asian="12pt" style:font-style-asian="normal" style:font-size-complex="12pt" style:font-style-complex="normal"/>
    </style:style>
    <style:style style:name="T34" style:family="text">
      <style:text-properties fo:font-variant="normal" fo:text-transform="none" fo:color="#000000" style:text-position="0% 100%" style:font-name="FreeSerif" fo:font-size="12pt" fo:font-style="normal" fo:font-weight="normal" officeooo:rsid="2613b1f0" fo:background-color="#ffffff" loext:char-shading-value="0" style:font-size-asian="12pt" style:font-style-asian="normal" style:font-size-complex="12pt" style:font-style-complex="normal"/>
    </style:style>
    <style:style style:name="T35" style:family="text">
      <style:text-properties fo:font-variant="normal" fo:text-transform="none" style:text-position="0% 100%" fo:language="ru" fo:country="RU" fo:font-style="normal" style:text-underline-style="none" style:font-style-asian="normal" style:font-weight-asian="normal" style:font-style-complex="normal" style:font-weight-complex="normal"/>
    </style:style>
    <style:style style:name="T36" style:family="text">
      <style:text-properties fo:font-variant="normal" fo:text-transform="none" style:text-position="0% 100%" fo:language="ru" fo:country="RU" fo:font-style="normal" style:text-underline-style="none" officeooo:rsid="2a7cf1d8" style:font-style-asian="normal" style:font-weight-asian="normal" style:font-style-complex="normal" style:font-weight-complex="normal"/>
    </style:style>
    <style:style style:name="T37" style:family="text">
      <style:text-properties fo:font-variant="normal" fo:text-transform="none" style:text-position="0% 100%" fo:language="ru" fo:country="RU" fo:font-style="normal" style:text-underline-style="none" officeooo:rsid="2a7d1012" style:font-style-asian="normal" style:font-weight-asian="normal" style:font-style-complex="normal" style:font-weight-complex="normal"/>
    </style:style>
    <style:style style:name="T38" style:family="text">
      <style:text-properties fo:font-variant="normal" fo:text-transform="none" style:text-position="0% 100%" fo:language="ru" fo:country="RU" fo:font-style="normal" style:text-underline-style="none" officeooo:rsid="2a7e78c8" style:font-style-asian="normal" style:font-weight-asian="normal" style:font-style-complex="normal" style:font-weight-complex="normal"/>
    </style:style>
    <style:style style:name="T39" style:family="text">
      <style:text-properties fo:font-variant="normal" fo:text-transform="none" style:text-position="0% 100%" fo:language="ru" fo:country="RU" fo:font-style="normal" style:text-underline-style="none" officeooo:rsid="2a8037f5" style:font-style-asian="normal" style:font-weight-asian="normal" style:font-style-complex="normal" style:font-weight-complex="normal"/>
    </style:style>
    <style:style style:name="T40" style:family="text">
      <style:text-properties fo:font-variant="normal" fo:text-transform="none" style:text-position="0% 100%" fo:language="ru" fo:country="RU" fo:font-style="normal" style:text-underline-style="none" officeooo:rsid="2a821836" style:font-style-asian="normal" style:font-weight-asian="normal" style:font-style-complex="normal" style:font-weight-complex="normal"/>
    </style:style>
    <style:style style:name="T41" style:family="text">
      <style:text-properties fo:font-variant="normal" fo:text-transform="none" style:text-position="0% 100%" fo:language="ru" fo:country="RU" fo:font-style="normal" style:text-underline-style="none" officeooo:rsid="2a83cec3" style:font-style-asian="normal" style:font-weight-asian="normal" style:font-style-complex="normal" style:font-weight-complex="normal"/>
    </style:style>
    <style:style style:name="T42" style:family="text">
      <style:text-properties fo:font-variant="normal" fo:text-transform="none" style:text-position="0% 100%" fo:language="ru" fo:country="RU" fo:font-style="normal" style:text-underline-style="none" officeooo:rsid="2a85b28b" style:font-style-asian="normal" style:font-weight-asian="normal" style:font-style-complex="normal" style:font-weight-complex="normal"/>
    </style:style>
    <style:style style:name="T43" style:family="text">
      <style:text-properties fo:font-variant="normal" fo:text-transform="none" style:text-position="0% 100%" fo:language="ru" fo:country="RU" fo:font-style="normal" style:text-underline-style="none" officeooo:rsid="2a8774ce" style:font-style-asian="normal" style:font-weight-asian="normal" style:font-style-complex="normal" style:font-weight-complex="normal"/>
    </style:style>
    <style:style style:name="T44" style:family="text">
      <style:text-properties fo:font-variant="normal" fo:text-transform="none" style:text-position="0% 100%" fo:language="ru" fo:country="RU" fo:font-style="normal" style:text-underline-style="none" officeooo:rsid="2a88dc94" style:font-style-asian="normal" style:font-weight-asian="normal" style:font-style-complex="normal" style:font-weight-complex="normal"/>
    </style:style>
    <style:style style:name="T45" style:family="text">
      <style:text-properties fo:font-variant="normal" fo:text-transform="none" style:text-position="0% 100%" fo:language="ru" fo:country="RU" fo:font-style="normal" style:text-underline-style="none" officeooo:rsid="2a8a6309" style:font-style-asian="normal" style:font-weight-asian="normal" style:font-style-complex="normal" style:font-weight-complex="normal"/>
    </style:style>
    <style:style style:name="T46" style:family="text">
      <style:text-properties fo:font-variant="normal" fo:text-transform="none" style:text-position="0% 100%" fo:language="ru" fo:country="RU" fo:font-style="normal" style:text-underline-style="none" officeooo:rsid="2a8ad97c" style:font-style-asian="normal" style:font-weight-asian="normal" style:font-style-complex="normal" style:font-weight-complex="normal"/>
    </style:style>
    <style:style style:name="T47" style:family="text">
      <style:text-properties fo:font-variant="normal" fo:text-transform="none" style:text-position="0% 100%" fo:language="ru" fo:country="RU" fo:font-style="normal" style:text-underline-style="none" officeooo:rsid="2a8affbc" style:font-style-asian="normal" style:font-weight-asian="normal" style:font-style-complex="normal" style:font-weight-complex="normal"/>
    </style:style>
    <style:style style:name="T48" style:family="text">
      <style:text-properties fo:font-variant="normal" fo:text-transform="none" style:text-position="0% 100%" fo:language="ru" fo:country="RU" fo:font-style="normal" style:text-underline-style="none" officeooo:rsid="2a8b4a32" style:font-style-asian="normal" style:font-weight-asian="normal" style:font-style-complex="normal" style:font-weight-complex="normal"/>
    </style:style>
    <style:style style:name="T49" style:family="text">
      <style:text-properties fo:font-variant="normal" fo:text-transform="none" style:text-position="0% 100%" fo:language="ru" fo:country="RU" fo:font-style="normal" style:text-underline-style="none" officeooo:rsid="2a8b99ba" style:font-style-asian="normal" style:font-weight-asian="normal" style:font-style-complex="normal" style:font-weight-complex="normal"/>
    </style:style>
    <style:style style:name="T50" style:family="text">
      <style:text-properties fo:font-variant="normal" fo:text-transform="none" style:text-position="0% 100%" fo:language="ru" fo:country="RU" fo:font-style="normal" style:text-underline-style="none" officeooo:rsid="2a8ce14d" style:font-style-asian="normal" style:font-weight-asian="normal" style:font-style-complex="normal" style:font-weight-complex="normal"/>
    </style:style>
    <style:style style:name="T51" style:family="text">
      <style:text-properties fo:font-variant="normal" fo:text-transform="none" style:text-position="0% 100%" fo:language="ru" fo:country="RU" fo:font-style="normal" style:text-underline-style="none" officeooo:rsid="0019f43d" style:font-style-asian="normal" style:font-weight-asian="normal" style:font-style-complex="normal" style:font-weight-complex="normal"/>
    </style:style>
    <style:style style:name="T52" style:family="text">
      <style:text-properties fo:font-variant="normal" fo:text-transform="none" style:text-position="0% 100%" fo:language="ru" fo:country="RU" fo:font-style="normal" style:text-underline-style="none" officeooo:rsid="2a8dee66" style:font-style-asian="normal" style:font-weight-asian="normal" style:font-style-complex="normal" style:font-weight-complex="normal"/>
    </style:style>
    <style:style style:name="T53" style:family="text">
      <style:text-properties fo:font-variant="normal" fo:text-transform="none" style:text-position="0% 100%" fo:language="ru" fo:country="RU" fo:font-style="normal" style:text-underline-style="none" officeooo:rsid="2a8ea2e2" style:font-style-asian="normal" style:font-weight-asian="normal" style:font-style-complex="normal" style:font-weight-complex="normal"/>
    </style:style>
    <style:style style:name="T54" style:family="text">
      <style:text-properties fo:font-variant="normal" fo:text-transform="none" style:text-position="0% 100%" fo:language="ru" fo:country="RU" fo:font-style="normal" style:text-underline-style="none" officeooo:rsid="2a8f3470" style:font-style-asian="normal" style:font-weight-asian="normal" style:font-style-complex="normal" style:font-weight-complex="normal"/>
    </style:style>
    <style:style style:name="T55" style:family="text">
      <style:text-properties fo:font-variant="normal" fo:text-transform="none" style:text-position="0% 100%" fo:language="ru" fo:country="RU" fo:font-style="normal" style:text-underline-style="none" officeooo:rsid="2a90d022" style:font-style-asian="normal" style:font-weight-asian="normal" style:font-style-complex="normal" style:font-weight-complex="normal"/>
    </style:style>
    <style:style style:name="T56" style:family="text">
      <style:text-properties fo:font-variant="normal" fo:text-transform="none" style:text-position="0% 100%" fo:language="ru" fo:country="RU" fo:font-style="normal" style:text-underline-style="none" officeooo:rsid="2a92038e" style:font-style-asian="normal" style:font-weight-asian="normal" style:font-style-complex="normal" style:font-weight-complex="normal"/>
    </style:style>
    <style:style style:name="T57" style:family="text">
      <style:text-properties fo:font-variant="normal" fo:text-transform="none" style:text-position="0% 100%" fo:language="ru" fo:country="RU" fo:font-style="italic" style:text-underline-style="none" style:font-style-asian="italic" style:font-weight-asian="normal" style:font-style-complex="italic" style:font-weight-complex="normal"/>
    </style:style>
    <style:style style:name="T58" style:family="text">
      <style:text-properties fo:font-variant="normal" fo:text-transform="none" style:text-position="0% 100%" fo:language="ru" fo:country="RU" fo:font-style="italic" style:text-underline-style="none" officeooo:rsid="2a8774ce" style:font-style-asian="italic" style:font-weight-asian="normal" style:font-style-complex="italic" style:font-weight-complex="normal"/>
    </style:style>
    <style:style style:name="T59" style:family="text">
      <style:text-properties fo:font-variant="normal" fo:text-transform="none" style:text-position="0% 100%" fo:language="ru" fo:country="RU" fo:font-style="italic" style:text-underline-style="none" officeooo:rsid="2a8affbc" style:font-style-asian="italic" style:font-weight-asian="normal" style:font-style-complex="italic" style:font-weight-complex="normal"/>
    </style:style>
    <style:style style:name="T60" style:family="text">
      <style:text-properties officeooo:rsid="24df0cfd"/>
    </style:style>
    <style:style style:name="T61" style:family="text">
      <style:text-properties fo:font-style="italic" style:font-style-asian="italic" style:font-style-complex="italic"/>
    </style:style>
    <style:style style:name="T62" style:family="text">
      <style:text-properties fo:font-style="italic" officeooo:rsid="255e4489" style:font-style-asian="italic" style:font-style-complex="italic"/>
    </style:style>
    <style:style style:name="T63" style:family="text">
      <style:text-properties fo:font-style="italic" officeooo:rsid="25a42156" style:font-style-asian="italic" style:font-style-complex="italic"/>
    </style:style>
    <style:style style:name="T64" style:family="text">
      <style:text-properties fo:font-style="italic" officeooo:rsid="25a6d560" style:font-style-asian="italic" style:font-style-complex="italic"/>
    </style:style>
    <style:style style:name="T65" style:family="text">
      <style:text-properties fo:font-style="italic" officeooo:rsid="25bb9ad8" style:font-style-asian="italic" style:font-style-complex="italic"/>
    </style:style>
    <style:style style:name="T66" style:family="text">
      <style:text-properties fo:font-style="italic" officeooo:rsid="25d02abc" style:font-style-asian="italic" style:font-style-complex="italic"/>
    </style:style>
    <style:style style:name="T67" style:family="text">
      <style:text-properties fo:font-style="italic" officeooo:rsid="25de1857" style:font-style-asian="italic" style:font-style-complex="italic"/>
    </style:style>
    <style:style style:name="T68" style:family="text">
      <style:text-properties fo:font-style="italic" officeooo:rsid="26039648" style:font-style-asian="italic" style:font-style-complex="italic"/>
    </style:style>
    <style:style style:name="T69" style:family="text">
      <style:text-properties fo:font-style="italic" officeooo:rsid="26042137" style:font-style-asian="italic" style:font-style-complex="italic"/>
    </style:style>
    <style:style style:name="T70" style:family="text">
      <style:text-properties fo:font-style="italic" officeooo:rsid="26a0152e" style:font-style-asian="italic" style:font-style-complex="italic"/>
    </style:style>
    <style:style style:name="T71" style:family="text">
      <style:text-properties fo:font-style="italic" officeooo:rsid="26a3629f" style:font-style-asian="italic" style:font-style-complex="italic"/>
    </style:style>
    <style:style style:name="T72" style:family="text">
      <style:text-properties fo:font-style="italic" officeooo:rsid="26b25e94" style:font-style-asian="italic" style:font-style-complex="italic"/>
    </style:style>
    <style:style style:name="T73" style:family="text">
      <style:text-properties fo:font-style="italic" officeooo:rsid="26b3b3fe" style:font-style-asian="italic" style:font-style-complex="italic"/>
    </style:style>
    <style:style style:name="T74" style:family="text">
      <style:text-properties fo:font-style="italic" officeooo:rsid="26dcf35d" style:font-style-asian="italic" style:font-style-complex="italic"/>
    </style:style>
    <style:style style:name="T75" style:family="text">
      <style:text-properties fo:font-style="italic" officeooo:rsid="27480677" style:font-style-asian="italic" style:font-style-complex="italic"/>
    </style:style>
    <style:style style:name="T76" style:family="text">
      <style:text-properties fo:font-style="italic" officeooo:rsid="2753fff0" style:font-style-asian="italic" style:font-style-complex="italic"/>
    </style:style>
    <style:style style:name="T77" style:family="text">
      <style:text-properties fo:font-style="italic" officeooo:rsid="2755efe5" style:font-style-asian="italic" style:font-style-complex="italic"/>
    </style:style>
    <style:style style:name="T78" style:family="text">
      <style:text-properties fo:font-style="italic" officeooo:rsid="2762abb0" style:font-style-asian="italic" style:font-style-complex="italic"/>
    </style:style>
    <style:style style:name="T79" style:family="text">
      <style:text-properties fo:font-style="italic" officeooo:rsid="276b8745" style:font-style-asian="italic" style:font-style-complex="italic"/>
    </style:style>
    <style:style style:name="T80" style:family="text">
      <style:text-properties fo:font-style="italic" officeooo:rsid="2789b869" style:font-style-asian="italic" style:font-style-complex="italic"/>
    </style:style>
    <style:style style:name="T81" style:family="text">
      <style:text-properties fo:font-style="italic" officeooo:rsid="278e22e7" style:font-style-asian="italic" style:font-style-complex="italic"/>
    </style:style>
    <style:style style:name="T82" style:family="text">
      <style:text-properties fo:font-style="italic" officeooo:rsid="2790f8a2" style:font-style-asian="italic" style:font-style-complex="italic"/>
    </style:style>
    <style:style style:name="T83" style:family="text">
      <style:text-properties fo:font-style="italic" officeooo:rsid="27928128" style:font-style-asian="italic" style:font-style-complex="italic"/>
    </style:style>
    <style:style style:name="T84" style:family="text">
      <style:text-properties fo:font-style="italic" officeooo:rsid="27a3d696" style:font-style-asian="italic" style:font-style-complex="italic"/>
    </style:style>
    <style:style style:name="T85" style:family="text">
      <style:text-properties fo:font-style="italic" officeooo:rsid="27a5415d" style:font-style-asian="italic" style:font-style-complex="italic"/>
    </style:style>
    <style:style style:name="T86" style:family="text">
      <style:text-properties fo:font-style="italic" officeooo:rsid="27a699f1" style:font-style-asian="italic" style:font-style-complex="italic"/>
    </style:style>
    <style:style style:name="T87" style:family="text">
      <style:text-properties fo:font-style="italic" officeooo:rsid="27aa0fc9" style:font-style-asian="italic" style:font-style-complex="italic"/>
    </style:style>
    <style:style style:name="T88" style:family="text">
      <style:text-properties fo:font-style="italic" officeooo:rsid="27b0a313" style:font-style-asian="italic" style:font-style-complex="italic"/>
    </style:style>
    <style:style style:name="T89" style:family="text">
      <style:text-properties fo:font-style="italic" officeooo:rsid="27bb8778" style:font-style-asian="italic" style:font-style-complex="italic"/>
    </style:style>
    <style:style style:name="T90" style:family="text">
      <style:text-properties fo:font-style="italic" officeooo:rsid="27cc2dc3" style:font-style-asian="italic" style:font-style-complex="italic"/>
    </style:style>
    <style:style style:name="T91" style:family="text">
      <style:text-properties fo:font-style="italic" officeooo:rsid="27d1bcea" style:font-style-asian="italic" style:font-style-complex="italic"/>
    </style:style>
    <style:style style:name="T92" style:family="text">
      <style:text-properties fo:font-style="italic" officeooo:rsid="27d7053e" style:font-style-asian="italic" style:font-style-complex="italic"/>
    </style:style>
    <style:style style:name="T93" style:family="text">
      <style:text-properties fo:font-style="italic" officeooo:rsid="27e0aed0" style:font-style-asian="italic" style:font-style-complex="italic"/>
    </style:style>
    <style:style style:name="T94" style:family="text">
      <style:text-properties fo:font-style="italic" officeooo:rsid="27f85594" style:font-style-asian="italic" style:font-style-complex="italic"/>
    </style:style>
    <style:style style:name="T95" style:family="text">
      <style:text-properties fo:font-style="italic" officeooo:rsid="280d6a7e" style:font-style-asian="italic" style:font-style-complex="italic"/>
    </style:style>
    <style:style style:name="T96" style:family="text">
      <style:text-properties fo:font-style="italic" officeooo:rsid="28158749" style:font-style-asian="italic" style:font-style-complex="italic"/>
    </style:style>
    <style:style style:name="T97" style:family="text">
      <style:text-properties fo:font-style="italic" officeooo:rsid="281e2632" style:font-style-asian="italic" style:font-style-complex="italic"/>
    </style:style>
    <style:style style:name="T98" style:family="text">
      <style:text-properties fo:font-style="italic" officeooo:rsid="2845d016" style:font-style-asian="italic" style:font-style-complex="italic"/>
    </style:style>
    <style:style style:name="T99" style:family="text">
      <style:text-properties fo:font-style="italic" officeooo:rsid="284a19f1" style:font-style-asian="italic" style:font-style-complex="italic"/>
    </style:style>
    <style:style style:name="T100" style:family="text">
      <style:text-properties fo:font-style="italic" officeooo:rsid="286184a5" style:font-style-asian="italic" style:font-style-complex="italic"/>
    </style:style>
    <style:style style:name="T101" style:family="text">
      <style:text-properties fo:font-style="italic" officeooo:rsid="28647a09" style:font-style-asian="italic" style:font-style-complex="italic"/>
    </style:style>
    <style:style style:name="T102" style:family="text">
      <style:text-properties fo:font-style="italic" officeooo:rsid="2881a4c0" style:font-style-asian="italic" style:font-style-complex="italic"/>
    </style:style>
    <style:style style:name="T103" style:family="text">
      <style:text-properties fo:font-style="italic" officeooo:rsid="2883c0f2" style:font-style-asian="italic" style:font-style-complex="italic"/>
    </style:style>
    <style:style style:name="T104" style:family="text">
      <style:text-properties fo:font-style="italic" officeooo:rsid="2889d7f3" style:font-style-asian="italic" style:font-style-complex="italic"/>
    </style:style>
    <style:style style:name="T105" style:family="text">
      <style:text-properties fo:font-style="italic" officeooo:rsid="28ac2e1b" style:font-style-asian="italic" style:font-style-complex="italic"/>
    </style:style>
    <style:style style:name="T106" style:family="text">
      <style:text-properties fo:font-style="italic" officeooo:rsid="28b9ec49" style:font-style-asian="italic" style:font-style-complex="italic"/>
    </style:style>
    <style:style style:name="T107" style:family="text">
      <style:text-properties fo:font-style="italic" officeooo:rsid="28c88c48" style:font-style-asian="italic" style:font-style-complex="italic"/>
    </style:style>
    <style:style style:name="T108" style:family="text">
      <style:text-properties fo:font-style="italic" officeooo:rsid="28de3227" style:font-style-asian="italic" style:font-style-complex="italic"/>
    </style:style>
    <style:style style:name="T109" style:family="text">
      <style:text-properties fo:font-style="italic" officeooo:rsid="290d9ac8" style:font-style-asian="italic" style:font-style-complex="italic"/>
    </style:style>
    <style:style style:name="T110" style:family="text">
      <style:text-properties fo:font-style="italic" officeooo:rsid="291392c2" style:font-style-asian="italic" style:font-style-complex="italic"/>
    </style:style>
    <style:style style:name="T111" style:family="text">
      <style:text-properties fo:font-style="italic" officeooo:rsid="291757db" style:font-style-asian="italic" style:font-style-complex="italic"/>
    </style:style>
    <style:style style:name="T112" style:family="text">
      <style:text-properties fo:font-style="italic" officeooo:rsid="0019f43d" style:font-style-asian="italic" style:font-style-complex="italic"/>
    </style:style>
    <style:style style:name="T113" style:family="text">
      <style:text-properties fo:font-style="italic" officeooo:rsid="29355571" style:font-style-asian="italic" style:font-style-complex="italic"/>
    </style:style>
    <style:style style:name="T114" style:family="text">
      <style:text-properties fo:font-style="italic" officeooo:rsid="2967f5a4" style:font-style-asian="italic" style:font-style-complex="italic"/>
    </style:style>
    <style:style style:name="T115" style:family="text">
      <style:text-properties fo:font-style="italic" officeooo:rsid="296b152b" style:font-style-asian="italic" style:font-style-complex="italic"/>
    </style:style>
    <style:style style:name="T116" style:family="text">
      <style:text-properties fo:font-style="italic" officeooo:rsid="296dc901" style:font-style-asian="italic" style:font-style-complex="italic"/>
    </style:style>
    <style:style style:name="T117" style:family="text">
      <style:text-properties fo:font-style="italic" officeooo:rsid="2974cb5c" style:font-style-asian="italic" style:font-style-complex="italic"/>
    </style:style>
    <style:style style:name="T118" style:family="text">
      <style:text-properties fo:font-style="italic" officeooo:rsid="29981e71" style:font-style-asian="italic" style:font-style-complex="italic"/>
    </style:style>
    <style:style style:name="T119" style:family="text">
      <style:text-properties fo:font-style="italic" officeooo:rsid="29dc9388" style:font-style-asian="italic" style:font-style-complex="italic"/>
    </style:style>
    <style:style style:name="T120" style:family="text">
      <style:text-properties fo:font-style="italic" officeooo:rsid="29ee71fc" style:font-style-asian="italic" style:font-style-complex="italic"/>
    </style:style>
    <style:style style:name="T121" style:family="text">
      <style:text-properties fo:font-style="italic" officeooo:rsid="2a399282" style:font-style-asian="italic" style:font-style-complex="italic"/>
    </style:style>
    <style:style style:name="T122" style:family="text">
      <style:text-properties fo:font-style="italic" officeooo:rsid="2a41a9ac" style:font-style-asian="italic" style:font-style-complex="italic"/>
    </style:style>
    <style:style style:name="T123" style:family="text">
      <style:text-properties fo:font-style="italic" officeooo:rsid="2a49bb12" style:font-style-asian="italic" style:font-style-complex="italic"/>
    </style:style>
    <style:style style:name="T124" style:family="text">
      <style:text-properties fo:font-style="italic" officeooo:rsid="2a51db01" style:font-style-asian="italic" style:font-style-complex="italic"/>
    </style:style>
    <style:style style:name="T125" style:family="text">
      <style:text-properties fo:font-style="italic" officeooo:rsid="2a9204e8" style:font-style-asian="italic" style:font-style-complex="italic"/>
    </style:style>
    <style:style style:name="T126" style:family="text">
      <style:text-properties fo:font-style="italic" officeooo:rsid="2aab3652" style:font-style-asian="italic" style:font-style-complex="italic"/>
    </style:style>
    <style:style style:name="T127" style:family="text">
      <style:text-properties fo:font-style="italic" officeooo:rsid="2ab811ec" style:font-style-asian="italic" style:font-style-complex="italic"/>
    </style:style>
    <style:style style:name="T128" style:family="text">
      <style:text-properties fo:font-style="italic" officeooo:rsid="2ad2c6c0" style:font-style-asian="italic" style:font-style-complex="italic"/>
    </style:style>
    <style:style style:name="T129" style:family="text">
      <style:text-properties fo:font-style="italic" officeooo:rsid="2af0c880" style:font-style-asian="italic" style:font-style-complex="italic"/>
    </style:style>
    <style:style style:name="T130" style:family="text">
      <style:text-properties fo:font-style="italic" officeooo:rsid="2b06b029" style:font-style-asian="italic" style:font-style-complex="italic"/>
    </style:style>
    <style:style style:name="T131" style:family="text">
      <style:text-properties fo:font-style="italic" officeooo:rsid="2b169918" style:font-style-asian="italic" style:font-style-complex="italic"/>
    </style:style>
    <style:style style:name="T132" style:family="text">
      <style:text-properties fo:font-style="italic" officeooo:rsid="2b1f3003" style:font-style-asian="italic" style:font-style-complex="italic"/>
    </style:style>
    <style:style style:name="T133" style:family="text">
      <style:text-properties fo:font-style="italic" officeooo:rsid="2b1d9757" style:font-style-asian="italic" style:font-style-complex="italic"/>
    </style:style>
    <style:style style:name="T134" style:family="text">
      <style:text-properties fo:font-style="italic" officeooo:rsid="2b20f6dc" style:font-style-asian="italic" style:font-style-complex="italic"/>
    </style:style>
    <style:style style:name="T135" style:family="text">
      <style:text-properties fo:font-style="italic" officeooo:rsid="2b2127cd" style:font-style-asian="italic" style:font-style-complex="italic"/>
    </style:style>
    <style:style style:name="T136" style:family="text">
      <style:text-properties fo:font-style="italic" officeooo:rsid="2b24cb8b" style:font-style-asian="italic" style:font-style-complex="italic"/>
    </style:style>
    <style:style style:name="T137" style:family="text">
      <style:text-properties fo:font-style="italic" officeooo:rsid="2b39844f" style:font-style-asian="italic" style:font-style-complex="italic"/>
    </style:style>
    <style:style style:name="T138" style:family="text">
      <style:text-properties fo:font-style="italic" officeooo:rsid="2b4e3385" style:font-style-asian="italic" style:font-style-complex="italic"/>
    </style:style>
    <style:style style:name="T139" style:family="text">
      <style:text-properties fo:font-style="italic" officeooo:rsid="2b6cc022" style:font-style-asian="italic" style:font-style-complex="italic"/>
    </style:style>
    <style:style style:name="T140" style:family="text">
      <style:text-properties fo:font-style="italic" officeooo:rsid="2b86450d" style:font-style-asian="italic" style:font-style-complex="italic"/>
    </style:style>
    <style:style style:name="T141" style:family="text">
      <style:text-properties fo:font-style="italic" officeooo:rsid="2b8e1afb" style:font-style-asian="italic" style:font-style-complex="italic"/>
    </style:style>
    <style:style style:name="T142" style:family="text">
      <style:text-properties fo:font-style="italic" officeooo:rsid="2bca2794" style:font-style-asian="italic" style:font-style-complex="italic"/>
    </style:style>
    <style:style style:name="T143" style:family="text">
      <style:text-properties fo:font-style="italic" officeooo:rsid="2beb87e6" style:font-style-asian="italic" style:font-style-complex="italic"/>
    </style:style>
    <style:style style:name="T144" style:family="text">
      <style:text-properties fo:font-style="italic" style:font-style-asian="italic" style:font-weight-asian="normal" style:font-style-complex="italic" style:font-weight-complex="normal"/>
    </style:style>
    <style:style style:name="T145" style:family="text">
      <style:text-properties fo:font-style="italic" style:text-underline-style="none" fo:font-weight="normal" officeooo:rsid="272c026e" style:font-style-asian="italic" style:font-weight-asian="normal" style:font-style-complex="italic" style:font-weight-complex="normal"/>
    </style:style>
    <style:style style:name="T146" style:family="text">
      <style:text-properties officeooo:rsid="25021b19"/>
    </style:style>
    <style:style style:name="T147" style:family="text">
      <style:text-properties officeooo:rsid="250284fe"/>
    </style:style>
    <style:style style:name="T148" style:family="text">
      <style:text-properties officeooo:rsid="250376d5"/>
    </style:style>
    <style:style style:name="T149" style:family="text">
      <style:text-properties officeooo:rsid="250596dc"/>
    </style:style>
    <style:style style:name="T150" style:family="text">
      <style:text-properties officeooo:rsid="25161d97"/>
    </style:style>
    <style:style style:name="T151" style:family="text">
      <style:text-properties officeooo:rsid="251e0bda"/>
    </style:style>
    <style:style style:name="T152" style:family="text">
      <style:text-properties officeooo:rsid="252ae42a"/>
    </style:style>
    <style:style style:name="T153" style:family="text">
      <style:text-properties officeooo:rsid="2547a4b6"/>
    </style:style>
    <style:style style:name="T154" style:family="text">
      <style:text-properties fo:font-style="normal" style:text-underline-style="none" fo:font-weight="normal" style:font-style-asian="normal" style:font-weight-asian="normal" style:font-style-complex="normal" style:font-weight-complex="normal"/>
    </style:style>
    <style:style style:name="T155" style:family="text">
      <style:text-properties fo:font-style="normal" style:text-underline-style="none" fo:font-weight="normal" officeooo:rsid="254de5d6" style:font-style-asian="normal" style:font-weight-asian="normal" style:font-style-complex="normal" style:font-weight-complex="normal"/>
    </style:style>
    <style:style style:name="T156" style:family="text">
      <style:text-properties fo:font-style="normal" style:text-underline-style="none" fo:font-weight="normal" officeooo:rsid="254e72b6" style:font-style-asian="normal" style:font-weight-asian="normal" style:font-style-complex="normal" style:font-weight-complex="normal"/>
    </style:style>
    <style:style style:name="T157" style:family="text">
      <style:text-properties fo:font-style="normal" style:text-underline-style="none" fo:font-weight="normal" officeooo:rsid="254e8b81" style:font-style-asian="normal" style:font-weight-asian="normal" style:font-style-complex="normal" style:font-weight-complex="normal"/>
    </style:style>
    <style:style style:name="T158" style:family="text">
      <style:text-properties fo:font-style="normal" style:text-underline-style="none" fo:font-weight="normal" officeooo:rsid="254f14fd" style:font-style-asian="normal" style:font-weight-asian="normal" style:font-style-complex="normal" style:font-weight-complex="normal"/>
    </style:style>
    <style:style style:name="T159" style:family="text">
      <style:text-properties fo:font-style="normal" style:text-underline-style="none" fo:font-weight="normal" officeooo:rsid="254f1a2d" style:font-style-asian="normal" style:font-weight-asian="normal" style:font-style-complex="normal" style:font-weight-complex="normal"/>
    </style:style>
    <style:style style:name="T160" style:family="text">
      <style:text-properties fo:font-style="normal" style:text-underline-style="none" fo:font-weight="normal" officeooo:rsid="254fc6e7" style:font-style-asian="normal" style:font-weight-asian="normal" style:font-style-complex="normal" style:font-weight-complex="normal"/>
    </style:style>
    <style:style style:name="T161" style:family="text">
      <style:text-properties fo:font-style="normal" style:text-underline-style="none" fo:font-weight="normal" officeooo:rsid="25513bf0" style:font-style-asian="normal" style:font-weight-asian="normal" style:font-style-complex="normal" style:font-weight-complex="normal"/>
    </style:style>
    <style:style style:name="T162" style:family="text">
      <style:text-properties fo:font-style="normal" style:text-underline-style="none" fo:font-weight="normal" officeooo:rsid="25514044" style:font-style-asian="normal" style:font-weight-asian="normal" style:font-style-complex="normal" style:font-weight-complex="normal"/>
    </style:style>
    <style:style style:name="T163" style:family="text">
      <style:text-properties fo:font-style="normal" style:text-underline-style="none" fo:font-weight="normal" officeooo:rsid="0019f43d" style:font-style-asian="normal" style:font-weight-asian="normal" style:font-style-complex="normal" style:font-weight-complex="normal"/>
    </style:style>
    <style:style style:name="T164" style:family="text">
      <style:text-properties fo:font-style="normal" style:text-underline-style="none" fo:font-weight="normal" officeooo:rsid="26376eb6" style:font-style-asian="normal" style:font-weight-asian="normal" style:font-style-complex="normal" style:font-weight-complex="normal"/>
    </style:style>
    <style:style style:name="T165" style:family="text">
      <style:text-properties fo:font-style="normal" style:text-underline-style="none" fo:font-weight="normal" officeooo:rsid="26390afd" style:font-style-asian="normal" style:font-weight-asian="normal" style:font-style-complex="normal" style:font-weight-complex="normal"/>
    </style:style>
    <style:style style:name="T166" style:family="text">
      <style:text-properties fo:font-style="normal" style:font-style-asian="normal" style:font-style-complex="normal"/>
    </style:style>
    <style:style style:name="T167" style:family="text">
      <style:text-properties fo:font-style="normal" officeooo:rsid="26039648" style:font-style-asian="normal" style:font-style-complex="normal"/>
    </style:style>
    <style:style style:name="T168" style:family="text">
      <style:text-properties fo:font-style="normal" officeooo:rsid="26053a9b" style:font-style-asian="normal" style:font-style-complex="normal"/>
    </style:style>
    <style:style style:name="T169" style:family="text">
      <style:text-properties fo:font-style="normal" officeooo:rsid="0019f43d" style:font-style-asian="normal" style:font-style-complex="normal"/>
    </style:style>
    <style:style style:name="T170" style:family="text">
      <style:text-properties fo:font-style="normal" officeooo:rsid="26055113" style:font-style-asian="normal" style:font-style-complex="normal"/>
    </style:style>
    <style:style style:name="T171" style:family="text">
      <style:text-properties fo:font-style="normal" officeooo:rsid="2606d2fc" style:font-style-asian="normal" style:font-style-complex="normal"/>
    </style:style>
    <style:style style:name="T172" style:family="text">
      <style:text-properties fo:font-style="normal" officeooo:rsid="26078b77" style:font-style-asian="normal" style:font-style-complex="normal"/>
    </style:style>
    <style:style style:name="T173" style:family="text">
      <style:text-properties fo:font-style="normal" officeooo:rsid="2608eadc" style:font-style-asian="normal" style:font-style-complex="normal"/>
    </style:style>
    <style:style style:name="T174" style:family="text">
      <style:text-properties fo:font-style="normal" officeooo:rsid="26098de5" style:font-style-asian="normal" style:font-style-complex="normal"/>
    </style:style>
    <style:style style:name="T175" style:family="text">
      <style:text-properties fo:font-style="normal" officeooo:rsid="260ac82e" style:font-style-asian="normal" style:font-style-complex="normal"/>
    </style:style>
    <style:style style:name="T176" style:family="text">
      <style:text-properties fo:font-style="normal" officeooo:rsid="260afe44" style:font-style-asian="normal" style:font-style-complex="normal"/>
    </style:style>
    <style:style style:name="T177" style:family="text">
      <style:text-properties fo:font-style="normal" officeooo:rsid="260b82e6" style:font-style-asian="normal" style:font-style-complex="normal"/>
    </style:style>
    <style:style style:name="T178" style:family="text">
      <style:text-properties fo:font-style="normal" officeooo:rsid="260c2b80" style:font-style-asian="normal" style:font-style-complex="normal"/>
    </style:style>
    <style:style style:name="T179" style:family="text">
      <style:text-properties fo:font-style="normal" officeooo:rsid="260cea66" style:font-style-asian="normal" style:font-style-complex="normal"/>
    </style:style>
    <style:style style:name="T180" style:family="text">
      <style:text-properties fo:font-style="normal" officeooo:rsid="260dbdf6" style:font-style-asian="normal" style:font-style-complex="normal"/>
    </style:style>
    <style:style style:name="T181" style:family="text">
      <style:text-properties fo:font-style="normal" officeooo:rsid="2635b55d" style:font-style-asian="normal" style:font-style-complex="normal"/>
    </style:style>
    <style:style style:name="T182" style:family="text">
      <style:text-properties fo:font-style="normal" officeooo:rsid="26376eb6" style:font-style-asian="normal" style:font-style-complex="normal"/>
    </style:style>
    <style:style style:name="T183" style:family="text">
      <style:text-properties fo:font-style="normal" officeooo:rsid="268f49b9" style:font-style-asian="normal" style:font-style-complex="normal"/>
    </style:style>
    <style:style style:name="T184" style:family="text">
      <style:text-properties fo:font-style="normal" officeooo:rsid="26905930" style:font-style-asian="normal" style:font-style-complex="normal"/>
    </style:style>
    <style:style style:name="T185" style:family="text">
      <style:text-properties fo:font-style="normal" officeooo:rsid="2691c0bb" style:font-style-asian="normal" style:font-style-complex="normal"/>
    </style:style>
    <style:style style:name="T186" style:family="text">
      <style:text-properties fo:font-style="normal" officeooo:rsid="2694576b" style:font-style-asian="normal" style:font-style-complex="normal"/>
    </style:style>
    <style:style style:name="T187" style:family="text">
      <style:text-properties fo:font-style="normal" officeooo:rsid="2694e39b" style:font-style-asian="normal" style:font-style-complex="normal"/>
    </style:style>
    <style:style style:name="T188" style:family="text">
      <style:text-properties fo:font-style="normal" officeooo:rsid="2695a274" style:font-style-asian="normal" style:font-style-complex="normal"/>
    </style:style>
    <style:style style:name="T189" style:family="text">
      <style:text-properties fo:font-style="normal" officeooo:rsid="26977303" style:font-style-asian="normal" style:font-style-complex="normal"/>
    </style:style>
    <style:style style:name="T190" style:family="text">
      <style:text-properties fo:font-style="normal" officeooo:rsid="26978181" style:font-style-asian="normal" style:font-style-complex="normal"/>
    </style:style>
    <style:style style:name="T191" style:family="text">
      <style:text-properties fo:font-style="normal" officeooo:rsid="2698163e" style:font-style-asian="normal" style:font-style-complex="normal"/>
    </style:style>
    <style:style style:name="T192" style:family="text">
      <style:text-properties fo:font-style="normal" officeooo:rsid="26981ac4" style:font-style-asian="normal" style:font-style-complex="normal"/>
    </style:style>
    <style:style style:name="T193" style:family="text">
      <style:text-properties fo:font-style="normal" officeooo:rsid="269829e9" style:font-style-asian="normal" style:font-style-complex="normal"/>
    </style:style>
    <style:style style:name="T194" style:family="text">
      <style:text-properties fo:font-style="normal" officeooo:rsid="26994878" style:font-style-asian="normal" style:font-style-complex="normal"/>
    </style:style>
    <style:style style:name="T195" style:family="text">
      <style:text-properties fo:font-style="normal" officeooo:rsid="269abe6c" style:font-style-asian="normal" style:font-style-complex="normal"/>
    </style:style>
    <style:style style:name="T196" style:family="text">
      <style:text-properties fo:font-style="normal" officeooo:rsid="269b343d" style:font-style-asian="normal" style:font-style-complex="normal"/>
    </style:style>
    <style:style style:name="T197" style:family="text">
      <style:text-properties fo:font-style="normal" officeooo:rsid="269b8d33" style:font-style-asian="normal" style:font-style-complex="normal"/>
    </style:style>
    <style:style style:name="T198" style:family="text">
      <style:text-properties fo:font-style="normal" officeooo:rsid="269d2b24" style:font-style-asian="normal" style:font-style-complex="normal"/>
    </style:style>
    <style:style style:name="T199" style:family="text">
      <style:text-properties fo:font-style="normal" officeooo:rsid="26a51b3a" style:font-style-asian="normal" style:font-style-complex="normal"/>
    </style:style>
    <style:style style:name="T200" style:family="text">
      <style:text-properties fo:font-style="normal" officeooo:rsid="26a62dc8" style:font-style-asian="normal" style:font-style-complex="normal"/>
    </style:style>
    <style:style style:name="T201" style:family="text">
      <style:text-properties fo:font-style="normal" officeooo:rsid="26a72d4b" style:font-style-asian="normal" style:font-style-complex="normal"/>
    </style:style>
    <style:style style:name="T202" style:family="text">
      <style:text-properties fo:font-style="normal" officeooo:rsid="26a8ef59" style:font-style-asian="normal" style:font-style-complex="normal"/>
    </style:style>
    <style:style style:name="T203" style:family="text">
      <style:text-properties fo:font-style="normal" officeooo:rsid="26aa5c75" style:font-style-asian="normal" style:font-style-complex="normal"/>
    </style:style>
    <style:style style:name="T204" style:family="text">
      <style:text-properties fo:font-style="normal" officeooo:rsid="26abb028" style:font-style-asian="normal" style:font-style-complex="normal"/>
    </style:style>
    <style:style style:name="T205" style:family="text">
      <style:text-properties fo:font-style="normal" officeooo:rsid="26ad0e1e" style:font-style-asian="normal" style:font-style-complex="normal"/>
    </style:style>
    <style:style style:name="T206" style:family="text">
      <style:text-properties fo:font-style="normal" officeooo:rsid="26ae4575" style:font-style-asian="normal" style:font-style-complex="normal"/>
    </style:style>
    <style:style style:name="T207" style:family="text">
      <style:text-properties fo:font-style="normal" officeooo:rsid="26af53e8" style:font-style-asian="normal" style:font-style-complex="normal"/>
    </style:style>
    <style:style style:name="T208" style:family="text">
      <style:text-properties fo:font-style="normal" officeooo:rsid="26b14cd9" style:font-style-asian="normal" style:font-style-complex="normal"/>
    </style:style>
    <style:style style:name="T209" style:family="text">
      <style:text-properties fo:font-style="normal" officeooo:rsid="26b16ad0" style:font-style-asian="normal" style:font-style-complex="normal"/>
    </style:style>
    <style:style style:name="T210" style:family="text">
      <style:text-properties fo:font-style="normal" officeooo:rsid="26b25e94" style:font-style-asian="normal" style:font-style-complex="normal"/>
    </style:style>
    <style:style style:name="T211" style:family="text">
      <style:text-properties fo:font-style="normal" officeooo:rsid="26b2a964" style:font-style-asian="normal" style:font-style-complex="normal"/>
    </style:style>
    <style:style style:name="T212" style:family="text">
      <style:text-properties fo:font-style="normal" officeooo:rsid="26b35872" style:font-style-asian="normal" style:font-style-complex="normal"/>
    </style:style>
    <style:style style:name="T213" style:family="text">
      <style:text-properties fo:font-style="normal" officeooo:rsid="26b3b3fe" style:font-style-asian="normal" style:font-style-complex="normal"/>
    </style:style>
    <style:style style:name="T214" style:family="text">
      <style:text-properties fo:font-style="normal" officeooo:rsid="26b48069" style:font-style-asian="normal" style:font-style-complex="normal"/>
    </style:style>
    <style:style style:name="T215" style:family="text">
      <style:text-properties fo:font-style="normal" officeooo:rsid="26b63a4e" style:font-style-asian="normal" style:font-style-complex="normal"/>
    </style:style>
    <style:style style:name="T216" style:family="text">
      <style:text-properties fo:font-style="normal" officeooo:rsid="26b731cd" style:font-style-asian="normal" style:font-style-complex="normal"/>
    </style:style>
    <style:style style:name="T217" style:family="text">
      <style:text-properties fo:font-style="normal" officeooo:rsid="26ba4686" style:font-style-asian="normal" style:font-style-complex="normal"/>
    </style:style>
    <style:style style:name="T218" style:family="text">
      <style:text-properties fo:font-style="normal" officeooo:rsid="26bc25ae" style:font-style-asian="normal" style:font-style-complex="normal"/>
    </style:style>
    <style:style style:name="T219" style:family="text">
      <style:text-properties fo:font-style="normal" officeooo:rsid="26bdda99" style:font-style-asian="normal" style:font-style-complex="normal"/>
    </style:style>
    <style:style style:name="T220" style:family="text">
      <style:text-properties fo:font-style="normal" officeooo:rsid="26be3228" style:font-style-asian="normal" style:font-style-complex="normal"/>
    </style:style>
    <style:style style:name="T221" style:family="text">
      <style:text-properties fo:font-style="normal" officeooo:rsid="26c00c7d" style:font-style-asian="normal" style:font-style-complex="normal"/>
    </style:style>
    <style:style style:name="T222" style:family="text">
      <style:text-properties fo:font-style="normal" officeooo:rsid="26c14e07" style:font-style-asian="normal" style:font-style-complex="normal"/>
    </style:style>
    <style:style style:name="T223" style:family="text">
      <style:text-properties fo:font-style="normal" officeooo:rsid="26c31ece" style:font-style-asian="normal" style:font-style-complex="normal"/>
    </style:style>
    <style:style style:name="T224" style:family="text">
      <style:text-properties fo:font-style="normal" officeooo:rsid="26c4f330" style:font-style-asian="normal" style:font-style-complex="normal"/>
    </style:style>
    <style:style style:name="T225" style:family="text">
      <style:text-properties fo:font-style="normal" officeooo:rsid="26c619eb" style:font-style-asian="normal" style:font-style-complex="normal"/>
    </style:style>
    <style:style style:name="T226" style:family="text">
      <style:text-properties fo:font-style="normal" officeooo:rsid="26c61a56" style:font-style-asian="normal" style:font-style-complex="normal"/>
    </style:style>
    <style:style style:name="T227" style:family="text">
      <style:text-properties fo:font-style="normal" officeooo:rsid="26c6a853" style:font-style-asian="normal" style:font-style-complex="normal"/>
    </style:style>
    <style:style style:name="T228" style:family="text">
      <style:text-properties fo:font-style="normal" officeooo:rsid="26c6e38f" style:font-style-asian="normal" style:font-style-complex="normal"/>
    </style:style>
    <style:style style:name="T229" style:family="text">
      <style:text-properties fo:font-style="normal" officeooo:rsid="26c83090" style:font-style-asian="normal" style:font-style-complex="normal"/>
    </style:style>
    <style:style style:name="T230" style:family="text">
      <style:text-properties fo:font-style="normal" officeooo:rsid="26ca0be5" style:font-style-asian="normal" style:font-style-complex="normal"/>
    </style:style>
    <style:style style:name="T231" style:family="text">
      <style:text-properties fo:font-style="normal" officeooo:rsid="2724e8e4" style:font-style-asian="normal" style:font-style-complex="normal"/>
    </style:style>
    <style:style style:name="T232" style:family="text">
      <style:text-properties fo:font-style="normal" officeooo:rsid="2b1d9757" style:font-style-asian="normal" style:font-style-complex="normal"/>
    </style:style>
    <style:style style:name="T233" style:family="text">
      <style:text-properties fo:font-style="normal" officeooo:rsid="2b20f6dc" style:font-style-asian="normal" style:font-style-complex="normal"/>
    </style:style>
    <style:style style:name="T234" style:family="text">
      <style:text-properties fo:font-style="normal" officeooo:rsid="2b2127cd" style:font-style-asian="normal" style:font-style-complex="normal"/>
    </style:style>
    <style:style style:name="T235" style:family="text">
      <style:text-properties fo:font-style="normal" officeooo:rsid="2b215dee" style:font-style-asian="normal" style:font-style-complex="normal"/>
    </style:style>
    <style:style style:name="T236" style:family="text">
      <style:text-properties fo:font-style="normal" officeooo:rsid="2b216ab0" style:font-style-asian="normal" style:font-style-complex="normal"/>
    </style:style>
    <style:style style:name="T237" style:family="text">
      <style:text-properties fo:font-style="normal" officeooo:rsid="2b22e335" style:font-style-asian="normal" style:font-style-complex="normal"/>
    </style:style>
    <style:style style:name="T238" style:family="text">
      <style:text-properties fo:font-style="normal" officeooo:rsid="2b24cb8b" style:font-style-asian="normal" style:font-style-complex="normal"/>
    </style:style>
    <style:style style:name="T239" style:family="text">
      <style:text-properties fo:font-style="normal" officeooo:rsid="2b276a02" style:font-style-asian="normal" style:font-style-complex="normal"/>
    </style:style>
    <style:style style:name="T240" style:family="text">
      <style:text-properties fo:font-style="normal" officeooo:rsid="2b296215" style:font-style-asian="normal" style:font-style-complex="normal"/>
    </style:style>
    <style:style style:name="T241" style:family="text">
      <style:text-properties fo:font-style="normal" officeooo:rsid="2b2a17fb" style:font-style-asian="normal" style:font-style-complex="normal"/>
    </style:style>
    <style:style style:name="T242" style:family="text">
      <style:text-properties fo:font-style="normal" officeooo:rsid="2b2b74cb" style:font-style-asian="normal" style:font-style-complex="normal"/>
    </style:style>
    <style:style style:name="T243" style:family="text">
      <style:text-properties fo:font-style="normal" officeooo:rsid="2b2c3aab" style:font-style-asian="normal" style:font-style-complex="normal"/>
    </style:style>
    <style:style style:name="T244" style:family="text">
      <style:text-properties fo:font-style="normal" officeooo:rsid="2b2dfaf8" style:font-style-asian="normal" style:font-style-complex="normal"/>
    </style:style>
    <style:style style:name="T245" style:family="text">
      <style:text-properties fo:font-style="normal" officeooo:rsid="2b2f179d" style:font-style-asian="normal" style:font-style-complex="normal"/>
    </style:style>
    <style:style style:name="T246" style:family="text">
      <style:text-properties fo:font-style="normal" officeooo:rsid="2b300f2a" style:font-style-asian="normal" style:font-style-complex="normal"/>
    </style:style>
    <style:style style:name="T247" style:family="text">
      <style:text-properties fo:font-style="normal" officeooo:rsid="2b307c74" style:font-style-asian="normal" style:font-style-complex="normal"/>
    </style:style>
    <style:style style:name="T248" style:family="text">
      <style:text-properties fo:font-style="normal" officeooo:rsid="2b311527" style:font-style-asian="normal" style:font-style-complex="normal"/>
    </style:style>
    <style:style style:name="T249" style:family="text">
      <style:text-properties fo:font-style="normal" officeooo:rsid="2b3304f3" style:font-style-asian="normal" style:font-style-complex="normal"/>
    </style:style>
    <style:style style:name="T250" style:family="text">
      <style:text-properties fo:font-style="normal" officeooo:rsid="2b3335c7" style:font-style-asian="normal" style:font-style-complex="normal"/>
    </style:style>
    <style:style style:name="T251" style:family="text">
      <style:text-properties fo:font-style="normal" officeooo:rsid="2b351ce9" style:font-style-asian="normal" style:font-style-complex="normal"/>
    </style:style>
    <style:style style:name="T252" style:family="text">
      <style:text-properties fo:font-style="normal" officeooo:rsid="2b6cc022" style:font-style-asian="normal" style:font-style-complex="normal"/>
    </style:style>
    <style:style style:name="T253" style:family="text">
      <style:text-properties fo:font-style="normal" officeooo:rsid="2b814bfd" style:font-style-asian="normal" style:font-style-complex="normal"/>
    </style:style>
    <style:style style:name="T254" style:family="text">
      <style:text-properties fo:font-style="normal" officeooo:rsid="2b819dae" style:font-style-asian="normal" style:font-style-complex="normal"/>
    </style:style>
    <style:style style:name="T255" style:family="text">
      <style:text-properties fo:font-style="normal" officeooo:rsid="2b82e312" style:font-style-asian="normal" style:font-style-complex="normal"/>
    </style:style>
    <style:style style:name="T256" style:family="text">
      <style:text-properties fo:font-style="normal" officeooo:rsid="2b84826f" style:font-style-asian="normal" style:font-style-complex="normal"/>
    </style:style>
    <style:style style:name="T257" style:family="text">
      <style:text-properties fo:font-style="normal" officeooo:rsid="2b857f6a" style:font-style-asian="normal" style:font-style-complex="normal"/>
    </style:style>
    <style:style style:name="T258" style:family="text">
      <style:text-properties fo:font-style="normal" officeooo:rsid="2b86450d" style:font-style-asian="normal" style:font-style-complex="normal"/>
    </style:style>
    <style:style style:name="T259" style:family="text">
      <style:text-properties fo:font-style="normal" officeooo:rsid="2b878a6e" style:font-style-asian="normal" style:font-style-complex="normal"/>
    </style:style>
    <style:style style:name="T260" style:family="text">
      <style:text-properties fo:font-style="normal" officeooo:rsid="2b890d14" style:font-style-asian="normal" style:font-style-complex="normal"/>
    </style:style>
    <style:style style:name="T261" style:family="text">
      <style:text-properties fo:font-style="normal" officeooo:rsid="2b892872" style:font-style-asian="normal" style:font-style-complex="normal"/>
    </style:style>
    <style:style style:name="T262" style:family="text">
      <style:text-properties fo:font-style="normal" officeooo:rsid="2b8a097a" style:font-style-asian="normal" style:font-style-complex="normal"/>
    </style:style>
    <style:style style:name="T263" style:family="text">
      <style:text-properties fo:font-style="normal" officeooo:rsid="2b8a60b2" style:font-style-asian="normal" style:font-style-complex="normal"/>
    </style:style>
    <style:style style:name="T264" style:family="text">
      <style:text-properties fo:font-style="normal" officeooo:rsid="2b8b281c" style:font-style-asian="normal" style:font-style-complex="normal"/>
    </style:style>
    <style:style style:name="T265" style:family="text">
      <style:text-properties fo:font-style="normal" officeooo:rsid="2b8c3625" style:font-style-asian="normal" style:font-style-complex="normal"/>
    </style:style>
    <style:style style:name="T266" style:family="text">
      <style:text-properties fo:font-style="normal" officeooo:rsid="2b8df4ae" style:font-style-asian="normal" style:font-style-complex="normal"/>
    </style:style>
    <style:style style:name="T267" style:family="text">
      <style:text-properties fo:font-style="normal" officeooo:rsid="2b8e1afb" style:font-style-asian="normal" style:font-style-complex="normal"/>
    </style:style>
    <style:style style:name="T268" style:family="text">
      <style:text-properties fo:font-style="normal" officeooo:rsid="2b8f2836" style:font-style-asian="normal" style:font-style-complex="normal"/>
    </style:style>
    <style:style style:name="T269" style:family="text">
      <style:text-properties fo:font-style="normal" officeooo:rsid="2b90c71d" style:font-style-asian="normal" style:font-style-complex="normal"/>
    </style:style>
    <style:style style:name="T270" style:family="text">
      <style:text-properties fo:font-style="normal" officeooo:rsid="2b914cd9" style:font-style-asian="normal" style:font-style-complex="normal"/>
    </style:style>
    <style:style style:name="T271" style:family="text">
      <style:text-properties fo:font-style="normal" officeooo:rsid="2b92f54b" style:font-style-asian="normal" style:font-style-complex="normal"/>
    </style:style>
    <style:style style:name="T272" style:family="text">
      <style:text-properties fo:font-style="normal" officeooo:rsid="2b9339cf" style:font-style-asian="normal" style:font-style-complex="normal"/>
    </style:style>
    <style:style style:name="T273" style:family="text">
      <style:text-properties fo:font-style="normal" officeooo:rsid="2b951339" style:font-style-asian="normal" style:font-style-complex="normal"/>
    </style:style>
    <style:style style:name="T274" style:family="text">
      <style:text-properties fo:font-style="normal" officeooo:rsid="2b95d77c" style:font-style-asian="normal" style:font-style-complex="normal"/>
    </style:style>
    <style:style style:name="T275" style:family="text">
      <style:text-properties fo:font-style="normal" officeooo:rsid="2b97d1ca" style:font-style-asian="normal" style:font-style-complex="normal"/>
    </style:style>
    <style:style style:name="T276" style:family="text">
      <style:text-properties fo:font-style="normal" officeooo:rsid="2b987b0b" style:font-style-asian="normal" style:font-style-complex="normal"/>
    </style:style>
    <style:style style:name="T277" style:family="text">
      <style:text-properties fo:font-style="normal" officeooo:rsid="2b99dd44" style:font-style-asian="normal" style:font-style-complex="normal"/>
    </style:style>
    <style:style style:name="T278" style:family="text">
      <style:text-properties fo:font-style="normal" officeooo:rsid="2b9b7d03" style:font-style-asian="normal" style:font-style-complex="normal"/>
    </style:style>
    <style:style style:name="T279" style:family="text">
      <style:text-properties fo:font-style="normal" officeooo:rsid="2b9c68c0" style:font-style-asian="normal" style:font-style-complex="normal"/>
    </style:style>
    <style:style style:name="T280" style:family="text">
      <style:text-properties fo:font-style="normal" officeooo:rsid="2b9ce194" style:font-style-asian="normal" style:font-style-complex="normal"/>
    </style:style>
    <style:style style:name="T281" style:family="text">
      <style:text-properties fo:font-style="normal" officeooo:rsid="2b9cf499" style:font-style-asian="normal" style:font-style-complex="normal"/>
    </style:style>
    <style:style style:name="T282" style:family="text">
      <style:text-properties fo:font-style="normal" officeooo:rsid="2b9e3898" style:font-style-asian="normal" style:font-style-complex="normal"/>
    </style:style>
    <style:style style:name="T283" style:family="text">
      <style:text-properties fo:font-style="normal" officeooo:rsid="2b9e62e8" style:font-style-asian="normal" style:font-style-complex="normal"/>
    </style:style>
    <style:style style:name="T284" style:family="text">
      <style:text-properties fo:font-style="normal" officeooo:rsid="2b9efb43" style:font-style-asian="normal" style:font-style-complex="normal"/>
    </style:style>
    <style:style style:name="T285" style:family="text">
      <style:text-properties fo:font-style="normal" officeooo:rsid="2ba066ee" style:font-style-asian="normal" style:font-style-complex="normal"/>
    </style:style>
    <style:style style:name="T286" style:family="text">
      <style:text-properties fo:font-style="normal" officeooo:rsid="2ba25a2e" style:font-style-asian="normal" style:font-style-complex="normal"/>
    </style:style>
    <style:style style:name="T287" style:family="text">
      <style:text-properties fo:font-style="normal" officeooo:rsid="2ba2f296" style:font-style-asian="normal" style:font-style-complex="normal"/>
    </style:style>
    <style:style style:name="T288" style:family="text">
      <style:text-properties fo:font-style="normal" officeooo:rsid="2ba3cc8f" style:font-style-asian="normal" style:font-style-complex="normal"/>
    </style:style>
    <style:style style:name="T289" style:family="text">
      <style:text-properties fo:font-style="normal" officeooo:rsid="2ba59f2f" style:font-style-asian="normal" style:font-style-complex="normal"/>
    </style:style>
    <style:style style:name="T290" style:family="text">
      <style:text-properties fo:font-style="normal" officeooo:rsid="2ba6de81" style:font-style-asian="normal" style:font-style-complex="normal"/>
    </style:style>
    <style:style style:name="T291" style:family="text">
      <style:text-properties fo:font-style="normal" officeooo:rsid="2ba87cb9" style:font-style-asian="normal" style:font-style-complex="normal"/>
    </style:style>
    <style:style style:name="T292" style:family="text">
      <style:text-properties fo:font-style="normal" officeooo:rsid="2ba9f576" style:font-style-asian="normal" style:font-style-complex="normal"/>
    </style:style>
    <style:style style:name="T293" style:family="text">
      <style:text-properties fo:font-style="normal" officeooo:rsid="2bac67a7" style:font-style-asian="normal" style:font-style-complex="normal"/>
    </style:style>
    <style:style style:name="T294" style:family="text">
      <style:text-properties fo:font-style="normal" officeooo:rsid="2bac9090" style:font-style-asian="normal" style:font-style-complex="normal"/>
    </style:style>
    <style:style style:name="T295" style:family="text">
      <style:text-properties fo:font-style="normal" officeooo:rsid="2badd0f9" style:font-style-asian="normal" style:font-style-complex="normal"/>
    </style:style>
    <style:style style:name="T296" style:family="text">
      <style:text-properties fo:font-style="normal" officeooo:rsid="2bae210b" style:font-style-asian="normal" style:font-style-complex="normal"/>
    </style:style>
    <style:style style:name="T297" style:family="text">
      <style:text-properties fo:font-style="normal" officeooo:rsid="2bae2212" style:font-style-asian="normal" style:font-style-complex="normal"/>
    </style:style>
    <style:style style:name="T298" style:family="text">
      <style:text-properties fo:font-style="normal" officeooo:rsid="2baefa10" style:font-style-asian="normal" style:font-style-complex="normal"/>
    </style:style>
    <style:style style:name="T299" style:family="text">
      <style:text-properties fo:font-style="normal" officeooo:rsid="2bb0477e" style:font-style-asian="normal" style:font-style-complex="normal"/>
    </style:style>
    <style:style style:name="T300" style:family="text">
      <style:text-properties fo:font-style="normal" officeooo:rsid="2bb05290" style:font-style-asian="normal" style:font-style-complex="normal"/>
    </style:style>
    <style:style style:name="T301" style:family="text">
      <style:text-properties fo:font-style="normal" officeooo:rsid="2bb20b99" style:font-style-asian="normal" style:font-style-complex="normal"/>
    </style:style>
    <style:style style:name="T302" style:family="text">
      <style:text-properties fo:font-style="normal" officeooo:rsid="2bb278a8" style:font-style-asian="normal" style:font-style-complex="normal"/>
    </style:style>
    <style:style style:name="T303" style:family="text">
      <style:text-properties fo:font-style="normal" officeooo:rsid="2bb3a839" style:font-style-asian="normal" style:font-style-complex="normal"/>
    </style:style>
    <style:style style:name="T304" style:family="text">
      <style:text-properties fo:font-style="normal" officeooo:rsid="2bb51d5d" style:font-style-asian="normal" style:font-style-complex="normal"/>
    </style:style>
    <style:style style:name="T305" style:family="text">
      <style:text-properties fo:font-style="normal" officeooo:rsid="2bb69c99" style:font-style-asian="normal" style:font-style-complex="normal"/>
    </style:style>
    <style:style style:name="T306" style:family="text">
      <style:text-properties fo:font-style="normal" officeooo:rsid="2bb7af7f" style:font-style-asian="normal" style:font-style-complex="normal"/>
    </style:style>
    <style:style style:name="T307" style:family="text">
      <style:text-properties fo:font-style="normal" officeooo:rsid="2bb8d505" style:font-style-asian="normal" style:font-style-complex="normal"/>
    </style:style>
    <style:style style:name="T308" style:family="text">
      <style:text-properties fo:font-style="normal" officeooo:rsid="2bb93fd3" style:font-style-asian="normal" style:font-style-complex="normal"/>
    </style:style>
    <style:style style:name="T309" style:family="text">
      <style:text-properties fo:font-style="normal" officeooo:rsid="2bb9ea27" style:font-style-asian="normal" style:font-style-complex="normal"/>
    </style:style>
    <style:style style:name="T310" style:family="text">
      <style:text-properties fo:font-style="normal" officeooo:rsid="2bba4590" style:font-style-asian="normal" style:font-style-complex="normal"/>
    </style:style>
    <style:style style:name="T311" style:family="text">
      <style:text-properties fo:font-style="normal" officeooo:rsid="2bbb5131" style:font-style-asian="normal" style:font-style-complex="normal"/>
    </style:style>
    <style:style style:name="T312" style:family="text">
      <style:text-properties fo:font-style="normal" officeooo:rsid="2bbd27f4" style:font-style-asian="normal" style:font-style-complex="normal"/>
    </style:style>
    <style:style style:name="T313" style:family="text">
      <style:text-properties fo:font-style="normal" officeooo:rsid="2bbd29c6" style:font-style-asian="normal" style:font-style-complex="normal"/>
    </style:style>
    <style:style style:name="T314" style:family="text">
      <style:text-properties fo:font-style="normal" officeooo:rsid="2bbdc4b7" style:font-style-asian="normal" style:font-style-complex="normal"/>
    </style:style>
    <style:style style:name="T315" style:family="text">
      <style:text-properties fo:font-style="normal" officeooo:rsid="2bbeb7b2" style:font-style-asian="normal" style:font-style-complex="normal"/>
    </style:style>
    <style:style style:name="T316" style:family="text">
      <style:text-properties fo:font-style="normal" officeooo:rsid="2bbefd10" style:font-style-asian="normal" style:font-style-complex="normal"/>
    </style:style>
    <style:style style:name="T317" style:family="text">
      <style:text-properties fo:font-style="normal" officeooo:rsid="2bbf7af7" style:font-style-asian="normal" style:font-style-complex="normal"/>
    </style:style>
    <style:style style:name="T318" style:family="text">
      <style:text-properties fo:font-style="normal" officeooo:rsid="2bc01b44" style:font-style-asian="normal" style:font-style-complex="normal"/>
    </style:style>
    <style:style style:name="T319" style:family="text">
      <style:text-properties fo:font-style="normal" officeooo:rsid="2bc0c51a" style:font-style-asian="normal" style:font-style-complex="normal"/>
    </style:style>
    <style:style style:name="T320" style:family="text">
      <style:text-properties fo:font-style="normal" officeooo:rsid="2bc0f74b" style:font-style-asian="normal" style:font-style-complex="normal"/>
    </style:style>
    <style:style style:name="T321" style:family="text">
      <style:text-properties fo:font-style="normal" officeooo:rsid="2bc15512" style:font-style-asian="normal" style:font-style-complex="normal"/>
    </style:style>
    <style:style style:name="T322" style:family="text">
      <style:text-properties fo:font-style="normal" officeooo:rsid="2bc1753f" style:font-style-asian="normal" style:font-style-complex="normal"/>
    </style:style>
    <style:style style:name="T323" style:family="text">
      <style:text-properties fo:font-style="normal" officeooo:rsid="2bc2ccbf" style:font-style-asian="normal" style:font-style-complex="normal"/>
    </style:style>
    <style:style style:name="T324" style:family="text">
      <style:text-properties fo:font-style="normal" officeooo:rsid="2bc3992b" style:font-style-asian="normal" style:font-style-complex="normal"/>
    </style:style>
    <style:style style:name="T325" style:family="text">
      <style:text-properties fo:font-style="normal" officeooo:rsid="2bc46e8e" style:font-style-asian="normal" style:font-style-complex="normal"/>
    </style:style>
    <style:style style:name="T326" style:family="text">
      <style:text-properties fo:font-style="normal" officeooo:rsid="2bc61b78" style:font-style-asian="normal" style:font-style-complex="normal"/>
    </style:style>
    <style:style style:name="T327" style:family="text">
      <style:text-properties fo:font-style="normal" officeooo:rsid="2bc7abd9" style:font-style-asian="normal" style:font-style-complex="normal"/>
    </style:style>
    <style:style style:name="T328" style:family="text">
      <style:text-properties fo:font-style="normal" officeooo:rsid="2bc83269" style:font-style-asian="normal" style:font-style-complex="normal"/>
    </style:style>
    <style:style style:name="T329" style:family="text">
      <style:text-properties fo:font-style="normal" officeooo:rsid="2bc96e67" style:font-style-asian="normal" style:font-style-complex="normal"/>
    </style:style>
    <style:style style:name="T330" style:family="text">
      <style:text-properties fo:font-style="normal" officeooo:rsid="2bc99e31" style:font-style-asian="normal" style:font-style-complex="normal"/>
    </style:style>
    <style:style style:name="T331" style:family="text">
      <style:text-properties fo:font-style="normal" officeooo:rsid="2bca2794" style:font-style-asian="normal" style:font-style-complex="normal"/>
    </style:style>
    <style:style style:name="T332" style:family="text">
      <style:text-properties fo:font-style="normal" officeooo:rsid="2bca719e" style:font-style-asian="normal" style:font-style-complex="normal"/>
    </style:style>
    <style:style style:name="T333" style:family="text">
      <style:text-properties fo:font-style="normal" officeooo:rsid="2bcc0466" style:font-style-asian="normal" style:font-style-complex="normal"/>
    </style:style>
    <style:style style:name="T334" style:family="text">
      <style:text-properties fo:font-style="normal" officeooo:rsid="2bccf91a" style:font-style-asian="normal" style:font-style-complex="normal"/>
    </style:style>
    <style:style style:name="T335" style:family="text">
      <style:text-properties fo:font-style="normal" officeooo:rsid="2bcea689" style:font-style-asian="normal" style:font-style-complex="normal"/>
    </style:style>
    <style:style style:name="T336" style:family="text">
      <style:text-properties fo:font-style="normal" officeooo:rsid="2bd01cec" style:font-style-asian="normal" style:font-style-complex="normal"/>
    </style:style>
    <style:style style:name="T337" style:family="text">
      <style:text-properties fo:font-style="normal" officeooo:rsid="2bd02024" style:font-style-asian="normal" style:font-style-complex="normal"/>
    </style:style>
    <style:style style:name="T338" style:family="text">
      <style:text-properties fo:font-style="normal" officeooo:rsid="2bd05c93" style:font-style-asian="normal" style:font-style-complex="normal"/>
    </style:style>
    <style:style style:name="T339" style:family="text">
      <style:text-properties fo:font-style="normal" officeooo:rsid="2bd24455" style:font-style-asian="normal" style:font-style-complex="normal"/>
    </style:style>
    <style:style style:name="T340" style:family="text">
      <style:text-properties fo:font-style="normal" officeooo:rsid="2bd38fbe" style:font-style-asian="normal" style:font-style-complex="normal"/>
    </style:style>
    <style:style style:name="T341" style:family="text">
      <style:text-properties fo:font-style="normal" officeooo:rsid="2bd41720" style:font-style-asian="normal" style:font-style-complex="normal"/>
    </style:style>
    <style:style style:name="T342" style:family="text">
      <style:text-properties fo:font-style="normal" officeooo:rsid="2bd6158d" style:font-style-asian="normal" style:font-style-complex="normal"/>
    </style:style>
    <style:style style:name="T343" style:family="text">
      <style:text-properties fo:font-style="normal" officeooo:rsid="2bd68d3f" style:font-style-asian="normal" style:font-style-complex="normal"/>
    </style:style>
    <style:style style:name="T344" style:family="text">
      <style:text-properties fo:font-style="normal" officeooo:rsid="2bd85ee5" style:font-style-asian="normal" style:font-style-complex="normal"/>
    </style:style>
    <style:style style:name="T345" style:family="text">
      <style:text-properties fo:font-style="normal" officeooo:rsid="2bda1d30" style:font-style-asian="normal" style:font-style-complex="normal"/>
    </style:style>
    <style:style style:name="T346" style:family="text">
      <style:text-properties fo:font-style="normal" officeooo:rsid="2bdc017d" style:font-style-asian="normal" style:font-style-complex="normal"/>
    </style:style>
    <style:style style:name="T347" style:family="text">
      <style:text-properties fo:font-style="normal" officeooo:rsid="2bdc64c8" style:font-style-asian="normal" style:font-style-complex="normal"/>
    </style:style>
    <style:style style:name="T348" style:family="text">
      <style:text-properties fo:font-style="normal" officeooo:rsid="2bdcc336" style:font-style-asian="normal" style:font-style-complex="normal"/>
    </style:style>
    <style:style style:name="T349" style:family="text">
      <style:text-properties fo:font-style="normal" officeooo:rsid="2bdd3722" style:font-style-asian="normal" style:font-style-complex="normal"/>
    </style:style>
    <style:style style:name="T350" style:family="text">
      <style:text-properties fo:font-style="normal" officeooo:rsid="2bde247d" style:font-style-asian="normal" style:font-style-complex="normal"/>
    </style:style>
    <style:style style:name="T351" style:family="text">
      <style:text-properties fo:font-style="normal" officeooo:rsid="2bdfc566" style:font-style-asian="normal" style:font-style-complex="normal"/>
    </style:style>
    <style:style style:name="T352" style:family="text">
      <style:text-properties fo:font-style="normal" officeooo:rsid="2be0d2d7" style:font-style-asian="normal" style:font-style-complex="normal"/>
    </style:style>
    <style:style style:name="T353" style:family="text">
      <style:text-properties fo:font-style="normal" officeooo:rsid="2be1954f" style:font-style-asian="normal" style:font-style-complex="normal"/>
    </style:style>
    <style:style style:name="T354" style:family="text">
      <style:text-properties fo:font-style="normal" officeooo:rsid="2be1cc82" style:font-style-asian="normal" style:font-style-complex="normal"/>
    </style:style>
    <style:style style:name="T355" style:family="text">
      <style:text-properties fo:font-style="normal" officeooo:rsid="2be2e330" style:font-style-asian="normal" style:font-style-complex="normal"/>
    </style:style>
    <style:style style:name="T356" style:family="text">
      <style:text-properties fo:font-style="normal" officeooo:rsid="2be37119" style:font-style-asian="normal" style:font-style-complex="normal"/>
    </style:style>
    <style:style style:name="T357" style:family="text">
      <style:text-properties fo:font-style="normal" officeooo:rsid="2be42230" style:font-style-asian="normal" style:font-style-complex="normal"/>
    </style:style>
    <style:style style:name="T358" style:family="text">
      <style:text-properties fo:font-style="normal" officeooo:rsid="2be59fbf" style:font-style-asian="normal" style:font-style-complex="normal"/>
    </style:style>
    <style:style style:name="T359" style:family="text">
      <style:text-properties fo:font-style="normal" officeooo:rsid="2be69d1b" style:font-style-asian="normal" style:font-style-complex="normal"/>
    </style:style>
    <style:style style:name="T360" style:family="text">
      <style:text-properties fo:font-style="normal" officeooo:rsid="2be82a54" style:font-style-asian="normal" style:font-style-complex="normal"/>
    </style:style>
    <style:style style:name="T361" style:family="text">
      <style:text-properties fo:font-style="normal" officeooo:rsid="2be99bd0" style:font-style-asian="normal" style:font-style-complex="normal"/>
    </style:style>
    <style:style style:name="T362" style:family="text">
      <style:text-properties fo:font-style="normal" officeooo:rsid="2beb87e6" style:font-style-asian="normal" style:font-style-complex="normal"/>
    </style:style>
    <style:style style:name="T363" style:family="text">
      <style:text-properties fo:font-style="normal" officeooo:rsid="2bec3515" style:font-style-asian="normal" style:font-style-complex="normal"/>
    </style:style>
    <style:style style:name="T364" style:family="text">
      <style:text-properties fo:font-style="normal" officeooo:rsid="2bee188f" style:font-style-asian="normal" style:font-style-complex="normal"/>
    </style:style>
    <style:style style:name="T365" style:family="text">
      <style:text-properties fo:font-style="normal" officeooo:rsid="2bef8631" style:font-style-asian="normal" style:font-style-complex="normal"/>
    </style:style>
    <style:style style:name="T366" style:family="text">
      <style:text-properties fo:font-style="normal" officeooo:rsid="2bf12c63" style:font-style-asian="normal" style:font-style-complex="normal"/>
    </style:style>
    <style:style style:name="T367" style:family="text">
      <style:text-properties fo:font-style="normal" officeooo:rsid="2bf2f104" style:font-style-asian="normal" style:font-style-complex="normal"/>
    </style:style>
    <style:style style:name="T368" style:family="text">
      <style:text-properties fo:font-style="normal" officeooo:rsid="2bf4d488" style:font-style-asian="normal" style:font-style-complex="normal"/>
    </style:style>
    <style:style style:name="T369" style:family="text">
      <style:text-properties fo:font-style="normal" officeooo:rsid="2bf5ccdf" style:font-style-asian="normal" style:font-style-complex="normal"/>
    </style:style>
    <style:style style:name="T370" style:family="text">
      <style:text-properties fo:font-style="normal" officeooo:rsid="2bf61b73" style:font-style-asian="normal" style:font-style-complex="normal"/>
    </style:style>
    <style:style style:name="T371" style:family="text">
      <style:text-properties fo:font-style="normal" officeooo:rsid="2bf63e11" style:font-style-asian="normal" style:font-style-complex="normal"/>
    </style:style>
    <style:style style:name="T372" style:family="text">
      <style:text-properties fo:font-style="normal" officeooo:rsid="2bf78c1b" style:font-style-asian="normal" style:font-style-complex="normal"/>
    </style:style>
    <style:style style:name="T373" style:family="text">
      <style:text-properties fo:font-style="normal" officeooo:rsid="2bf8cf3a" style:font-style-asian="normal" style:font-style-complex="normal"/>
    </style:style>
    <style:style style:name="T374" style:family="text">
      <style:text-properties fo:font-style="normal" officeooo:rsid="2bf8f863" style:font-style-asian="normal" style:font-style-complex="normal"/>
    </style:style>
    <style:style style:name="T375" style:family="text">
      <style:text-properties fo:font-style="normal" officeooo:rsid="2bf9b57b" style:font-style-asian="normal" style:font-style-complex="normal"/>
    </style:style>
    <style:style style:name="T376" style:family="text">
      <style:text-properties fo:font-style="normal" officeooo:rsid="2bfac600" style:font-style-asian="normal" style:font-style-complex="normal"/>
    </style:style>
    <style:style style:name="T377" style:family="text">
      <style:text-properties fo:font-style="normal" officeooo:rsid="2bfc5a48" style:font-style-asian="normal" style:font-style-complex="normal"/>
    </style:style>
    <style:style style:name="T378" style:family="text">
      <style:text-properties fo:font-style="normal" officeooo:rsid="2bfd9a24" style:font-style-asian="normal" style:font-style-complex="normal"/>
    </style:style>
    <style:style style:name="T379" style:family="text">
      <style:text-properties fo:font-style="normal" officeooo:rsid="2bfec51d" style:font-style-asian="normal" style:font-style-complex="normal"/>
    </style:style>
    <style:style style:name="T380" style:family="text">
      <style:text-properties officeooo:rsid="2553756c"/>
    </style:style>
    <style:style style:name="T381" style:family="text">
      <style:text-properties officeooo:rsid="2557217f"/>
    </style:style>
    <style:style style:name="T382" style:family="text">
      <style:text-properties officeooo:rsid="2558e9c4"/>
    </style:style>
    <style:style style:name="T383" style:family="text">
      <style:text-properties officeooo:rsid="255e4489"/>
    </style:style>
    <style:style style:name="T384" style:family="text">
      <style:text-properties officeooo:rsid="257376f2"/>
    </style:style>
    <style:style style:name="T385" style:family="text">
      <style:text-properties officeooo:rsid="2574d303"/>
    </style:style>
    <style:style style:name="T386" style:family="text">
      <style:text-properties officeooo:rsid="2574fdaa"/>
    </style:style>
    <style:style style:name="T387" style:family="text">
      <style:text-properties officeooo:rsid="25754f8c"/>
    </style:style>
    <style:style style:name="T388" style:family="text">
      <style:text-properties officeooo:rsid="2576a761"/>
    </style:style>
    <style:style style:name="T389" style:family="text">
      <style:text-properties officeooo:rsid="25811f26"/>
    </style:style>
    <style:style style:name="T390" style:family="text">
      <style:text-properties officeooo:rsid="258624f5"/>
    </style:style>
    <style:style style:name="T391" style:family="text">
      <style:text-properties officeooo:rsid="25a42156"/>
    </style:style>
    <style:style style:name="T392" style:family="text">
      <style:text-properties officeooo:rsid="25bb9ad8"/>
    </style:style>
    <style:style style:name="T393" style:family="text">
      <style:text-properties officeooo:rsid="25d02abc"/>
    </style:style>
    <style:style style:name="T394" style:family="text">
      <style:text-properties officeooo:rsid="25d53c96"/>
    </style:style>
    <style:style style:name="T395" style:family="text">
      <style:text-properties officeooo:rsid="25de1857"/>
    </style:style>
    <style:style style:name="T396" style:family="text">
      <style:text-properties officeooo:rsid="25e231ae"/>
    </style:style>
    <style:style style:name="T397" style:family="text">
      <style:text-properties style:text-position="0% 100%" fo:font-style="normal" officeooo:rsid="260dbdf6" style:font-style-asian="normal" style:font-style-complex="normal"/>
    </style:style>
    <style:style style:name="T398" style:family="text">
      <style:text-properties style:text-position="0% 100%" fo:font-style="normal" officeooo:rsid="260f067a" style:font-style-asian="normal" style:font-style-complex="normal"/>
    </style:style>
    <style:style style:name="T399" style:family="text">
      <style:text-properties style:text-position="0% 100%" fo:font-style="normal" officeooo:rsid="2612c3fe" style:font-style-asian="normal" style:font-style-complex="normal"/>
    </style:style>
    <style:style style:name="T400" style:family="text">
      <style:text-properties style:text-position="0% 100%" fo:font-style="normal" officeooo:rsid="260fc9de" style:font-style-asian="normal" style:font-style-complex="normal"/>
    </style:style>
    <style:style style:name="T401" style:family="text">
      <style:text-properties style:text-position="0% 100%" fo:font-style="normal" officeooo:rsid="2610d63a" style:font-style-asian="normal" style:font-style-complex="normal"/>
    </style:style>
    <style:style style:name="T402" style:family="text">
      <style:text-properties style:text-position="0% 100%" fo:font-style="normal" officeooo:rsid="2613b1f0" style:font-style-asian="normal" style:font-style-complex="normal"/>
    </style:style>
    <style:style style:name="T403" style:family="text">
      <style:text-properties style:text-position="0% 100%" fo:font-style="normal" officeooo:rsid="2614b81e" style:font-style-asian="normal" style:font-style-complex="normal"/>
    </style:style>
    <style:style style:name="T404" style:family="text">
      <style:text-properties style:text-position="0% 100%" fo:font-style="normal" officeooo:rsid="26153b6e" style:font-style-asian="normal" style:font-style-complex="normal"/>
    </style:style>
    <style:style style:name="T405" style:family="text">
      <style:text-properties style:text-position="0% 100%" fo:font-style="normal" officeooo:rsid="2615620c" style:font-style-asian="normal" style:font-style-complex="normal"/>
    </style:style>
    <style:style style:name="T406" style:family="text">
      <style:text-properties style:text-position="0% 100%" fo:font-style="normal" officeooo:rsid="2617cd27" style:font-style-asian="normal" style:font-style-complex="normal"/>
    </style:style>
    <style:style style:name="T407" style:family="text">
      <style:text-properties style:text-position="0% 100%" fo:font-style="normal" officeooo:rsid="261624b6" style:font-style-asian="normal" style:font-style-complex="normal"/>
    </style:style>
    <style:style style:name="T408" style:family="text">
      <style:text-properties style:text-position="0% 100%" fo:font-style="normal" officeooo:rsid="2617a4fe" style:font-style-asian="normal" style:font-style-complex="normal"/>
    </style:style>
    <style:style style:name="T409" style:family="text">
      <style:text-properties style:text-position="0% 100%" fo:font-style="normal" officeooo:rsid="26189037" style:font-style-asian="normal" style:font-style-complex="normal"/>
    </style:style>
    <style:style style:name="T410" style:family="text">
      <style:text-properties style:text-position="0% 100%" fo:font-style="normal" officeooo:rsid="26194a57" style:font-style-asian="normal" style:font-style-complex="normal"/>
    </style:style>
    <style:style style:name="T411" style:family="text">
      <style:text-properties style:text-position="0% 100%" fo:font-style="normal" officeooo:rsid="261b0710" style:font-style-asian="normal" style:font-style-complex="normal"/>
    </style:style>
    <style:style style:name="T412" style:family="text">
      <style:text-properties style:text-position="0% 100%" fo:font-style="normal" officeooo:rsid="261cca76" style:font-style-asian="normal" style:font-style-complex="normal"/>
    </style:style>
    <style:style style:name="T413" style:family="text">
      <style:text-properties style:text-position="0% 100%" fo:font-style="normal" officeooo:rsid="261e2193" style:font-style-asian="normal" style:font-style-complex="normal"/>
    </style:style>
    <style:style style:name="T414" style:family="text">
      <style:text-properties style:text-position="0% 100%" fo:font-style="normal" officeooo:rsid="261fbb9d" style:font-style-asian="normal" style:font-style-complex="normal"/>
    </style:style>
    <style:style style:name="T415" style:family="text">
      <style:text-properties style:text-position="0% 100%" fo:font-style="normal" officeooo:rsid="2622f956" style:font-style-asian="normal" style:font-style-complex="normal"/>
    </style:style>
    <style:style style:name="T416" style:family="text">
      <style:text-properties style:text-position="0% 100%" fo:font-style="normal" officeooo:rsid="26200820" style:font-style-asian="normal" style:font-style-complex="normal"/>
    </style:style>
    <style:style style:name="T417" style:family="text">
      <style:text-properties style:text-position="0% 100%" fo:font-style="normal" officeooo:rsid="2620e136" style:font-style-asian="normal" style:font-style-complex="normal"/>
    </style:style>
    <style:style style:name="T418" style:family="text">
      <style:text-properties style:text-position="0% 100%" fo:font-style="normal" officeooo:rsid="2622422d" style:font-style-asian="normal" style:font-style-complex="normal"/>
    </style:style>
    <style:style style:name="T419" style:family="text">
      <style:text-properties style:text-position="0% 100%" fo:font-style="normal" officeooo:rsid="2622727b" style:font-style-asian="normal" style:font-style-complex="normal"/>
    </style:style>
    <style:style style:name="T420" style:family="text">
      <style:text-properties style:text-position="0% 100%" fo:font-style="normal" officeooo:rsid="2622c56f" style:font-style-asian="normal" style:font-style-complex="normal"/>
    </style:style>
    <style:style style:name="T421" style:family="text">
      <style:text-properties style:text-position="0% 100%" fo:font-style="normal" officeooo:rsid="26232735" style:font-style-asian="normal" style:font-style-complex="normal"/>
    </style:style>
    <style:style style:name="T422" style:family="text">
      <style:text-properties style:text-position="0% 100%" fo:font-style="normal" officeooo:rsid="262495d2" style:font-style-asian="normal" style:font-style-complex="normal"/>
    </style:style>
    <style:style style:name="T423" style:family="text">
      <style:text-properties style:text-position="0% 100%" fo:font-style="normal" officeooo:rsid="26261144" style:font-style-asian="normal" style:font-style-complex="normal"/>
    </style:style>
    <style:style style:name="T424" style:family="text">
      <style:text-properties style:text-position="0% 100%" fo:font-style="normal" officeooo:rsid="2627e9fc" style:font-style-asian="normal" style:font-style-complex="normal"/>
    </style:style>
    <style:style style:name="T425" style:family="text">
      <style:text-properties style:text-position="0% 100%" fo:font-style="normal" officeooo:rsid="262909e3" style:font-style-asian="normal" style:font-style-complex="normal"/>
    </style:style>
    <style:style style:name="T426" style:family="text">
      <style:text-properties style:text-position="0% 100%" fo:font-style="normal" officeooo:rsid="262a6db9" style:font-style-asian="normal" style:font-style-complex="normal"/>
    </style:style>
    <style:style style:name="T427" style:family="text">
      <style:text-properties style:text-position="0% 100%" fo:font-style="normal" officeooo:rsid="0019f43d" style:font-style-asian="normal" style:font-style-complex="normal"/>
    </style:style>
    <style:style style:name="T428" style:family="text">
      <style:text-properties style:text-position="0% 100%" fo:font-style="normal" officeooo:rsid="262ac7b4" style:font-style-asian="normal" style:font-style-complex="normal"/>
    </style:style>
    <style:style style:name="T429" style:family="text">
      <style:text-properties style:text-position="0% 100%" fo:font-style="normal" officeooo:rsid="262b2b4f" style:font-style-asian="normal" style:font-style-complex="normal"/>
    </style:style>
    <style:style style:name="T430" style:family="text">
      <style:text-properties style:text-position="0% 100%" fo:font-style="normal" officeooo:rsid="262ca9a6" style:font-style-asian="normal" style:font-style-complex="normal"/>
    </style:style>
    <style:style style:name="T431" style:family="text">
      <style:text-properties style:text-position="0% 100%" fo:font-style="normal" officeooo:rsid="262db240" style:font-style-asian="normal" style:font-style-complex="normal"/>
    </style:style>
    <style:style style:name="T432" style:family="text">
      <style:text-properties style:text-position="0% 100%" fo:font-style="normal" officeooo:rsid="262ddd73" style:font-style-asian="normal" style:font-style-complex="normal"/>
    </style:style>
    <style:style style:name="T433" style:family="text">
      <style:text-properties style:text-position="0% 100%" fo:font-style="normal" officeooo:rsid="262eceb2" style:font-style-asian="normal" style:font-style-complex="normal"/>
    </style:style>
    <style:style style:name="T434" style:family="text">
      <style:text-properties style:text-position="0% 100%" fo:font-style="normal" officeooo:rsid="263008a4" style:font-style-asian="normal" style:font-style-complex="normal"/>
    </style:style>
    <style:style style:name="T435" style:family="text">
      <style:text-properties style:text-position="0% 100%" fo:font-style="normal" officeooo:rsid="26314cdc" style:font-style-asian="normal" style:font-style-complex="normal"/>
    </style:style>
    <style:style style:name="T436" style:family="text">
      <style:text-properties style:text-position="0% 100%" fo:font-style="normal" officeooo:rsid="2632c702" style:font-style-asian="normal" style:font-style-complex="normal"/>
    </style:style>
    <style:style style:name="T437" style:family="text">
      <style:text-properties style:text-position="0% 100%" fo:font-style="normal" officeooo:rsid="26337e1b" style:font-style-asian="normal" style:font-style-complex="normal"/>
    </style:style>
    <style:style style:name="T438" style:family="text">
      <style:text-properties style:text-position="0% 100%" fo:font-style="normal" officeooo:rsid="263445e2" style:font-style-asian="normal" style:font-style-complex="normal"/>
    </style:style>
    <style:style style:name="T439" style:family="text">
      <style:text-properties style:text-position="0% 100%" fo:font-style="normal" officeooo:rsid="2635b55d" style:font-style-asian="normal" style:font-style-complex="normal"/>
    </style:style>
    <style:style style:name="T440" style:family="text">
      <style:text-properties style:text-position="0% 100%" fo:font-style="normal" style:text-underline-style="none" fo:font-weight="normal" style:font-style-asian="normal" style:font-weight-asian="normal" style:font-style-complex="normal" style:font-weight-complex="normal"/>
    </style:style>
    <style:style style:name="T441" style:family="text">
      <style:text-properties style:text-position="0% 100%" fo:font-style="normal" style:text-underline-style="none" fo:font-weight="normal" officeooo:rsid="1327ae62" style:font-style-asian="normal" style:font-weight-asian="normal" style:font-style-complex="normal" style:font-weight-complex="normal"/>
    </style:style>
    <style:style style:name="T442" style:family="text">
      <style:text-properties style:text-position="0% 100%" fo:font-style="normal" style:text-underline-style="none" fo:font-weight="normal" officeooo:rsid="26390afd" style:font-style-asian="normal" style:font-weight-asian="normal" style:font-style-complex="normal" style:font-weight-complex="normal"/>
    </style:style>
    <style:style style:name="T443"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444" style:family="text">
      <style:text-properties style:text-position="0% 100%" fo:font-style="normal" style:text-underline-style="none" fo:font-weight="normal" officeooo:rsid="263ae47c" style:font-style-asian="normal" style:font-weight-asian="normal" style:font-style-complex="normal" style:font-weight-complex="normal"/>
    </style:style>
    <style:style style:name="T445" style:family="text">
      <style:text-properties style:text-position="0% 100%" fo:font-style="normal" style:text-underline-style="none" fo:font-weight="normal" officeooo:rsid="263b27eb" style:font-style-asian="normal" style:font-weight-asian="normal" style:font-style-complex="normal" style:font-weight-complex="normal"/>
    </style:style>
    <style:style style:name="T446" style:family="text">
      <style:text-properties style:text-position="0% 100%" fo:font-style="normal" style:text-underline-style="none" fo:font-weight="normal" officeooo:rsid="263bc6d6" style:font-style-asian="normal" style:font-weight-asian="normal" style:font-style-complex="normal" style:font-weight-complex="normal"/>
    </style:style>
    <style:style style:name="T447" style:family="text">
      <style:text-properties style:text-position="0% 100%" fo:font-style="normal" style:text-underline-style="none" fo:font-weight="normal" officeooo:rsid="263da6f2" style:font-style-asian="normal" style:font-weight-asian="normal" style:font-style-complex="normal" style:font-weight-complex="normal"/>
    </style:style>
    <style:style style:name="T448" style:family="text">
      <style:text-properties style:text-position="0% 100%" fo:font-style="normal" style:text-underline-style="none" fo:font-weight="normal" officeooo:rsid="263ffb5e" style:font-style-asian="normal" style:font-weight-asian="normal" style:font-style-complex="normal" style:font-weight-complex="normal"/>
    </style:style>
    <style:style style:name="T449" style:family="text">
      <style:text-properties style:text-position="0% 100%" fo:font-style="normal" style:text-underline-style="none" fo:font-weight="normal" officeooo:rsid="2642429d" style:font-style-asian="normal" style:font-weight-asian="normal" style:font-style-complex="normal" style:font-weight-complex="normal"/>
    </style:style>
    <style:style style:name="T450" style:family="text">
      <style:text-properties style:text-position="0% 100%" fo:font-style="normal" style:text-underline-style="none" fo:font-weight="normal" officeooo:rsid="26442a9f" style:font-style-asian="normal" style:font-weight-asian="normal" style:font-style-complex="normal" style:font-weight-complex="normal"/>
    </style:style>
    <style:style style:name="T451" style:family="text">
      <style:text-properties style:text-position="0% 100%" fo:font-style="normal" style:text-underline-style="none" fo:font-weight="normal" officeooo:rsid="26451802" style:font-style-asian="normal" style:font-weight-asian="normal" style:font-style-complex="normal" style:font-weight-complex="normal"/>
    </style:style>
    <style:style style:name="T452" style:family="text">
      <style:text-properties style:text-position="0% 100%" fo:font-style="normal" style:text-underline-style="none" fo:font-weight="normal" officeooo:rsid="2646f4af" style:font-style-asian="normal" style:font-weight-asian="normal" style:font-style-complex="normal" style:font-weight-complex="normal"/>
    </style:style>
    <style:style style:name="T453" style:family="text">
      <style:text-properties style:text-position="0% 100%" fo:font-style="normal" style:text-underline-style="none" fo:font-weight="normal" officeooo:rsid="2648d11c" style:font-style-asian="normal" style:font-weight-asian="normal" style:font-style-complex="normal" style:font-weight-complex="normal"/>
    </style:style>
    <style:style style:name="T454" style:family="text">
      <style:text-properties style:text-position="0% 100%" fo:font-style="normal" style:text-underline-style="none" fo:font-weight="normal" officeooo:rsid="26495ae2" style:font-style-asian="normal" style:font-weight-asian="normal" style:font-style-complex="normal" style:font-weight-complex="normal"/>
    </style:style>
    <style:style style:name="T455" style:family="text">
      <style:text-properties style:text-position="0% 100%" fo:font-style="normal" style:text-underline-style="none" fo:font-weight="normal" officeooo:rsid="264a7b38" style:font-style-asian="normal" style:font-weight-asian="normal" style:font-style-complex="normal" style:font-weight-complex="normal"/>
    </style:style>
    <style:style style:name="T456" style:family="text">
      <style:text-properties style:text-position="0% 100%" fo:font-style="normal" style:text-underline-style="none" fo:font-weight="normal" officeooo:rsid="264c38e4" style:font-style-asian="normal" style:font-weight-asian="normal" style:font-style-complex="normal" style:font-weight-complex="normal"/>
    </style:style>
    <style:style style:name="T457" style:family="text">
      <style:text-properties style:text-position="0% 100%" fo:font-style="normal" style:text-underline-style="none" fo:font-weight="normal" officeooo:rsid="264d5a14" style:font-style-asian="normal" style:font-weight-asian="normal" style:font-style-complex="normal" style:font-weight-complex="normal"/>
    </style:style>
    <style:style style:name="T458" style:family="text">
      <style:text-properties style:text-position="0% 100%" fo:font-style="normal" style:text-underline-style="none" fo:font-weight="normal" officeooo:rsid="264e7963" style:font-style-asian="normal" style:font-weight-asian="normal" style:font-style-complex="normal" style:font-weight-complex="normal"/>
    </style:style>
    <style:style style:name="T459" style:family="text">
      <style:text-properties style:text-position="0% 100%" fo:font-style="normal" style:text-underline-style="none" fo:font-weight="normal" officeooo:rsid="264e8755" style:font-style-asian="normal" style:font-weight-asian="normal" style:font-style-complex="normal" style:font-weight-complex="normal"/>
    </style:style>
    <style:style style:name="T460" style:family="text">
      <style:text-properties style:text-position="0% 100%" fo:font-style="normal" style:text-underline-style="none" fo:font-weight="normal" officeooo:rsid="264eaadc" style:font-style-asian="normal" style:font-weight-asian="normal" style:font-style-complex="normal" style:font-weight-complex="normal"/>
    </style:style>
    <style:style style:name="T461" style:family="text">
      <style:text-properties style:text-position="0% 100%" fo:font-style="normal" style:text-underline-style="none" fo:font-weight="normal" officeooo:rsid="264eea5a" style:font-style-asian="normal" style:font-weight-asian="normal" style:font-style-complex="normal" style:font-weight-complex="normal"/>
    </style:style>
    <style:style style:name="T462" style:family="text">
      <style:text-properties style:text-position="0% 100%" fo:font-style="normal" style:text-underline-style="none" fo:font-weight="normal" officeooo:rsid="26509427" style:font-style-asian="normal" style:font-weight-asian="normal" style:font-style-complex="normal" style:font-weight-complex="normal"/>
    </style:style>
    <style:style style:name="T463" style:family="text">
      <style:text-properties style:text-position="0% 100%" fo:font-style="normal" style:text-underline-style="none" fo:font-weight="normal" officeooo:rsid="26511ba3" style:font-style-asian="normal" style:font-weight-asian="normal" style:font-style-complex="normal" style:font-weight-complex="normal"/>
    </style:style>
    <style:style style:name="T464" style:family="text">
      <style:text-properties style:text-position="0% 100%" fo:font-style="normal" style:text-underline-style="none" fo:font-weight="normal" officeooo:rsid="2652e44d" style:font-style-asian="normal" style:font-weight-asian="normal" style:font-style-complex="normal" style:font-weight-complex="normal"/>
    </style:style>
    <style:style style:name="T465" style:family="text">
      <style:text-properties style:text-position="0% 100%" fo:font-style="normal" style:text-underline-style="none" fo:font-weight="normal" officeooo:rsid="2654b3f5" style:font-style-asian="normal" style:font-weight-asian="normal" style:font-style-complex="normal" style:font-weight-complex="normal"/>
    </style:style>
    <style:style style:name="T466" style:family="text">
      <style:text-properties style:text-position="0% 100%" fo:font-style="normal" style:text-underline-style="none" fo:font-weight="normal" officeooo:rsid="2656170c" style:font-style-asian="normal" style:font-weight-asian="normal" style:font-style-complex="normal" style:font-weight-complex="normal"/>
    </style:style>
    <style:style style:name="T467" style:family="text">
      <style:text-properties style:text-position="0% 100%" fo:font-style="normal" style:text-underline-style="none" fo:font-weight="normal" officeooo:rsid="265624f8" style:font-style-asian="normal" style:font-weight-asian="normal" style:font-style-complex="normal" style:font-weight-complex="normal"/>
    </style:style>
    <style:style style:name="T468" style:family="text">
      <style:text-properties style:text-position="0% 100%" fo:font-style="normal" style:text-underline-style="none" fo:font-weight="normal" officeooo:rsid="26573b8d" style:font-style-asian="normal" style:font-weight-asian="normal" style:font-style-complex="normal" style:font-weight-complex="normal"/>
    </style:style>
    <style:style style:name="T469" style:family="text">
      <style:text-properties style:text-position="0% 100%" fo:font-style="normal" style:text-underline-style="none" fo:font-weight="normal" officeooo:rsid="2657bb33" style:font-style-asian="normal" style:font-weight-asian="normal" style:font-style-complex="normal" style:font-weight-complex="normal"/>
    </style:style>
    <style:style style:name="T470" style:family="text">
      <style:text-properties style:text-position="0% 100%" fo:font-style="normal" style:text-underline-style="none" fo:font-weight="normal" officeooo:rsid="26590fb5" style:font-style-asian="normal" style:font-weight-asian="normal" style:font-style-complex="normal" style:font-weight-complex="normal"/>
    </style:style>
    <style:style style:name="T471" style:family="text">
      <style:text-properties style:text-position="0% 100%" fo:font-style="normal" style:text-underline-style="none" fo:font-weight="normal" officeooo:rsid="265a2961" style:font-style-asian="normal" style:font-weight-asian="normal" style:font-style-complex="normal" style:font-weight-complex="normal"/>
    </style:style>
    <style:style style:name="T472" style:family="text">
      <style:text-properties style:text-position="0% 100%" fo:font-style="normal" style:text-underline-style="none" fo:font-weight="normal" officeooo:rsid="265a430b" style:font-style-asian="normal" style:font-weight-asian="normal" style:font-style-complex="normal" style:font-weight-complex="normal"/>
    </style:style>
    <style:style style:name="T473" style:family="text">
      <style:text-properties style:text-position="0% 100%" fo:font-style="normal" style:text-underline-style="none" fo:font-weight="normal" officeooo:rsid="265bfcdb" style:font-style-asian="normal" style:font-weight-asian="normal" style:font-style-complex="normal" style:font-weight-complex="normal"/>
    </style:style>
    <style:style style:name="T474" style:family="text">
      <style:text-properties style:text-position="0% 100%" fo:font-style="normal" style:text-underline-style="none" fo:font-weight="normal" officeooo:rsid="265c0328" style:font-style-asian="normal" style:font-weight-asian="normal" style:font-style-complex="normal" style:font-weight-complex="normal"/>
    </style:style>
    <style:style style:name="T475" style:family="text">
      <style:text-properties style:text-position="0% 100%" fo:font-style="normal" style:text-underline-style="none" fo:font-weight="normal" officeooo:rsid="265c7faf" style:font-style-asian="normal" style:font-weight-asian="normal" style:font-style-complex="normal" style:font-weight-complex="normal"/>
    </style:style>
    <style:style style:name="T476" style:family="text">
      <style:text-properties style:text-position="0% 100%" fo:font-style="normal" style:text-underline-style="none" fo:font-weight="normal" officeooo:rsid="265e7e37" style:font-style-asian="normal" style:font-weight-asian="normal" style:font-style-complex="normal" style:font-weight-complex="normal"/>
    </style:style>
    <style:style style:name="T477" style:family="text">
      <style:text-properties style:text-position="0% 100%" fo:font-style="normal" style:text-underline-style="none" fo:font-weight="normal" officeooo:rsid="26684433" style:font-style-asian="normal" style:font-weight-asian="normal" style:font-style-complex="normal" style:font-weight-complex="normal"/>
    </style:style>
    <style:style style:name="T478" style:family="text">
      <style:text-properties style:text-position="0% 100%" fo:font-style="normal" style:text-underline-style="none" fo:font-weight="normal" officeooo:rsid="266934df" style:font-style-asian="normal" style:font-weight-asian="normal" style:font-style-complex="normal" style:font-weight-complex="normal"/>
    </style:style>
    <style:style style:name="T479" style:family="text">
      <style:text-properties style:text-position="0% 100%" fo:font-style="normal" style:text-underline-style="none" fo:font-weight="normal" officeooo:rsid="266afcbc" style:font-style-asian="normal" style:font-weight-asian="normal" style:font-style-complex="normal" style:font-weight-complex="normal"/>
    </style:style>
    <style:style style:name="T480" style:family="text">
      <style:text-properties style:text-position="0% 100%" fo:font-style="normal" style:text-underline-style="none" fo:font-weight="normal" officeooo:rsid="266bd0f9" style:font-style-asian="normal" style:font-weight-asian="normal" style:font-style-complex="normal" style:font-weight-complex="normal"/>
    </style:style>
    <style:style style:name="T481" style:family="text">
      <style:text-properties style:text-position="0% 100%" fo:font-style="normal" style:text-underline-style="none" fo:font-weight="normal" officeooo:rsid="266d8129" style:font-style-asian="normal" style:font-weight-asian="normal" style:font-style-complex="normal" style:font-weight-complex="normal"/>
    </style:style>
    <style:style style:name="T482" style:family="text">
      <style:text-properties style:text-position="0% 100%" fo:font-style="normal" style:text-underline-style="none" fo:font-weight="normal" officeooo:rsid="266f2a10" style:font-style-asian="normal" style:font-weight-asian="normal" style:font-style-complex="normal" style:font-weight-complex="normal"/>
    </style:style>
    <style:style style:name="T483" style:family="text">
      <style:text-properties style:text-position="0% 100%" fo:font-style="normal" style:text-underline-style="none" fo:font-weight="normal" officeooo:rsid="266f7daa" style:font-style-asian="normal" style:font-weight-asian="normal" style:font-style-complex="normal" style:font-weight-complex="normal"/>
    </style:style>
    <style:style style:name="T484" style:family="text">
      <style:text-properties style:text-position="0% 100%" fo:font-style="normal" style:text-underline-style="none" fo:font-weight="normal" officeooo:rsid="26711b14" style:font-style-asian="normal" style:font-weight-asian="normal" style:font-style-complex="normal" style:font-weight-complex="normal"/>
    </style:style>
    <style:style style:name="T485" style:family="text">
      <style:text-properties style:text-position="0% 100%" fo:font-style="normal" style:text-underline-style="none" fo:font-weight="normal" officeooo:rsid="26721119" style:font-style-asian="normal" style:font-weight-asian="normal" style:font-style-complex="normal" style:font-weight-complex="normal"/>
    </style:style>
    <style:style style:name="T486" style:family="text">
      <style:text-properties style:text-position="0% 100%" fo:font-style="normal" style:text-underline-style="none" fo:font-weight="normal" officeooo:rsid="26738c5c" style:font-style-asian="normal" style:font-weight-asian="normal" style:font-style-complex="normal" style:font-weight-complex="normal"/>
    </style:style>
    <style:style style:name="T487" style:family="text">
      <style:text-properties style:text-position="0% 100%" fo:font-style="normal" style:text-underline-style="none" fo:font-weight="normal" officeooo:rsid="26764f8f" style:font-style-asian="normal" style:font-weight-asian="normal" style:font-style-complex="normal" style:font-weight-complex="normal"/>
    </style:style>
    <style:style style:name="T488" style:family="text">
      <style:text-properties style:text-position="0% 100%" fo:font-style="normal" style:text-underline-style="none" fo:font-weight="normal" officeooo:rsid="2676f257" style:font-style-asian="normal" style:font-weight-asian="normal" style:font-style-complex="normal" style:font-weight-complex="normal"/>
    </style:style>
    <style:style style:name="T489" style:family="text">
      <style:text-properties style:text-position="0% 100%" fo:font-style="normal" style:text-underline-style="none" fo:font-weight="normal" officeooo:rsid="2677753a" style:font-style-asian="normal" style:font-weight-asian="normal" style:font-style-complex="normal" style:font-weight-complex="normal"/>
    </style:style>
    <style:style style:name="T490" style:family="text">
      <style:text-properties style:text-position="0% 100%" fo:font-style="normal" style:text-underline-style="none" fo:font-weight="normal" officeooo:rsid="26786c20" style:font-style-asian="normal" style:font-weight-asian="normal" style:font-style-complex="normal" style:font-weight-complex="normal"/>
    </style:style>
    <style:style style:name="T491" style:family="text">
      <style:text-properties style:text-position="0% 100%" fo:font-style="normal" style:text-underline-style="none" fo:font-weight="normal" officeooo:rsid="267a4e78" style:font-style-asian="normal" style:font-weight-asian="normal" style:font-style-complex="normal" style:font-weight-complex="normal"/>
    </style:style>
    <style:style style:name="T492" style:family="text">
      <style:text-properties style:text-position="0% 100%" fo:font-style="normal" style:text-underline-style="none" fo:font-weight="normal" officeooo:rsid="267c25f3" style:font-style-asian="normal" style:font-weight-asian="normal" style:font-style-complex="normal" style:font-weight-complex="normal"/>
    </style:style>
    <style:style style:name="T493" style:family="text">
      <style:text-properties style:text-position="0% 100%" fo:font-style="normal" style:text-underline-style="none" fo:font-weight="normal" officeooo:rsid="267dfae8" style:font-style-asian="normal" style:font-weight-asian="normal" style:font-style-complex="normal" style:font-weight-complex="normal"/>
    </style:style>
    <style:style style:name="T494" style:family="text">
      <style:text-properties style:text-position="0% 100%" fo:font-style="normal" style:text-underline-style="none" fo:font-weight="normal" officeooo:rsid="267e5abd" style:font-style-asian="normal" style:font-weight-asian="normal" style:font-style-complex="normal" style:font-weight-complex="normal"/>
    </style:style>
    <style:style style:name="T495" style:family="text">
      <style:text-properties style:text-position="0% 100%" fo:font-style="normal" style:text-underline-style="none" fo:font-weight="normal" officeooo:rsid="26802e7d" style:font-style-asian="normal" style:font-weight-asian="normal" style:font-style-complex="normal" style:font-weight-complex="normal"/>
    </style:style>
    <style:style style:name="T496" style:family="text">
      <style:text-properties style:text-position="0% 100%" fo:font-style="normal" style:text-underline-style="none" fo:font-weight="normal" officeooo:rsid="2680ea5c" style:font-style-asian="normal" style:font-weight-asian="normal" style:font-style-complex="normal" style:font-weight-complex="normal"/>
    </style:style>
    <style:style style:name="T497" style:family="text">
      <style:text-properties style:text-position="0% 100%" fo:font-style="normal" style:text-underline-style="none" fo:font-weight="normal" officeooo:rsid="268282ef" style:font-style-asian="normal" style:font-weight-asian="normal" style:font-style-complex="normal" style:font-weight-complex="normal"/>
    </style:style>
    <style:style style:name="T498" style:family="text">
      <style:text-properties style:text-position="0% 100%" fo:font-style="normal" style:text-underline-style="none" fo:font-weight="normal" officeooo:rsid="2682a44c" style:font-style-asian="normal" style:font-weight-asian="normal" style:font-style-complex="normal" style:font-weight-complex="normal"/>
    </style:style>
    <style:style style:name="T499" style:family="text">
      <style:text-properties style:text-position="0% 100%" fo:font-style="normal" style:text-underline-style="none" fo:font-weight="normal" officeooo:rsid="26831097" style:font-style-asian="normal" style:font-weight-asian="normal" style:font-style-complex="normal" style:font-weight-complex="normal"/>
    </style:style>
    <style:style style:name="T500" style:family="text">
      <style:text-properties style:text-position="0% 100%" fo:font-style="normal" style:text-underline-style="none" fo:font-weight="normal" officeooo:rsid="26848db1" style:font-style-asian="normal" style:font-weight-asian="normal" style:font-style-complex="normal" style:font-weight-complex="normal"/>
    </style:style>
    <style:style style:name="T501" style:family="text">
      <style:text-properties style:text-position="0% 100%" fo:font-style="normal" style:text-underline-style="none" fo:font-weight="normal" officeooo:rsid="26863e46" style:font-style-asian="normal" style:font-weight-asian="normal" style:font-style-complex="normal" style:font-weight-complex="normal"/>
    </style:style>
    <style:style style:name="T502" style:family="text">
      <style:text-properties style:text-position="0% 100%" fo:font-style="normal" style:text-underline-style="none" fo:font-weight="normal" officeooo:rsid="26881ad2" style:font-style-asian="normal" style:font-weight-asian="normal" style:font-style-complex="normal" style:font-weight-complex="normal"/>
    </style:style>
    <style:style style:name="T503" style:family="text">
      <style:text-properties style:text-position="0% 100%" fo:font-style="normal" style:text-underline-style="none" fo:font-weight="normal" officeooo:rsid="2688f68f" style:font-style-asian="normal" style:font-weight-asian="normal" style:font-style-complex="normal" style:font-weight-complex="normal"/>
    </style:style>
    <style:style style:name="T504" style:family="text">
      <style:text-properties style:text-position="0% 100%" fo:font-style="normal" style:text-underline-style="none" fo:font-weight="normal" officeooo:rsid="268a0e15" style:font-style-asian="normal" style:font-weight-asian="normal" style:font-style-complex="normal" style:font-weight-complex="normal"/>
    </style:style>
    <style:style style:name="T505" style:family="text">
      <style:text-properties style:text-position="0% 100%" fo:font-style="normal" style:text-underline-style="none" fo:font-weight="normal" officeooo:rsid="268b3bd8" style:font-style-asian="normal" style:font-weight-asian="normal" style:font-style-complex="normal" style:font-weight-complex="normal"/>
    </style:style>
    <style:style style:name="T506" style:family="text">
      <style:text-properties style:text-position="0% 100%" fo:font-style="normal" style:text-underline-style="none" fo:font-weight="normal" officeooo:rsid="268b46e0" style:font-style-asian="normal" style:font-weight-asian="normal" style:font-style-complex="normal" style:font-weight-complex="normal"/>
    </style:style>
    <style:style style:name="T507" style:family="text">
      <style:text-properties style:text-position="0% 100%" fo:font-style="normal" style:text-underline-style="none" fo:font-weight="normal" officeooo:rsid="268bc0b7" style:font-style-asian="normal" style:font-weight-asian="normal" style:font-style-complex="normal" style:font-weight-complex="normal"/>
    </style:style>
    <style:style style:name="T508" style:family="text">
      <style:text-properties style:text-position="0% 100%" fo:font-style="normal" style:text-underline-style="none" fo:font-weight="normal" officeooo:rsid="268c04ea" style:font-style-asian="normal" style:font-weight-asian="normal" style:font-style-complex="normal" style:font-weight-complex="normal"/>
    </style:style>
    <style:style style:name="T509" style:family="text">
      <style:text-properties style:text-position="0% 100%" fo:font-style="normal" style:text-underline-style="none" fo:font-weight="normal" officeooo:rsid="268c50ac" style:font-style-asian="normal" style:font-weight-asian="normal" style:font-style-complex="normal" style:font-weight-complex="normal"/>
    </style:style>
    <style:style style:name="T510" style:family="text">
      <style:text-properties style:text-position="0% 100%" fo:font-style="normal" style:text-underline-style="none" fo:font-weight="normal" officeooo:rsid="268e058b" style:font-style-asian="normal" style:font-weight-asian="normal" style:font-style-complex="normal" style:font-weight-complex="normal"/>
    </style:style>
    <style:style style:name="T511" style:family="text">
      <style:text-properties style:text-position="0% 100%" fo:font-style="italic" officeooo:rsid="261b0710" style:font-style-asian="italic" style:font-style-complex="italic"/>
    </style:style>
    <style:style style:name="T512" style:family="text">
      <style:text-properties style:text-position="0% 100%" fo:font-style="italic" officeooo:rsid="261e2193" style:font-style-asian="italic" style:font-style-complex="italic"/>
    </style:style>
    <style:style style:name="T513" style:family="text">
      <style:text-properties style:text-position="0% 100%" fo:font-style="italic" officeooo:rsid="26232735" style:font-style-asian="italic" style:font-style-complex="italic"/>
    </style:style>
    <style:style style:name="T514" style:family="text">
      <style:text-properties style:text-position="0% 100%" fo:font-style="italic" officeooo:rsid="262db240" style:font-style-asian="italic" style:font-style-complex="italic"/>
    </style:style>
    <style:style style:name="T515" style:family="text">
      <style:text-properties style:text-position="0% 100%" fo:font-style="italic" style:text-underline-style="none" fo:font-weight="normal" officeooo:rsid="266bd0f9" style:font-style-asian="italic" style:font-weight-asian="normal" style:font-style-complex="italic" style:font-weight-complex="normal"/>
    </style:style>
    <style:style style:name="T516" style:family="text">
      <style:text-properties style:text-position="0% 100%" fo:language="ru" fo:country="RU" fo:font-style="normal" style:text-underline-style="none" officeooo:rsid="2a66590f" style:font-style-asian="normal" style:font-weight-asian="normal" style:font-style-complex="normal" style:font-weight-complex="normal"/>
    </style:style>
    <style:style style:name="T517" style:family="text">
      <style:text-properties style:text-position="0% 100%" fo:language="ru" fo:country="RU" fo:font-style="normal" style:text-underline-style="none" officeooo:rsid="2a67b033" style:font-style-asian="normal" style:font-weight-asian="normal" style:font-style-complex="normal" style:font-weight-complex="normal"/>
    </style:style>
    <style:style style:name="T518" style:family="text">
      <style:text-properties style:text-position="0% 100%" fo:language="ru" fo:country="RU" fo:font-style="normal" style:text-underline-style="none" officeooo:rsid="2a699ffa" style:font-style-asian="normal" style:font-weight-asian="normal" style:font-style-complex="normal" style:font-weight-complex="normal"/>
    </style:style>
    <style:style style:name="T519" style:family="text">
      <style:text-properties style:text-position="0% 100%" fo:language="ru" fo:country="RU" fo:font-style="normal" style:text-underline-style="none" officeooo:rsid="2a6b2b02" style:font-style-asian="normal" style:font-weight-asian="normal" style:font-style-complex="normal" style:font-weight-complex="normal"/>
    </style:style>
    <style:style style:name="T520" style:family="text">
      <style:text-properties style:text-position="0% 100%" fo:language="ru" fo:country="RU" fo:font-style="normal" style:text-underline-style="none" officeooo:rsid="2a6c64d7" style:font-style-asian="normal" style:font-weight-asian="normal" style:font-style-complex="normal" style:font-weight-complex="normal"/>
    </style:style>
    <style:style style:name="T521" style:family="text">
      <style:text-properties style:text-position="0% 100%" fo:language="ru" fo:country="RU" fo:font-style="normal" style:text-underline-style="none" officeooo:rsid="2a6cb93d" style:font-style-asian="normal" style:font-weight-asian="normal" style:font-style-complex="normal" style:font-weight-complex="normal"/>
    </style:style>
    <style:style style:name="T522" style:family="text">
      <style:text-properties style:text-position="0% 100%" fo:language="ru" fo:country="RU" fo:font-style="normal" style:text-underline-style="none" officeooo:rsid="2a6d4af2" style:font-style-asian="normal" style:font-weight-asian="normal" style:font-style-complex="normal" style:font-weight-complex="normal"/>
    </style:style>
    <style:style style:name="T523" style:family="text">
      <style:text-properties style:text-position="0% 100%" fo:language="ru" fo:country="RU" fo:font-style="normal" style:text-underline-style="none" officeooo:rsid="2a6d7de1" style:font-style-asian="normal" style:font-weight-asian="normal" style:font-style-complex="normal" style:font-weight-complex="normal"/>
    </style:style>
    <style:style style:name="T524" style:family="text">
      <style:text-properties style:text-position="0% 100%" fo:language="ru" fo:country="RU" fo:font-style="normal" style:text-underline-style="none" officeooo:rsid="2a6ec946" style:font-style-asian="normal" style:font-weight-asian="normal" style:font-style-complex="normal" style:font-weight-complex="normal"/>
    </style:style>
    <style:style style:name="T525" style:family="text">
      <style:text-properties style:text-position="0% 100%" fo:language="ru" fo:country="RU" fo:font-style="normal" style:text-underline-style="none" officeooo:rsid="2a6fca4b" style:font-style-asian="normal" style:font-weight-asian="normal" style:font-style-complex="normal" style:font-weight-complex="normal"/>
    </style:style>
    <style:style style:name="T526" style:family="text">
      <style:text-properties style:text-position="0% 100%" fo:language="ru" fo:country="RU" fo:font-style="normal" style:text-underline-style="none" officeooo:rsid="2a702a13" style:font-style-asian="normal" style:font-weight-asian="normal" style:font-style-complex="normal" style:font-weight-complex="normal"/>
    </style:style>
    <style:style style:name="T527" style:family="text">
      <style:text-properties style:text-position="0% 100%" fo:language="ru" fo:country="RU" fo:font-style="normal" style:text-underline-style="none" officeooo:rsid="2a716308" style:font-style-asian="normal" style:font-weight-asian="normal" style:font-style-complex="normal" style:font-weight-complex="normal"/>
    </style:style>
    <style:style style:name="T528" style:family="text">
      <style:text-properties style:text-position="0% 100%" fo:language="ru" fo:country="RU" fo:font-style="normal" style:text-underline-style="none" officeooo:rsid="2a730b84" style:font-style-asian="normal" style:font-weight-asian="normal" style:font-style-complex="normal" style:font-weight-complex="normal"/>
    </style:style>
    <style:style style:name="T529" style:family="text">
      <style:text-properties style:text-position="0% 100%" fo:language="ru" fo:country="RU" fo:font-style="normal" style:text-underline-style="none" officeooo:rsid="2a73bc31" style:font-style-asian="normal" style:font-weight-asian="normal" style:font-style-complex="normal" style:font-weight-complex="normal"/>
    </style:style>
    <style:style style:name="T530" style:family="text">
      <style:text-properties style:text-position="0% 100%" fo:language="ru" fo:country="RU" fo:font-style="normal" style:text-underline-style="none" officeooo:rsid="0019f43d" style:font-style-asian="normal" style:font-weight-asian="normal" style:font-style-complex="normal" style:font-weight-complex="normal"/>
    </style:style>
    <style:style style:name="T531" style:family="text">
      <style:text-properties style:text-position="0% 100%" fo:language="ru" fo:country="RU" fo:font-style="normal" style:text-underline-style="none" officeooo:rsid="2a73fb83" style:font-style-asian="normal" style:font-weight-asian="normal" style:font-style-complex="normal" style:font-weight-complex="normal"/>
    </style:style>
    <style:style style:name="T532" style:family="text">
      <style:text-properties style:text-position="0% 100%" fo:language="ru" fo:country="RU" fo:font-style="normal" style:text-underline-style="none" officeooo:rsid="2a775ed9" style:font-style-asian="normal" style:font-weight-asian="normal" style:font-style-complex="normal" style:font-weight-complex="normal"/>
    </style:style>
    <style:style style:name="T533" style:family="text">
      <style:text-properties style:text-position="0% 100%" fo:language="ru" fo:country="RU" fo:font-style="normal" style:text-underline-style="none" officeooo:rsid="2a786a1c" style:font-style-asian="normal" style:font-weight-asian="normal" style:font-style-complex="normal" style:font-weight-complex="normal"/>
    </style:style>
    <style:style style:name="T534" style:family="text">
      <style:text-properties style:text-position="0% 100%" fo:language="ru" fo:country="RU" fo:font-style="normal" style:text-underline-style="none" officeooo:rsid="2a790d9d" style:font-style-asian="normal" style:font-weight-asian="normal" style:font-style-complex="normal" style:font-weight-complex="normal"/>
    </style:style>
    <style:style style:name="T535" style:family="text">
      <style:text-properties style:text-position="0% 100%" fo:language="ru" fo:country="RU" fo:font-style="normal" style:text-underline-style="none" officeooo:rsid="2a7a5147" style:font-style-asian="normal" style:font-weight-asian="normal" style:font-style-complex="normal" style:font-weight-complex="normal"/>
    </style:style>
    <style:style style:name="T536" style:family="text">
      <style:text-properties style:text-position="0% 100%" fo:language="ru" fo:country="RU" fo:font-style="normal" style:text-underline-style="none" officeooo:rsid="2a7ad9b3" style:font-style-asian="normal" style:font-weight-asian="normal" style:font-style-complex="normal" style:font-weight-complex="normal"/>
    </style:style>
    <style:style style:name="T537" style:family="text">
      <style:text-properties style:text-position="0% 100%" fo:language="ru" fo:country="RU" fo:font-style="normal" style:text-underline-style="none" officeooo:rsid="2a7c5452" style:font-style-asian="normal" style:font-weight-asian="normal" style:font-style-complex="normal" style:font-weight-complex="normal"/>
    </style:style>
    <style:style style:name="T538" style:family="text">
      <style:text-properties style:text-position="0% 100%" fo:language="ru" fo:country="RU" fo:font-style="normal" style:text-underline-style="none" officeooo:rsid="2b413291" style:font-style-asian="normal" style:font-weight-asian="normal" style:font-style-complex="normal" style:font-weight-complex="normal"/>
    </style:style>
    <style:style style:name="T539" style:family="text">
      <style:text-properties style:text-position="0% 100%" fo:language="ru" fo:country="RU" fo:font-style="italic" style:text-underline-style="none" officeooo:rsid="2a6fca4b" style:font-style-asian="italic" style:font-weight-asian="normal" style:font-style-complex="italic" style:font-weight-complex="normal"/>
    </style:style>
    <style:style style:name="T540" style:family="text">
      <style:text-properties style:text-position="0% 100%" fo:language="ru" fo:country="RU" fo:font-style="italic" style:text-underline-style="none" officeooo:rsid="2a73fb83" style:font-style-asian="italic" style:font-weight-asian="normal" style:font-style-complex="italic" style:font-weight-complex="normal"/>
    </style:style>
    <style:style style:name="T541" style:family="text">
      <style:text-properties fo:font-variant="small-caps" officeooo:rsid="25e231ae"/>
    </style:style>
    <style:style style:name="T542" style:family="text">
      <style:text-properties fo:font-variant="small-caps" officeooo:rsid="2883c0f2"/>
    </style:style>
    <style:style style:name="T543" style:family="text">
      <style:text-properties fo:font-variant="small-caps" officeooo:rsid="2889d7f3"/>
    </style:style>
    <style:style style:name="T544" style:family="text">
      <style:text-properties officeooo:rsid="25f1e6e5"/>
    </style:style>
    <style:style style:name="T545" style:family="text">
      <style:text-properties officeooo:rsid="25f4d45a"/>
    </style:style>
    <style:style style:name="T546" style:family="text">
      <style:text-properties officeooo:rsid="25f4d82f"/>
    </style:style>
    <style:style style:name="T547" style:family="text">
      <style:text-properties officeooo:rsid="25fc104b"/>
    </style:style>
    <style:style style:name="T548" style:family="text">
      <style:text-properties officeooo:rsid="26039648"/>
    </style:style>
    <style:style style:name="T549" style:family="text">
      <style:text-properties officeooo:rsid="269f958d"/>
    </style:style>
    <style:style style:name="T550" style:family="text">
      <style:text-properties officeooo:rsid="26a0152e"/>
    </style:style>
    <style:style style:name="T551" style:family="text">
      <style:text-properties officeooo:rsid="26a1e005"/>
    </style:style>
    <style:style style:name="T552" style:family="text">
      <style:text-properties officeooo:rsid="26a3629f"/>
    </style:style>
    <style:style style:name="T553" style:family="text">
      <style:text-properties officeooo:rsid="26cc0495"/>
    </style:style>
    <style:style style:name="T554" style:family="text">
      <style:text-properties officeooo:rsid="26dcf35d"/>
    </style:style>
    <style:style style:name="T555" style:family="text">
      <style:text-properties officeooo:rsid="26eb53bb"/>
    </style:style>
    <style:style style:name="T556" style:family="text">
      <style:text-properties officeooo:rsid="26ed0b05"/>
    </style:style>
    <style:style style:name="T557" style:family="text">
      <style:text-properties style:text-underline-style="none" fo:font-weight="normal" style:font-weight-asian="normal" style:font-weight-complex="normal"/>
    </style:style>
    <style:style style:name="T558" style:family="text">
      <style:text-properties style:text-underline-style="none" fo:font-weight="normal" officeooo:rsid="0019f43d" style:font-weight-asian="normal" style:font-weight-complex="normal"/>
    </style:style>
    <style:style style:name="T559" style:family="text">
      <style:text-properties style:text-underline-style="none" fo:font-weight="normal" officeooo:rsid="26f0cc49" style:font-weight-asian="normal" style:font-weight-complex="normal"/>
    </style:style>
    <style:style style:name="T560" style:family="text">
      <style:text-properties style:text-underline-style="none" fo:font-weight="normal" officeooo:rsid="26f21b8e" style:font-weight-asian="normal" style:font-weight-complex="normal"/>
    </style:style>
    <style:style style:name="T561" style:family="text">
      <style:text-properties style:text-underline-style="none" fo:font-weight="normal" officeooo:rsid="26f22fdd" style:font-weight-asian="normal" style:font-weight-complex="normal"/>
    </style:style>
    <style:style style:name="T562" style:family="text">
      <style:text-properties style:text-underline-style="none" fo:font-weight="normal" officeooo:rsid="26f3a31f" style:font-weight-asian="normal" style:font-weight-complex="normal"/>
    </style:style>
    <style:style style:name="T563" style:family="text">
      <style:text-properties style:text-underline-style="none" fo:font-weight="normal" officeooo:rsid="26f3bf79" style:font-weight-asian="normal" style:font-weight-complex="normal"/>
    </style:style>
    <style:style style:name="T564" style:family="text">
      <style:text-properties style:text-underline-style="none" fo:font-weight="normal" officeooo:rsid="26f62f41" style:font-weight-asian="normal" style:font-weight-complex="normal"/>
    </style:style>
    <style:style style:name="T565" style:family="text">
      <style:text-properties style:text-underline-style="none" fo:font-weight="normal" officeooo:rsid="26f7305a" style:font-weight-asian="normal" style:font-weight-complex="normal"/>
    </style:style>
    <style:style style:name="T566" style:family="text">
      <style:text-properties style:text-underline-style="none" fo:font-weight="normal" officeooo:rsid="26f8d740" style:font-weight-asian="normal" style:font-weight-complex="normal"/>
    </style:style>
    <style:style style:name="T567" style:family="text">
      <style:text-properties style:text-underline-style="none" fo:font-weight="normal" officeooo:rsid="26f9ab08" style:font-weight-asian="normal" style:font-weight-complex="normal"/>
    </style:style>
    <style:style style:name="T568" style:family="text">
      <style:text-properties style:text-underline-style="none" fo:font-weight="normal" officeooo:rsid="26fa35ab" style:font-weight-asian="normal" style:font-weight-complex="normal"/>
    </style:style>
    <style:style style:name="T569" style:family="text">
      <style:text-properties style:text-underline-style="none" fo:font-weight="normal" officeooo:rsid="26fbb10a" style:font-weight-asian="normal" style:font-weight-complex="normal"/>
    </style:style>
    <style:style style:name="T570" style:family="text">
      <style:text-properties style:text-underline-style="none" fo:font-weight="normal" officeooo:rsid="26fcaa46" style:font-weight-asian="normal" style:font-weight-complex="normal"/>
    </style:style>
    <style:style style:name="T571" style:family="text">
      <style:text-properties style:text-underline-style="none" fo:font-weight="normal" officeooo:rsid="26fda3be" style:font-weight-asian="normal" style:font-weight-complex="normal"/>
    </style:style>
    <style:style style:name="T572" style:family="text">
      <style:text-properties style:text-underline-style="none" fo:font-weight="normal" officeooo:rsid="27006521" style:font-weight-asian="normal" style:font-weight-complex="normal"/>
    </style:style>
    <style:style style:name="T573" style:family="text">
      <style:text-properties style:text-underline-style="none" fo:font-weight="normal" officeooo:rsid="27023623" style:font-weight-asian="normal" style:font-weight-complex="normal"/>
    </style:style>
    <style:style style:name="T574" style:family="text">
      <style:text-properties style:text-underline-style="none" fo:font-weight="normal" officeooo:rsid="27027f67" style:font-weight-asian="normal" style:font-weight-complex="normal"/>
    </style:style>
    <style:style style:name="T575" style:family="text">
      <style:text-properties style:text-underline-style="none" fo:font-weight="normal" officeooo:rsid="2702d68f" style:font-weight-asian="normal" style:font-weight-complex="normal"/>
    </style:style>
    <style:style style:name="T576" style:family="text">
      <style:text-properties style:text-underline-style="none" fo:font-weight="normal" officeooo:rsid="2704a272" style:font-weight-asian="normal" style:font-weight-complex="normal"/>
    </style:style>
    <style:style style:name="T577" style:family="text">
      <style:text-properties style:text-underline-style="none" fo:font-weight="normal" officeooo:rsid="270632ed" style:font-weight-asian="normal" style:font-weight-complex="normal"/>
    </style:style>
    <style:style style:name="T578" style:family="text">
      <style:text-properties style:text-underline-style="none" fo:font-weight="normal" officeooo:rsid="2707a573" style:font-weight-asian="normal" style:font-weight-complex="normal"/>
    </style:style>
    <style:style style:name="T579" style:family="text">
      <style:text-properties style:text-underline-style="none" fo:font-weight="normal" officeooo:rsid="2707e481" style:font-weight-asian="normal" style:font-weight-complex="normal"/>
    </style:style>
    <style:style style:name="T580" style:family="text">
      <style:text-properties style:text-underline-style="none" fo:font-weight="normal" officeooo:rsid="2708aec8" style:font-weight-asian="normal" style:font-weight-complex="normal"/>
    </style:style>
    <style:style style:name="T581" style:family="text">
      <style:text-properties style:text-underline-style="none" fo:font-weight="normal" officeooo:rsid="270a6a8f" style:font-weight-asian="normal" style:font-weight-complex="normal"/>
    </style:style>
    <style:style style:name="T582" style:family="text">
      <style:text-properties style:text-underline-style="none" fo:font-weight="normal" officeooo:rsid="270c6309" style:font-weight-asian="normal" style:font-weight-complex="normal"/>
    </style:style>
    <style:style style:name="T583" style:family="text">
      <style:text-properties style:text-underline-style="none" fo:font-weight="normal" officeooo:rsid="270cfbf9" style:font-weight-asian="normal" style:font-weight-complex="normal"/>
    </style:style>
    <style:style style:name="T584" style:family="text">
      <style:text-properties style:text-underline-style="none" fo:font-weight="normal" officeooo:rsid="270d27e3" style:font-weight-asian="normal" style:font-weight-complex="normal"/>
    </style:style>
    <style:style style:name="T585" style:family="text">
      <style:text-properties style:text-underline-style="none" fo:font-weight="normal" officeooo:rsid="270daf30" style:font-weight-asian="normal" style:font-weight-complex="normal"/>
    </style:style>
    <style:style style:name="T586" style:family="text">
      <style:text-properties style:text-underline-style="none" fo:font-weight="normal" officeooo:rsid="270fa282" style:font-weight-asian="normal" style:font-weight-complex="normal"/>
    </style:style>
    <style:style style:name="T587" style:family="text">
      <style:text-properties style:text-underline-style="none" fo:font-weight="normal" officeooo:rsid="270ff4d6" style:font-weight-asian="normal" style:font-weight-complex="normal"/>
    </style:style>
    <style:style style:name="T588" style:family="text">
      <style:text-properties style:text-underline-style="none" fo:font-weight="normal" officeooo:rsid="27103237" style:font-weight-asian="normal" style:font-weight-complex="normal"/>
    </style:style>
    <style:style style:name="T589" style:family="text">
      <style:text-properties style:text-underline-style="none" fo:font-weight="normal" officeooo:rsid="2710fcd3" style:font-weight-asian="normal" style:font-weight-complex="normal"/>
    </style:style>
    <style:style style:name="T590" style:family="text">
      <style:text-properties style:text-underline-style="none" fo:font-weight="normal" officeooo:rsid="271195a6" style:font-weight-asian="normal" style:font-weight-complex="normal"/>
    </style:style>
    <style:style style:name="T591" style:family="text">
      <style:text-properties style:text-underline-style="none" fo:font-weight="normal" officeooo:rsid="2712928d" style:font-weight-asian="normal" style:font-weight-complex="normal"/>
    </style:style>
    <style:style style:name="T592" style:family="text">
      <style:text-properties style:text-underline-style="none" fo:font-weight="normal" officeooo:rsid="27148fb0" style:font-weight-asian="normal" style:font-weight-complex="normal"/>
    </style:style>
    <style:style style:name="T593" style:family="text">
      <style:text-properties style:text-underline-style="none" fo:font-weight="normal" officeooo:rsid="2715cddd" style:font-weight-asian="normal" style:font-weight-complex="normal"/>
    </style:style>
    <style:style style:name="T594" style:family="text">
      <style:text-properties style:text-underline-style="none" fo:font-weight="normal" officeooo:rsid="27173529" style:font-weight-asian="normal" style:font-weight-complex="normal"/>
    </style:style>
    <style:style style:name="T595" style:family="text">
      <style:text-properties style:text-underline-style="none" fo:font-weight="normal" officeooo:rsid="27185c00" style:font-weight-asian="normal" style:font-weight-complex="normal"/>
    </style:style>
    <style:style style:name="T596" style:family="text">
      <style:text-properties style:text-underline-style="none" fo:font-weight="normal" officeooo:rsid="271971ed" style:font-weight-asian="normal" style:font-weight-complex="normal"/>
    </style:style>
    <style:style style:name="T597" style:family="text">
      <style:text-properties style:text-underline-style="none" fo:font-weight="normal" officeooo:rsid="271a423d" style:font-weight-asian="normal" style:font-weight-complex="normal"/>
    </style:style>
    <style:style style:name="T598" style:family="text">
      <style:text-properties style:text-underline-style="none" fo:font-weight="normal" officeooo:rsid="271bfd50" style:font-weight-asian="normal" style:font-weight-complex="normal"/>
    </style:style>
    <style:style style:name="T599" style:family="text">
      <style:text-properties style:text-underline-style="none" fo:font-weight="normal" officeooo:rsid="271f5f6f" style:font-weight-asian="normal" style:font-weight-complex="normal"/>
    </style:style>
    <style:style style:name="T600" style:family="text">
      <style:text-properties style:text-underline-style="none" fo:font-weight="normal" officeooo:rsid="2720d5c9" style:font-weight-asian="normal" style:font-weight-complex="normal"/>
    </style:style>
    <style:style style:name="T601" style:family="text">
      <style:text-properties style:text-underline-style="none" fo:font-weight="normal" officeooo:rsid="27224ca8" style:font-weight-asian="normal" style:font-weight-complex="normal"/>
    </style:style>
    <style:style style:name="T602" style:family="text">
      <style:text-properties style:text-underline-style="none" fo:font-weight="normal" officeooo:rsid="2722d556" style:font-weight-asian="normal" style:font-weight-complex="normal"/>
    </style:style>
    <style:style style:name="T603" style:family="text">
      <style:text-properties style:text-underline-style="none" fo:font-weight="normal" officeooo:rsid="2722f2f5" style:font-weight-asian="normal" style:font-weight-complex="normal"/>
    </style:style>
    <style:style style:name="T604" style:family="text">
      <style:text-properties style:text-underline-style="none" fo:font-weight="normal" officeooo:rsid="272356cf" style:font-weight-asian="normal" style:font-weight-complex="normal"/>
    </style:style>
    <style:style style:name="T605" style:family="text">
      <style:text-properties style:text-underline-style="none" fo:font-weight="normal" officeooo:rsid="2723cfb4" style:font-weight-asian="normal" style:font-weight-complex="normal"/>
    </style:style>
    <style:style style:name="T606" style:family="text">
      <style:text-properties style:text-underline-style="none" fo:font-weight="normal" officeooo:rsid="27247e22" style:font-weight-asian="normal" style:font-weight-complex="normal"/>
    </style:style>
    <style:style style:name="T607" style:family="text">
      <style:text-properties style:text-underline-style="none" fo:font-weight="normal" officeooo:rsid="27247e8b" style:font-weight-asian="normal" style:font-weight-complex="normal"/>
    </style:style>
    <style:style style:name="T608" style:family="text">
      <style:text-properties style:text-underline-style="none" fo:font-weight="normal" officeooo:rsid="2724e8e4" style:font-weight-asian="normal" style:font-weight-complex="normal"/>
    </style:style>
    <style:style style:name="T609" style:family="text">
      <style:text-properties style:text-underline-style="none" fo:font-weight="normal" officeooo:rsid="2725c098" style:font-weight-asian="normal" style:font-weight-complex="normal"/>
    </style:style>
    <style:style style:name="T610" style:family="text">
      <style:text-properties style:text-underline-style="none" fo:font-weight="normal" officeooo:rsid="272730b4" style:font-weight-asian="normal" style:font-weight-complex="normal"/>
    </style:style>
    <style:style style:name="T611" style:family="text">
      <style:text-properties style:text-underline-style="none" fo:font-weight="normal" officeooo:rsid="2727b186" style:font-weight-asian="normal" style:font-weight-complex="normal"/>
    </style:style>
    <style:style style:name="T612" style:family="text">
      <style:text-properties style:text-underline-style="none" fo:font-weight="normal" officeooo:rsid="2727d71f" style:font-weight-asian="normal" style:font-weight-complex="normal"/>
    </style:style>
    <style:style style:name="T613" style:family="text">
      <style:text-properties style:text-underline-style="none" fo:font-weight="normal" officeooo:rsid="27294290" style:font-weight-asian="normal" style:font-weight-complex="normal"/>
    </style:style>
    <style:style style:name="T614" style:family="text">
      <style:text-properties style:text-underline-style="none" fo:font-weight="normal" officeooo:rsid="272991f3" style:font-weight-asian="normal" style:font-weight-complex="normal"/>
    </style:style>
    <style:style style:name="T615" style:family="text">
      <style:text-properties style:text-underline-style="none" fo:font-weight="normal" officeooo:rsid="2729e5be" style:font-weight-asian="normal" style:font-weight-complex="normal"/>
    </style:style>
    <style:style style:name="T616" style:family="text">
      <style:text-properties style:text-underline-style="none" fo:font-weight="normal" officeooo:rsid="272a22ed" style:font-weight-asian="normal" style:font-weight-complex="normal"/>
    </style:style>
    <style:style style:name="T617" style:family="text">
      <style:text-properties style:text-underline-style="none" fo:font-weight="normal" officeooo:rsid="272c026e" style:font-weight-asian="normal" style:font-weight-complex="normal"/>
    </style:style>
    <style:style style:name="T618" style:family="text">
      <style:text-properties style:text-underline-style="none" fo:font-weight="normal" officeooo:rsid="272dea0f" style:font-weight-asian="normal" style:font-weight-complex="normal"/>
    </style:style>
    <style:style style:name="T619" style:family="text">
      <style:text-properties style:text-underline-style="none" fo:font-weight="normal" officeooo:rsid="272ed242" style:font-weight-asian="normal" style:font-weight-complex="normal"/>
    </style:style>
    <style:style style:name="T620" style:family="text">
      <style:text-properties style:text-underline-style="none" fo:font-weight="normal" officeooo:rsid="273175db" style:font-weight-asian="normal" style:font-weight-complex="normal"/>
    </style:style>
    <style:style style:name="T621" style:family="text">
      <style:text-properties style:text-underline-style="none" fo:font-weight="normal" officeooo:rsid="27319936" style:font-weight-asian="normal" style:font-weight-complex="normal"/>
    </style:style>
    <style:style style:name="T622" style:family="text">
      <style:text-properties style:text-underline-style="none" fo:font-weight="normal" officeooo:rsid="27334f0b" style:font-weight-asian="normal" style:font-weight-complex="normal"/>
    </style:style>
    <style:style style:name="T623" style:family="text">
      <style:text-properties style:text-underline-style="none" fo:font-weight="normal" officeooo:rsid="2734e802" style:font-weight-asian="normal" style:font-weight-complex="normal"/>
    </style:style>
    <style:style style:name="T624" style:family="text">
      <style:text-properties style:text-underline-style="none" fo:font-weight="normal" officeooo:rsid="2736e69d" style:font-weight-asian="normal" style:font-weight-complex="normal"/>
    </style:style>
    <style:style style:name="T625" style:family="text">
      <style:text-properties style:text-underline-style="none" fo:font-weight="normal" officeooo:rsid="2737528f" style:font-weight-asian="normal" style:font-weight-complex="normal"/>
    </style:style>
    <style:style style:name="T626" style:family="text">
      <style:text-properties style:text-underline-style="none" fo:font-weight="normal" officeooo:rsid="2738adc1" style:font-weight-asian="normal" style:font-weight-complex="normal"/>
    </style:style>
    <style:style style:name="T627" style:family="text">
      <style:text-properties style:text-underline-style="none" fo:font-weight="normal" officeooo:rsid="273b619b" style:font-weight-asian="normal" style:font-weight-complex="normal"/>
    </style:style>
    <style:style style:name="T628" style:family="text">
      <style:text-properties style:text-underline-style="none" fo:font-weight="normal" officeooo:rsid="273c878f" style:font-weight-asian="normal" style:font-weight-complex="normal"/>
    </style:style>
    <style:style style:name="T629" style:family="text">
      <style:text-properties style:text-underline-style="none" fo:font-weight="normal" officeooo:rsid="273e3c18" style:font-weight-asian="normal" style:font-weight-complex="normal"/>
    </style:style>
    <style:style style:name="T630" style:family="text">
      <style:text-properties style:text-underline-style="none" fo:font-weight="normal" officeooo:rsid="273fbe86" style:font-weight-asian="normal" style:font-weight-complex="normal"/>
    </style:style>
    <style:style style:name="T631" style:family="text">
      <style:text-properties style:text-underline-style="none" fo:font-weight="normal" officeooo:rsid="274058d9" style:font-weight-asian="normal" style:font-weight-complex="normal"/>
    </style:style>
    <style:style style:name="T632" style:family="text">
      <style:text-properties style:text-underline-style="none" fo:font-weight="normal" officeooo:rsid="2741314a" style:font-weight-asian="normal" style:font-weight-complex="normal"/>
    </style:style>
    <style:style style:name="T633" style:family="text">
      <style:text-properties style:text-underline-style="none" fo:font-weight="normal" officeooo:rsid="27423fe9" style:font-weight-asian="normal" style:font-weight-complex="normal"/>
    </style:style>
    <style:style style:name="T634" style:family="text">
      <style:text-properties style:text-underline-style="none" fo:font-weight="normal" officeooo:rsid="27438709" style:font-weight-asian="normal" style:font-weight-complex="normal"/>
    </style:style>
    <style:style style:name="T635" style:family="text">
      <style:text-properties style:text-underline-style="none" fo:font-weight="normal" officeooo:rsid="2744eaed" style:font-weight-asian="normal" style:font-weight-complex="normal"/>
    </style:style>
    <style:style style:name="T636" style:family="text">
      <style:text-properties style:text-underline-style="none" fo:font-weight="normal" officeooo:rsid="27453f2c" style:font-weight-asian="normal" style:font-weight-complex="normal"/>
    </style:style>
    <style:style style:name="T637" style:family="text">
      <style:text-properties style:text-underline-style="none" fo:font-weight="normal" officeooo:rsid="2746b4e9" style:font-weight-asian="normal" style:font-weight-complex="normal"/>
    </style:style>
    <style:style style:name="T638" style:family="text">
      <style:text-properties officeooo:rsid="2746b4e9"/>
    </style:style>
    <style:style style:name="T639" style:family="text">
      <style:text-properties officeooo:rsid="2746c2d5"/>
    </style:style>
    <style:style style:name="T640" style:family="text">
      <style:text-properties officeooo:rsid="27479bbb"/>
    </style:style>
    <style:style style:name="T641" style:family="text">
      <style:text-properties officeooo:rsid="27480677"/>
    </style:style>
    <style:style style:name="T642" style:family="text">
      <style:text-properties officeooo:rsid="2748728f"/>
    </style:style>
    <style:style style:name="T643" style:family="text">
      <style:text-properties officeooo:rsid="274a9426"/>
    </style:style>
    <style:style style:name="T644" style:family="text">
      <style:text-properties officeooo:rsid="27513c03"/>
    </style:style>
    <style:style style:name="T645" style:family="text">
      <style:text-properties officeooo:rsid="2753fff0"/>
    </style:style>
    <style:style style:name="T646" style:family="text">
      <style:text-properties officeooo:rsid="2754e837"/>
    </style:style>
    <style:style style:name="T647" style:family="text">
      <style:text-properties officeooo:rsid="2755efe5"/>
    </style:style>
    <style:style style:name="T648" style:family="text">
      <style:text-properties officeooo:rsid="2762abb0"/>
    </style:style>
    <style:style style:name="T649" style:family="text">
      <style:text-properties officeooo:rsid="276b8745"/>
    </style:style>
    <style:style style:name="T650" style:family="text">
      <style:text-properties officeooo:rsid="27703645"/>
    </style:style>
    <style:style style:name="T651" style:family="text">
      <style:text-properties officeooo:rsid="27802657"/>
    </style:style>
    <style:style style:name="T652" style:family="text">
      <style:text-properties officeooo:rsid="2789b869"/>
    </style:style>
    <style:style style:name="T653" style:family="text">
      <style:text-properties officeooo:rsid="278bd764"/>
    </style:style>
    <style:style style:name="T654" style:family="text">
      <style:text-properties officeooo:rsid="278e22e7"/>
    </style:style>
    <style:style style:name="T655" style:family="text">
      <style:text-properties officeooo:rsid="278f8536"/>
    </style:style>
    <style:style style:name="T656" style:family="text">
      <style:text-properties officeooo:rsid="2790f8a2"/>
    </style:style>
    <style:style style:name="T657" style:family="text">
      <style:text-properties officeooo:rsid="279188a8"/>
    </style:style>
    <style:style style:name="T658" style:family="text">
      <style:text-properties officeooo:rsid="0019f43d"/>
    </style:style>
    <style:style style:name="T659" style:family="text">
      <style:text-properties officeooo:rsid="27928128"/>
    </style:style>
    <style:style style:name="T660" style:family="text">
      <style:text-properties officeooo:rsid="2796e2bb"/>
    </style:style>
    <style:style style:name="T661" style:family="text">
      <style:text-properties officeooo:rsid="2799ecfc"/>
    </style:style>
    <style:style style:name="T662" style:family="text">
      <style:text-properties officeooo:rsid="27a1e07b"/>
    </style:style>
    <style:style style:name="T663" style:family="text">
      <style:text-properties officeooo:rsid="27a3d696"/>
    </style:style>
    <style:style style:name="T664" style:family="text">
      <style:text-properties officeooo:rsid="27a53b3a"/>
    </style:style>
    <style:style style:name="T665" style:family="text">
      <style:text-properties officeooo:rsid="27a5415d"/>
    </style:style>
    <style:style style:name="T666" style:family="text">
      <style:text-properties officeooo:rsid="27a699f1"/>
    </style:style>
    <style:style style:name="T667" style:family="text">
      <style:text-properties officeooo:rsid="27a6b879"/>
    </style:style>
    <style:style style:name="T668" style:family="text">
      <style:text-properties officeooo:rsid="27aa0fc9"/>
    </style:style>
    <style:style style:name="T669" style:family="text">
      <style:text-properties officeooo:rsid="27aa3c06"/>
    </style:style>
    <style:style style:name="T670" style:family="text">
      <style:text-properties officeooo:rsid="27accb15"/>
    </style:style>
    <style:style style:name="T671" style:family="text">
      <style:text-properties officeooo:rsid="27b0a313"/>
    </style:style>
    <style:style style:name="T672" style:family="text">
      <style:text-properties officeooo:rsid="27b83421"/>
    </style:style>
    <style:style style:name="T673" style:family="text">
      <style:text-properties officeooo:rsid="27bb8778"/>
    </style:style>
    <style:style style:name="T674" style:family="text">
      <style:text-properties officeooo:rsid="27bdc87e"/>
    </style:style>
    <style:style style:name="T675" style:family="text">
      <style:text-properties officeooo:rsid="27c048b5"/>
    </style:style>
    <style:style style:name="T676" style:family="text">
      <style:text-properties officeooo:rsid="27c2c2b1"/>
    </style:style>
    <style:style style:name="T677" style:family="text">
      <style:text-properties officeooo:rsid="27c61f93"/>
    </style:style>
    <style:style style:name="T678" style:family="text">
      <style:text-properties officeooo:rsid="27c6bd49"/>
    </style:style>
    <style:style style:name="T679" style:family="text">
      <style:text-properties officeooo:rsid="27cc2dc3"/>
    </style:style>
    <style:style style:name="T680" style:family="text">
      <style:text-properties officeooo:rsid="27ccbc3a"/>
    </style:style>
    <style:style style:name="T681" style:family="text">
      <style:text-properties officeooo:rsid="27cdb8cc"/>
    </style:style>
    <style:style style:name="T682" style:family="text">
      <style:text-properties officeooo:rsid="27cfa002"/>
    </style:style>
    <style:style style:name="T683" style:family="text">
      <style:text-properties officeooo:rsid="27d16745"/>
    </style:style>
    <style:style style:name="T684" style:family="text">
      <style:text-properties officeooo:rsid="27d1bcea"/>
    </style:style>
    <style:style style:name="T685" style:family="text">
      <style:text-properties officeooo:rsid="27d2c05d"/>
    </style:style>
    <style:style style:name="T686" style:family="text">
      <style:text-properties officeooo:rsid="27d372f7"/>
    </style:style>
    <style:style style:name="T687" style:family="text">
      <style:text-properties officeooo:rsid="27d3aed3"/>
    </style:style>
    <style:style style:name="T688" style:family="text">
      <style:text-properties officeooo:rsid="27d3f680"/>
    </style:style>
    <style:style style:name="T689" style:family="text">
      <style:text-properties officeooo:rsid="27d5a8b1"/>
    </style:style>
    <style:style style:name="T690" style:family="text">
      <style:text-properties officeooo:rsid="27d7053e"/>
    </style:style>
    <style:style style:name="T691" style:family="text">
      <style:text-properties officeooo:rsid="27db0858"/>
    </style:style>
    <style:style style:name="T692" style:family="text">
      <style:text-properties officeooo:rsid="27dde781"/>
    </style:style>
    <style:style style:name="T693" style:family="text">
      <style:text-properties officeooo:rsid="27decfc7"/>
    </style:style>
    <style:style style:name="T694" style:family="text">
      <style:text-properties officeooo:rsid="27e0aed0"/>
    </style:style>
    <style:style style:name="T695" style:family="text">
      <style:text-properties officeooo:rsid="27f85594"/>
    </style:style>
    <style:style style:name="T696" style:family="text">
      <style:text-properties officeooo:rsid="27fb4928"/>
    </style:style>
    <style:style style:name="T697" style:family="text">
      <style:text-properties officeooo:rsid="2802d76c"/>
    </style:style>
    <style:style style:name="T698" style:family="text">
      <style:text-properties officeooo:rsid="280d6a7e"/>
    </style:style>
    <style:style style:name="T699" style:family="text">
      <style:text-properties officeooo:rsid="28158749"/>
    </style:style>
    <style:style style:name="T700" style:family="text">
      <style:text-properties officeooo:rsid="281e2632"/>
    </style:style>
    <style:style style:name="T701" style:family="text">
      <style:text-properties officeooo:rsid="2823cb19"/>
    </style:style>
    <style:style style:name="T702" style:family="text">
      <style:text-properties officeooo:rsid="28275b57"/>
    </style:style>
    <style:style style:name="T703" style:family="text">
      <style:text-properties officeooo:rsid="2845d016"/>
    </style:style>
    <style:style style:name="T704" style:family="text">
      <style:text-properties officeooo:rsid="28493888"/>
    </style:style>
    <style:style style:name="T705" style:family="text">
      <style:text-properties officeooo:rsid="284a19f1"/>
    </style:style>
    <style:style style:name="T706" style:family="text">
      <style:text-properties officeooo:rsid="285d6da4"/>
    </style:style>
    <style:style style:name="T707" style:family="text">
      <style:text-properties officeooo:rsid="285e297a"/>
    </style:style>
    <style:style style:name="T708" style:family="text">
      <style:text-properties officeooo:rsid="2861726a"/>
    </style:style>
    <style:style style:name="T709" style:family="text">
      <style:text-properties officeooo:rsid="286184a5"/>
    </style:style>
    <style:style style:name="T710" style:family="text">
      <style:text-properties officeooo:rsid="28647a09"/>
    </style:style>
    <style:style style:name="T711" style:family="text">
      <style:text-properties officeooo:rsid="286f8ef3"/>
    </style:style>
    <style:style style:name="T712" style:family="text">
      <style:text-properties officeooo:rsid="28777306"/>
    </style:style>
    <style:style style:name="T713" style:family="text">
      <style:text-properties officeooo:rsid="287d0d7b"/>
    </style:style>
    <style:style style:name="T714" style:family="text">
      <style:text-properties officeooo:rsid="2881a4c0"/>
    </style:style>
    <style:style style:name="T715" style:family="text">
      <style:text-properties officeooo:rsid="2883c0f2"/>
    </style:style>
    <style:style style:name="T716" style:family="text">
      <style:text-properties officeooo:rsid="288a4ee6"/>
    </style:style>
    <style:style style:name="T717" style:family="text">
      <style:text-properties officeooo:rsid="28952627"/>
    </style:style>
    <style:style style:name="T718" style:family="text">
      <style:text-properties officeooo:rsid="289f8598"/>
    </style:style>
    <style:style style:name="T719" style:family="text">
      <style:text-properties officeooo:rsid="28a2c438"/>
    </style:style>
    <style:style style:name="T720" style:family="text">
      <style:text-properties officeooo:rsid="28a37b57"/>
    </style:style>
    <style:style style:name="T721" style:family="text">
      <style:text-properties officeooo:rsid="28a4fa5c"/>
    </style:style>
    <style:style style:name="T722" style:family="text">
      <style:text-properties officeooo:rsid="28a5eb21"/>
    </style:style>
    <style:style style:name="T723" style:family="text">
      <style:text-properties officeooo:rsid="28aa8e0b"/>
    </style:style>
    <style:style style:name="T724" style:family="text">
      <style:text-properties officeooo:rsid="28ac2e1b"/>
    </style:style>
    <style:style style:name="T725" style:family="text">
      <style:text-properties officeooo:rsid="28b60f94"/>
    </style:style>
    <style:style style:name="T726" style:family="text">
      <style:text-properties officeooo:rsid="28b800f0"/>
    </style:style>
    <style:style style:name="T727" style:family="text">
      <style:text-properties officeooo:rsid="28b98639"/>
    </style:style>
    <style:style style:name="T728" style:family="text">
      <style:text-properties officeooo:rsid="28b9ec49"/>
    </style:style>
    <style:style style:name="T729" style:family="text">
      <style:text-properties officeooo:rsid="28c5a736"/>
    </style:style>
    <style:style style:name="T730" style:family="text">
      <style:text-properties officeooo:rsid="28c73c6b"/>
    </style:style>
    <style:style style:name="T731" style:family="text">
      <style:text-properties officeooo:rsid="28c88069"/>
    </style:style>
    <style:style style:name="T732" style:family="text">
      <style:text-properties officeooo:rsid="28c88c48"/>
    </style:style>
    <style:style style:name="T733" style:family="text">
      <style:text-properties officeooo:rsid="28de3227"/>
    </style:style>
    <style:style style:name="T734" style:family="text">
      <style:text-properties officeooo:rsid="28edab4a"/>
    </style:style>
    <style:style style:name="T735" style:family="text">
      <style:text-properties officeooo:rsid="28f0d877"/>
    </style:style>
    <style:style style:name="T736" style:family="text">
      <style:text-properties officeooo:rsid="28fb164a"/>
    </style:style>
    <style:style style:name="T737" style:family="text">
      <style:text-properties officeooo:rsid="28fde8a3"/>
    </style:style>
    <style:style style:name="T738" style:family="text">
      <style:text-properties officeooo:rsid="29015585"/>
    </style:style>
    <style:style style:name="T739" style:family="text">
      <style:text-properties officeooo:rsid="290d9ac8"/>
    </style:style>
    <style:style style:name="T740" style:family="text">
      <style:text-properties officeooo:rsid="291392c2"/>
    </style:style>
    <style:style style:name="T741" style:family="text">
      <style:text-properties officeooo:rsid="291757db"/>
    </style:style>
    <style:style style:name="T742" style:family="text">
      <style:text-properties officeooo:rsid="291cfe32"/>
    </style:style>
    <style:style style:name="T743" style:family="text">
      <style:text-properties officeooo:rsid="292eb36b"/>
    </style:style>
    <style:style style:name="T744" style:family="text">
      <style:text-properties officeooo:rsid="292fbbca"/>
    </style:style>
    <style:style style:name="T745" style:family="text">
      <style:text-properties officeooo:rsid="29355571"/>
    </style:style>
    <style:style style:name="T746" style:family="text">
      <style:text-properties officeooo:rsid="2963d0ba"/>
    </style:style>
    <style:style style:name="T747" style:family="text">
      <style:text-properties officeooo:rsid="2967f5a4"/>
    </style:style>
    <style:style style:name="T748" style:family="text">
      <style:text-properties officeooo:rsid="296b152b"/>
    </style:style>
    <style:style style:name="T749" style:family="text">
      <style:text-properties officeooo:rsid="296dc901"/>
    </style:style>
    <style:style style:name="T750" style:family="text">
      <style:text-properties officeooo:rsid="296f4afc"/>
    </style:style>
    <style:style style:name="T751" style:family="text">
      <style:text-properties officeooo:rsid="296fc8d6"/>
    </style:style>
    <style:style style:name="T752" style:family="text">
      <style:text-properties officeooo:rsid="2974cb5c"/>
    </style:style>
    <style:style style:name="T753" style:family="text">
      <style:text-properties officeooo:rsid="29871141"/>
    </style:style>
    <style:style style:name="T754" style:family="text">
      <style:text-properties officeooo:rsid="298cb6c0"/>
    </style:style>
    <style:style style:name="T755" style:family="text">
      <style:text-properties officeooo:rsid="299193d0"/>
    </style:style>
    <style:style style:name="T756" style:family="text">
      <style:text-properties officeooo:rsid="29981e71"/>
    </style:style>
    <style:style style:name="T757" style:family="text">
      <style:text-properties officeooo:rsid="299a19c7"/>
    </style:style>
    <style:style style:name="T758" style:family="text">
      <style:text-properties officeooo:rsid="299a66dd"/>
    </style:style>
    <style:style style:name="T759" style:family="text">
      <style:text-properties officeooo:rsid="29a9aef9"/>
    </style:style>
    <style:style style:name="T760" style:family="text">
      <style:text-properties officeooo:rsid="29bde28d"/>
    </style:style>
    <style:style style:name="T761" style:family="text">
      <style:text-properties officeooo:rsid="29be7997"/>
    </style:style>
    <style:style style:name="T762" style:family="text">
      <style:text-properties officeooo:rsid="29c865b8"/>
    </style:style>
    <style:style style:name="T763" style:family="text">
      <style:text-properties officeooo:rsid="29dc9388"/>
    </style:style>
    <style:style style:name="T764" style:family="text">
      <style:text-properties officeooo:rsid="29e119a4"/>
    </style:style>
    <style:style style:name="T765" style:family="text">
      <style:text-properties officeooo:rsid="29e853f1"/>
    </style:style>
    <style:style style:name="T766" style:family="text">
      <style:text-properties officeooo:rsid="29ed2acb"/>
    </style:style>
    <style:style style:name="T767" style:family="text">
      <style:text-properties officeooo:rsid="29ee71fc"/>
    </style:style>
    <style:style style:name="T768" style:family="text">
      <style:text-properties officeooo:rsid="2a1efab3"/>
    </style:style>
    <style:style style:name="T769" style:family="text">
      <style:text-properties officeooo:rsid="2a22a806"/>
    </style:style>
    <style:style style:name="T770" style:family="text">
      <style:text-properties officeooo:rsid="2a2be931"/>
    </style:style>
    <style:style style:name="T771" style:family="text">
      <style:text-properties officeooo:rsid="2a2cad4a"/>
    </style:style>
    <style:style style:name="T772" style:family="text">
      <style:text-properties officeooo:rsid="2a3201b0"/>
    </style:style>
    <style:style style:name="T773" style:family="text">
      <style:text-properties officeooo:rsid="2a32fd95"/>
    </style:style>
    <style:style style:name="T774" style:family="text">
      <style:text-properties officeooo:rsid="2a33b9f5"/>
    </style:style>
    <style:style style:name="T775" style:family="text">
      <style:text-properties officeooo:rsid="2a35821b"/>
    </style:style>
    <style:style style:name="T776" style:family="text">
      <style:text-properties officeooo:rsid="2a362180"/>
    </style:style>
    <style:style style:name="T777" style:family="text">
      <style:text-properties officeooo:rsid="2a37af6a"/>
    </style:style>
    <style:style style:name="T778" style:family="text">
      <style:text-properties officeooo:rsid="2a399282"/>
    </style:style>
    <style:style style:name="T779" style:family="text">
      <style:text-properties officeooo:rsid="2a41a9ac"/>
    </style:style>
    <style:style style:name="T780" style:family="text">
      <style:text-properties officeooo:rsid="2a4394c2"/>
    </style:style>
    <style:style style:name="T781" style:family="text">
      <style:text-properties officeooo:rsid="2a447609"/>
    </style:style>
    <style:style style:name="T782" style:family="text">
      <style:text-properties officeooo:rsid="2a46fed5"/>
    </style:style>
    <style:style style:name="T783" style:family="text">
      <style:text-properties officeooo:rsid="2a486041"/>
    </style:style>
    <style:style style:name="T784" style:family="text">
      <style:text-properties officeooo:rsid="2a48c84a"/>
    </style:style>
    <style:style style:name="T785" style:family="text">
      <style:text-properties officeooo:rsid="2a49bb12"/>
    </style:style>
    <style:style style:name="T786" style:family="text">
      <style:text-properties officeooo:rsid="2a4b70c2"/>
    </style:style>
    <style:style style:name="T787" style:family="text">
      <style:text-properties officeooo:rsid="2a51db01"/>
    </style:style>
    <style:style style:name="T788" style:family="text">
      <style:text-properties officeooo:rsid="2a9204e8"/>
    </style:style>
    <style:style style:name="T789" style:family="text">
      <style:text-properties officeooo:rsid="2aa886de"/>
    </style:style>
    <style:style style:name="T790" style:family="text">
      <style:text-properties officeooo:rsid="2aab3652"/>
    </style:style>
    <style:style style:name="T791" style:family="text">
      <style:text-properties officeooo:rsid="2ab811ec"/>
    </style:style>
    <style:style style:name="T792" style:family="text">
      <style:text-properties officeooo:rsid="2ad2c6c0"/>
    </style:style>
    <style:style style:name="T793" style:family="text">
      <style:text-properties officeooo:rsid="2ae33fff"/>
    </style:style>
    <style:style style:name="T794" style:family="text">
      <style:text-properties officeooo:rsid="2af0c880"/>
    </style:style>
    <style:style style:name="T795" style:family="text">
      <style:text-properties officeooo:rsid="2b0410fe"/>
    </style:style>
    <style:style style:name="T796" style:family="text">
      <style:text-properties officeooo:rsid="2b06b029"/>
    </style:style>
    <style:style style:name="T797" style:family="text">
      <style:text-properties officeooo:rsid="2b1010a6"/>
    </style:style>
    <style:style style:name="T798" style:family="text">
      <style:text-properties officeooo:rsid="2b169918"/>
    </style:style>
    <style:style style:name="T799" style:family="text">
      <style:text-properties officeooo:rsid="2b363470"/>
    </style:style>
    <style:style style:name="T800" style:family="text">
      <style:text-properties officeooo:rsid="2b39844f"/>
    </style:style>
    <style:style style:name="T801" style:family="text">
      <style:text-properties officeooo:rsid="2b4e3385"/>
    </style:style>
    <style:style style:name="T802" style:family="text">
      <style:text-properties officeooo:rsid="2b6cc02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4" text:outline-level="3">4</text:h>
      <text:h text:style-name="P224" text:outline-level="3">Противодействие</text:h>
      <text:p text:style-name="P8"/>
      <text:p text:style-name="P9">Что?</text:p>
      <text:p text:style-name="P182">— <text:span text:style-name="T60">Ричард М. Никсон</text:span></text:p>
      <text:p text:style-name="P8"/>
      <text:p text:style-name="P175"><draw:frame draw:style-name="fr1" draw:name="Image1" text:anchor-type="paragraph" svg:width="6.9252in" svg:height="0.3661in" draw:z-index="0"><draw:image xlink:href="Pictures/1000000000000B720000009B428C9716555D8079.png" xlink:type="simple" xlink:show="embed" xlink:actuate="onLoad" loext:mime-type="image/png"/></draw:frame>Бетте Дэвис и Маргарет Дюмонт <text:span text:style-name="T1">в салоне </text:span><text:span text:style-name="T2">Кювилье-виньеточного стиля</text:span><text:span text:style-name="T1"> </text:span><text:span text:style-name="T2">чьего-то дома-дворца. За окном, в какой-то момент, </text:span><text:span text:style-name="T3">раздаётся звук казу, наигрывая мелодию поразительного безвкусия, вероятно «</text:span><text:span text:style-name="T4">Кто то такой?» из </text:span><text:span text:style-name="T5">Дня на Скачках </text:span><text:span text:style-name="T9">(во многих смыслах). Это один из вульгарных дружков Грочо Маркса. </text:span><text:span text:style-name="T10">Звук низкий, зудящий и гортанный. </text:span><text:span text:style-name="T11">Бетте Дэвис замирает, встряхи</text:span><text:span text:style-name="T12">в</text:span><text:span text:style-name="T11">ает головой, </text:span><text:span text:style-name="T12">сбивает пепел со своей сигареты: «</text:span><text:span text:style-name="T13">Что»,</text:span><text:span text:style-name="T15">– <text:s/></text:span><text:span text:style-name="T16">вопрошает она,</text:span><text:span text:style-name="T15">– <text:s/>«</text:span><text:span text:style-name="T7">это</text:span><text:span text:style-name="T16"> такое?» </text:span><text:span text:style-name="T17">Маргарет Дюмонт улыбается, выставляет грудь, </text:span><text:span text:style-name="T18">смотрит вдоль своего носа. «</text:span><text:span text:style-name="T19">Ну это звук»,</text:span><text:span text:style-name="T15">– <text:s/></text:span><text:span text:style-name="T19">отвечает она,</text:span><text:span text:style-name="T15">– <text:s/>«</text:span><text:span text:style-name="T19">как у казу».</text:span></text:p>
      <text:p text:style-name="P176"><text:span text:style-name="T19">Н</text:span><text:span text:style-name="T14">асколько знает Слотроп, это и </text:span><text:span text:style-name="T6">было</text:span><text:span text:style-name="T14"> казу. </text:span><text:span text:style-name="T20">Пока он пробудился, рокот растаял в утре. Уж чем бы оно там ни было, но это его разбудило. </text:span><text:span text:style-name="T21">А было это, или есть, ни что другое как Пират Прентис в более или менее угнанном </text:span><text:span text:style-name="T22">Р-47 курсом на Берлин. Ео приказы кратки и чётки, </text:span><text:span text:style-name="T23">как и у других, агентов Папы, Папа правит религией, а пойдите да найдите-</text:span><text:span text:style-name="T24">ка</text:span><text:span text:style-name="T23"> того миннезингера, он хороший вообще-то….</text:span></text:p>
      <text:p text:style-name="P11"><text:span text:style-name="T14">Это старая модель с кабинкой как крыша теплицы. Покрытое переплётом поле зрения </text:span><text:span text:style-name="T25">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text:span><text:span text:style-name="T26">петлю над Брунсвиком и, что за чёрт, переворот Иммельмана над </text:span><text:span text:style-name="T27">Магде бургом. На спине, ощер</text:span><text:span text:style-name="T32">ясь до</text:span><text:span text:style-name="T27"> коренны</text:span><text:span text:style-name="T32">х</text:span><text:span text:style-name="T27">, он начинает крен чуть-чуть с запозданием, </text:span><text:span text:style-name="T28">всего на одну тридцатую, и чуть не заглох, потрясло непонятно</text:span><text:span text:style-name="T15">—</text:span><text:span text:style-name="T28">закончить просто петлёй или продолжить Иммельман?</text:span><text:span text:style-name="T15">—</text:span><text:span text:style-name="T28">тянется к элеронам, забудь дёргать руль, штопор нам ни к чему… </text:span><text:span text:style-name="T29">но в последнюю секунду всё же жмёт педаль </text:span><text:span text:style-name="T30">слегка, маленький компромисс (мне около сорока, Боже, неужто и я </text:span><text:span text:style-name="T8">туда же</text:span><text:span text:style-name="T30">?) </text:span><text:span text:style-name="T31">и снова выравнивает, это будет-таки Иммельман. </text:span></text:p>
      <text:p text:style-name="P8"/>
      <text:p text:style-name="P183">Я Орёл Трубящий в Рог,</text:p>
      <text:p text:style-name="P183"><text:span text:style-name="T146">Тебе, </text:span>Кайзер, дам урок,</text:p>
      <text:p text:style-name="P184">На крышу бомбу сброшу,</text:p>
      <text:p text:style-name="P184">Сюрпризом огорошу.</text:p>
      <text:p text:style-name="P185">Всем фройлянам скажи,</text:p>
      <text:p text:style-name="P185"><text:span text:style-name="T147">А также</text:span> всем мадмуазелям,</text:p>
      <text:p text:style-name="P185">Готовятся пускай</text:p>
      <text:p text:style-name="P185">К хорошим каруселям...</text:p>
      <text:p text:style-name="P185">Ведь я в победный Рог Трубящий</text:p>
      <text:p text:style-name="P185">Орёл настоящий!</text:p>
      <text:p text:style-name="P8"/>
      <text:p text:style-name="P12">Сейча Осби Фил должно быть уже в Марселе, <text:span text:style-name="T148">уже устанавливает контакт с Бладгетом Ваксвингом, Вибли Силвернейл на пути в Цюрих. Катье поедет в Нордхаузен… Катье….</text:span></text:p>
      <text:p text:style-name="P13"><text:soft-page-break/>Нет, нет, она не <text:span text:style-name="T149">сказала ему обо всех её планах</text:span>, <text:span text:style-name="T149">Его это не касается. Сколько бы она ему ни рассказала, всегда будет оставаться какая-то тайна. Потому что такой уж он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Может быть что такие непредвиденные дела, как вот нынешняя его миссия, сближает тебя с нужными тебе людьми? что более формальные процедуры приводят, по природе своей, к отчуждению, к одиночеству? Ах, Прентис…. Это ещё что, пропеллер захолостил? Нет, нет, проверь давление топлива—глянь, стрелка дёргается, очень низко, бак на исходе—</text:span></text:p>
      <text:p text:style-name="P14">Небольшая полётная неприятность тут для Пирата, ничего серьёзного…. <text:span text:style-name="T150">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text:span></text:p>
      <text:p text:style-name="P15">Серый был для Войны. Как, похоже, и странный дар Пирата переживать фантазии посторонних. <text:span text:style-name="T151">После Дня Победы как отрезало. Но этим его психические трудности не закончились. Его всё ещё «посещает», тем же окольным и неопределённым способом, предок Катье Франс ван дер Грув, убийца додо и авантюрист. Он никогда полностью не появляется, но и <text:s/>не уходит насовсем. Пирата это злит. Он совместимый носитель Голландца, хоть и не хочет. Что Франс <text:s/>в нём находит? <text:s/>Связано ли это как-то—конечно, ещё как— с Конторой?</text:span></text:p>
      <text:p text:style-name="P16">Он вмастырил путаницу своих снов в те, что снятся Пирату, еретичные сны, <text:span text:style-name="T152">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двинется, всегда в точности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между кондитерски розово-жёлтых гор Маврикия или шевелящего тюльпаны дома, красные чаши под дождём наполняющим, бусинка за чистой бусинкой, водою, у всякого ветра своё скрещённое движение, <text:s/>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text:span></text:p>
      <text:p text:style-name="P17">Далеко внизу под брюхом Громобоя, нанесённые по зеленеющей местности, проплывают смягчённые временем контуры древних земляных работ, <text:span text:style-name="T153">деревни покинутые во времена Великого Мора, поля позади хижин, чьих жильцов скосила безжалостна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text:span></text:p>
      <text:p text:style-name="P151"><text:span text:style-name="T154">– </text:span><text:span text:style-name="T155">Это же яснее воздуха,</text:span><text:span text:style-name="T154">– </text:span><text:span text:style-name="T155">разглагольствует композитор Густав,</text:span><text:span text:style-name="T154">– </text:span><text:span text:style-name="T155">не будь ты старым дураком, то понимал бы</text:span><text:span text:style-name="T154">—</text:span><text:span text:style-name="T156">я знаю, я знаю, есть Благотворительная Ассоциация Старых Дураков, </text:span><text:span text:style-name="T157">вы все друг друга знаете и голосуете за ограничения на наиболее беспокойных модоле 70 и моё имя первым в списке. </text:span><text:span text:style-name="T158">Думаешь мне не начхать? </text:span><text:span text:style-name="T159">Вы все на другой частоте. </text:span><text:span text:style-name="T161">М</text:span><text:span text:style-name="T160">ы в жизни не </text:span><text:span text:style-name="T161">создадим</text:span><text:span text:style-name="T160"> помех </text:span><text:span text:style-name="T161">вам. Слишком далеки от вас. </text:span><text:span text:style-name="T162">У нас свои проблемы.</text:span></text:p>
      <text:p text:style-name="P152">Криптозоя различных видов суетится среди крошек, <text:span text:style-name="T380">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text:span></text:p>
      <text:p text:style-name="P18"><text:soft-page-break/>– <text:span text:style-name="T381">Вы захвачены тональностью,</text:span>– <text:span text:style-name="T381">вопит Густав:</text:span>– <text:span text:style-name="T382">как капканом. Тональность просто игрушка. Любая из них. Вы слишком стары. Вам никогда не выйти за пределы игры, в Ряд. Ряд это просвещение.</text:span></text:p>
      <text:p text:style-name="P19">– <text:span text:style-name="T383">Твой Ряд тоже игра.</text:span>– <text:span text:style-name="T383">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text:span text:style-name="T62">взык</text:span><text:span text:style-name="T383"> точно к целевой ноздре, затем стряхивает порцию с расстояния в полметра не обронив ни кристалла… после чего заряд взлетает в воздух как одна штука попкорна <text:s/>и </text:span><text:span text:style-name="T62">нганьк</text:span><text:span text:style-name="T383"> заглатывается носом, где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без применения направляющего туннеля. «</text:span><text:span text:style-name="T62">Звук</text:span><text:span text:style-name="T383"> это игра, если ты в состоянии это понять, ты, аденоидный клозетный провидец. Вот почему я слушаю Шпора, Россини, Спонтини, я выбираю себе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text:span text:style-name="T62">Kerl</text:span><text:span text:style-name="T383">, ты слепее меня».</text:span></text:p>
      <text:p text:style-name="P86">Слотроп спускается по тропе к горному ручью, <text:span text:style-name="T384">где оставлял свою гармошку отмокать всю ночь, втиснутую между парой камней в тихой заводи. </text:span></text:p>
      <text:p text:style-name="P20">– <text:span text:style-name="T385">Твой «свет и доброта» вилянье обречённого,</text:span>– <text:span text:style-name="T386">грит Густав.</text:span>– <text:span text:style-name="T387">Так и прёт мертвячиной от каждого их тех игривых мотивчиков.</text:span>– <text:span text:style-name="T387">Озлоблено, он обезглавливает фиал с кокаином зубами и сплёвывает огрызки в гущу шелестящих насекомых.</text:span></text:p>
      <text:p text:style-name="P87">Сквозь бегущую воду, дыры в старом Hohner <text:span text:style-name="T388">Слотроп видит кривящимися одна за другой, квадратики растягиваются как ноты, визуалльный блюз исполняется чистым ручьём. Есть исполнители на губных гармошках и дульсимерах во всех реках, где течёт вода. Как пророчествовал Рильке,</text:span></text:p>
      <text:p text:style-name="P87"/>
      <text:p text:style-name="P186">И хоть Земное забыло тебя,</text:p>
      <text:p text:style-name="P187">Замершей скажи Земле: я теку.</text:p>
      <text:p text:style-name="P188">Бегущей воде говори: вот я.</text:p>
      <text:p text:style-name="P86"/>
      <text:p text:style-name="P88">До сих пор можно, даже так далеко от этого, найти и расслышать призраки пропавших музыкантов. <text:span text:style-name="T389">Вытряхивая воду</text:span> <text:span text:style-name="T389">из своей гармошки, язычки поют о его ногу, подбирая единственный блюз первого такта в этом утреннем отрезке, <text:s/>Слотроп, просто посасывая свою гармошку, ближе к тому, чтобы стать медиумом спиритуалистом, чем когда-либо и даже о том не догадывается. </text:span></text:p>
      <text:p text:style-name="P89">Гармошка себя показала не сразу. <text:span text:style-name="T390">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звуком самим, а он знал достаточно об одиночествах и ночных голосах, чтобы догадаться что к чему. Он бросил играть на волынке, и на следующий день нашёл <text:s/>гармошку. Она оказалась той самой, которую он потерял в 1938 или -9, в унитазе, <text:s/>в Бальном Зале Роузленд, но то было слишком давно, чтоб он вспомнил.</text:span></text:p>
      <text:p text:style-name="P90">Его держат в одиночестве. Если другие замечали его или его костёр, <text:span text:style-name="T391">они не пробовали подойти. Он оброс волосами и бородой, носит рубаху из грубой ткани и штаны, которые Бодайн освободил для него из прачечной </text:span><text:span text:style-name="T63">Джон Е. Бэдэс</text:span><text:span text:style-name="T64">а</text:span><text:span text:style-name="T391">. Но ему нравится все дни проводить голым, муравьи заползают по его ногам, бабочки садятся на плечи, наблюдать жизнь гор, знакомиться с </text:span><text:soft-page-break/><text:span text:style-name="T391">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text:s/>Цюрих, <text:s/>сейчас наверняка слежка. Он мог бы попробовать найти Шпрингера или Бладгета Ваксвинга. Чего его так заклинило получить документы? На кой хуй </text:span><text:span text:style-name="T63">документы</text:span><text:span text:style-name="T391">,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text:span></text:p>
      <text:p text:style-name="P91">Ага. Всё ещё думает <text:span text:style-name="T392">как-то можно вернуться. Он менялся, конечно, менялся, общипывая альбатроса своего «я», время от времени, от нечего делать, полу-сознательно, как <text:s/>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text:span><text:span text:style-name="T65">люби меня</text:span><text:span text:style-name="T392">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text:span><text:span text:style-name="T65">извини,</text:span><text:span text:style-name="T392"> конечно и оставить её… но пока ещё нет. Ещё одна попытка, ещё один шанс, ещё одна сделка, ещё один перевод на линию дающую надежду. Может это просто гордость. Что если для него уже не осталось места в её конюшне? Если она его выгнала, она же не станет объяснять. Её «жеребцы» прав не имеют. У неё иммунитет на их никчёмные глупые вопросы. Она и есть Амазонская Сука, как называли её твои фантазии. </text:span></text:p>
      <text:p text:style-name="P92">И потом есть ещё Джамф, сочетание «Джамф» и «я» в изначальном сне. <text:span text:style-name="T393">К кому он может обратиться с </text:span><text:span text:style-name="T66">этим</text:span><text:span text:style-name="T393">? оно не выдержит излишнего докапывания, правда ж? Если он подберётся слишком близко, ему не сойдёт с рук. Сперва Они могут его предупредить, а могут и не предупреждать.</text:span></text:p>
      <text:p text:style-name="P93">Предчувствия становятся всё различимее, определённее. <text:span text:style-name="T394">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со штукатуркой сбитой выстрелами до кирпичного нутра—разрушены в разных формах, которые можно прочитывать.</text:span></text:p>
      <text:p text:style-name="P94">Однажды ночью, на стене общественного сортира, смердящего и созревшего тифом, <text:span text:style-name="T395">он находит <text:s/>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text:span text:style-name="T541">willst du V-2, dann arbeite</text:span><text:span text:style-name="T395">. Если хочешь <text:s/></text:span><text:span text:style-name="T67">V-2, </text:span><text:span text:style-name="T396">тогда работай. Добрый Вечер, Тайрон Слотроп… нет, нет, погоди, всё в порядке, вон на другой стене тоже намалёвано </text:span><text:span text:style-name="T541">willst du V-2, dann arbeite</text:span><text:span text:style-name="T396">.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text:span></text:p>
      <text:p text:style-name="P95">ТУТ БЫЛ РАКЕТМЭН </text:p>
      <text:p text:style-name="P96">С<text:span text:style-name="T544">начала</text:span> он подумал, что сам написал это, а потом забыл. <text:span text:style-name="T544">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span></text:p>
      <text:p text:style-name="P97"><text:span text:style-name="T546">Прошлые</text:span> Слотроп<text:span text:style-name="T545">ы</text:span>, <text:span text:style-name="T546">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text:span></text:p>
      <text:p text:style-name="P98">Потому, рядом с другими рисунками, <text:span text:style-name="T547">куском камня, он выцарапывает этот знак:</text:span></text:p>
      <text:p text:style-name="P98"><draw:frame draw:style-name="fr2" draw:name="Image2" text:anchor-type="paragraph" svg:width="2.8311in" svg:height="0.9654in" draw:z-index="1"><draw:image xlink:href="Pictures/100002010000030F0000012C16916024182D1E80.png" xlink:type="simple" xlink:show="embed" xlink:actuate="onLoad" loext:mime-type="image/png"/></draw:frame></text:p>
      <text:p text:style-name="P8"/>
      <text:p text:style-name="P8"/>
      <text:p text:style-name="P153"><text:soft-page-break/>Слотроп в осаде. <text:span text:style-name="T548">Только после того, как он оставил тот же знак ещё в полдюжине мест, ему доходит, что на самом деле</text:span><text:span text:style-name="T68"> его рисунок представляет <text:s/>ракет</text:span><text:span text:style-name="T69">у</text:span><text:span text:style-name="T68"> А-4, </text:span><text:span text:style-name="T167">вид снизу. </text:span><text:span text:style-name="T168">К тому времени он уже подмечал другие четырёхкратные выражения</text:span><text:span text:style-name="T169">—</text:span><text:span text:style-name="T170">вариации космической ветряной мельницы Франса Ван дер Грува</text:span><text:span text:style-name="T169">—</text:span><text:span text:style-name="T170">свастики, гимнастически символы FFFF в кругу симметрично вверх ногами и задом наперёд, Frisch Fromm Frölich Frei </text:span><text:span text:style-name="T171">над аккуратными дверями в тихих улочках, </text:span><text:span text:style-name="T172">и перекрёстки, где можешь </text:span><text:span text:style-name="T173">сидеть и слу</text:span><text:span text:style-name="T174">ш</text:span><text:span text:style-name="T173">ать дорожное движение на Той Стороне, </text:span><text:span text:style-name="T174">услышать будущее (</text:span><text:span text:style-name="T175">там никакой временн</text:span><text:span text:style-name="T33">о́</text:span><text:span text:style-name="T175">й последовательности: </text:span><text:span text:style-name="T176">все события там слиты в один и тот же вечный момент </text:span><text:span text:style-name="T177">и потому определённые послания не всегда «содержат смысл» по ту сторону: </text:span><text:span text:style-name="T178">им не достаёт исторической структуры, </text:span><text:span text:style-name="T179">они кажутся </text:span><text:span text:style-name="T180">фантастическими или безумными.</text:span></text:p>
      <text:p text:style-name="P2"><text:span text:style-name="T397">К</text:span><text:span text:style-name="T398">рыши кирх </text:span><text:span text:style-name="T399">песчаного </text:span><text:span text:style-name="T398">цвета подпирают горизонты вокруг Слотропа, </text:span><text:span text:style-name="T400">апсиды на все четыре стороны </text:span><text:span text:style-name="T401">направляют, </text:span><text:span text:style-name="T399">как</text:span><text:span text:style-name="T400"> стабилизаторы </text:span><text:span text:style-name="T401">ракеты, </text:span><text:span text:style-name="T399">обтекаемые</text:span><text:span text:style-name="T401"> шпили… </text:span><text:span text:style-name="T399">резьбленным в песчанике находит он дожидающийся его знак посвящения, крест </text:span><text:span text:style-name="T402">охваченный кр</text:span><text:span text:style-name="T34">у́</text:span><text:span text:style-name="T402">гом</text:span><text:span text:style-name="T399">. </text:span><text:span text:style-name="T403">Наконец, однажды </text:span><text:span text:style-name="T404">днём</text:span><text:span text:style-name="T403"> лёжа </text:span><text:span text:style-name="T404">привольно </text:span><text:span text:style-name="T403">раскинувшись на солнце, </text:span><text:span text:style-name="T405">на окраине одного из древних городов Чумы, он и сам становится к</text:span><text:span text:style-name="T406">р</text:span><text:span text:style-name="T405">естом, перекрёстком, </text:span><text:span text:style-name="T407">живым пересечением, к которому явились судьи </text:span><text:span text:style-name="T408">установить виселицу для обычного преступника приговорённого к повешению в полдень. </text:span><text:span text:style-name="T406">Чёрные гончие и клыкастые ищейки </text:span><text:span text:style-name="T409">пронырливые как выдры, собачьих пород утраченных за 700 лет, </text:span><text:span text:style-name="T410">гоняются за сучкой в течке, пока зрители собираются, это четвёртое повешение за весну, а тут представления случаются не часто кроме как с этим вот, которому в последний момент примерещился кто знает где украденный </text:span><text:span text:style-name="T411">жилет, кто знает что за толстомясая </text:span><text:span text:style-name="T511">gnädige Frau </text:span><text:span text:style-name="T412">с</text:span><text:span text:style-name="T411"> наскальзывающей Смерт</text:span><text:span text:style-name="T412">ью, с вскочившим членом, непомерное тёмно-пурпурное взбухание, и как раз когда трескает шея, </text:span><text:span text:style-name="T413">он и вправду </text:span><text:span text:style-name="T512">кончает</text:span><text:span text:style-name="T413"> в свою излохмаченную тряпку на чреслах </text:span><text:span text:style-name="T414">засаленную словно кожа святого под </text:span><text:span text:style-name="T415">пурпурным </text:span><text:span text:style-name="T414">плащом Поста, </text:span><text:span text:style-name="T416">и одна капля спермы продолжает скатываться, </text:span><text:span text:style-name="T417">капая с волоса на волос мёртвой ноги </text:span><text:span text:style-name="T418">до самого низа, с конца заскорузлого пальца голой ступни спадает на землю </text:span><text:span text:style-name="T419">точно в центре перекрёстка </text:span><text:span text:style-name="T415">и там</text:span><text:span text:style-name="T419">, под покровом ночи, </text:span><text:span text:style-name="T420">превращается в корень мандрагоры. </text:span><text:span text:style-name="T415">В следующую пятницу, на рассвете, </text:span><text:span text:style-name="T421">Колдун, </text:span><text:span text:style-name="T422">его</text:span><text:span text:style-name="T421"> собственны</text:span><text:span text:style-name="T422">й</text:span><text:span text:style-name="T421"> </text:span><text:span text:style-name="T513">Heiligenschein</text:span><text:span text:style-name="T421"> </text:span><text:span text:style-name="T422">рябит от инфракрасного до ультрафиолетового кольцами света вокруг его тени на росистой траве, </text:span><text:span text:style-name="T423">приходит со своим псом, </text:span><text:span text:style-name="T424">угольно-чёрным псом несколько дней не кормленным. </text:span><text:span text:style-name="T425">Колдун осторожно копает вокруг драгоценного корня </text:span><text:span text:style-name="T426">пока тот не останется держаться всего лишь на тончайших корне-нитях</text:span><text:span text:style-name="T427">—</text:span><text:span text:style-name="T428">привязывает его к хвосту своего чёрного пса, </text:span><text:span text:style-name="T429">затыкает себе уши воском, </text:span><text:span text:style-name="T430">затем достаёт кусок хлеба подманить </text:span><text:span text:style-name="T431">некормленого зверя </text:span><text:span text:style-name="T514">рррофг</text:span><text:span text:style-name="T431">! </text:span><text:span text:style-name="T432">п</text:span><text:span text:style-name="T431">ёс бросается за куском, </text:span><text:span text:style-name="T432">корень выдернут испуская свой </text:span><text:span text:style-name="T433">пронзающий роковой крик. Пёс падает замертво на полпути к завтраку, </text:span><text:span text:style-name="T434">его свято-свечение замирает и гаснет в миллионах росинок. </text:span><text:span text:style-name="T435">Колдун уносит корень домой нежно, </text:span><text:span text:style-name="T436">одевает его </text:span><text:span text:style-name="T437">в белый кафтанец и </text:span><text:span text:style-name="T438">кладёт</text:span><text:span text:style-name="T437"> рядом с ним деньги на ночь: </text:span><text:span text:style-name="T438">поутру монет вдесятеро больше. </text:span><text:span text:style-name="T439">Посланец Комитета по </text:span><text:span text:style-name="T181">Идиопатическим архетипам является с визитом. «</text:span><text:span text:style-name="T182">Инфляция?»</text:span><text:span text:style-name="T163">– </text:span><text:span text:style-name="T164">Колдун </text:span><text:span text:style-name="T165">пытается замести следы неясными мановениями рук,</text:span><text:span text:style-name="T163">– «</text:span><text:span text:style-name="T441">‘</text:span><text:span text:style-name="T442">Капитал</text:span><text:span text:style-name="T441">’? </text:span><text:span text:style-name="T442">Не слыхал ничего такого». </text:span><text:span text:style-name="T443">— «</text:span><text:span text:style-name="T442">Нет, нет»,</text:span><text:span text:style-name="T443">– </text:span><text:span text:style-name="T444">отвечает гость,</text:span><text:span text:style-name="T443">– «</text:span><text:span text:style-name="T444">не в данный момент. Мы </text:span><text:span text:style-name="T445">стараемся думать на</text:span><text:span text:style-name="T444">перёд. </text:span><text:span text:style-name="T445">Нам бы хотелось услышать об основой структуре этого. Насколько невыносимым был крик, например?» </text:span><text:span text:style-name="T443">— «</text:span><text:span text:style-name="T445">Держал уши заткнутыми, не слышал <text:s/>ничего». </text:span><text:span text:style-name="T443"><text:s/>— </text:span><text:span text:style-name="T446">Посланник сияет братской деловой улыбкой,</text:span><text:span text:style-name="T443">– «</text:span><text:span text:style-name="T447">Не могу сказать, что виню вас в этом….»</text:span></text:p>
      <text:p text:style-name="P3"><text:span text:style-name="T440">Кресты, свастики, мандалы Зоны, как не могут они не говорить что-то Слотропу? </text:span><text:span text:style-name="T448">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text:span><text:span text:style-name="T449">обрывки новостей, имена рабочих лошадок, </text:span><text:span text:style-name="T450">что может пригодиться ему когда-тоо смыться…. </text:span><text:span text:style-name="T451">Ему приходилось работать лопатой и ломом на весенних дорогах Бёркшира, апрельские утраченные им дни, </text:span><text:span text:style-name="T452">это называлось «работа по статье 81-й», </text:span><text:span text:style-name="T453">вслед за скрепером счищающим </text:span><text:span text:style-name="T454">зимнюю атаку-изнутри в кристаллах, </text:span><text:span text:style-name="T455">её белую некрополизацию… </text:span><text:span text:style-name="T456">подбирал ржавеющие банки от пива, жёлтые резинки с семенем отвергнутых, </text:span><text:span text:style-name="T453"><text:s/></text:span><text:span text:style-name="T457">Клинекс скрученный под вид мозга спрятать сопли отвергнутых, </text:span><text:span text:style-name="T458">слёзы отвергнутых, газеты, битое стекло, части автомобилей, </text:span><text:span text:style-name="T459">в дни, когда с суевер</text:span><text:span text:style-name="T460">н</text:span><text:span text:style-name="T459">ым страхом </text:span><text:span text:style-name="T460">он мог </text:span><text:soft-page-break/><text:span text:style-name="T460">сложить это всё воедино, </text:span><text:span text:style-name="T461">чётко видя в каждом строку записи, летопись: </text:span><text:span text:style-name="T462">о нём, о его зиме, о его стране… </text:span><text:span text:style-name="T463">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text:span><text:span text:style-name="T464">на какой-то другой улице поздним вечером, </text:span><text:span text:style-name="T465">иглы и ветви сосны в чистой светящейся дрожи на фоне ночных облаков, </text:span><text:span text:style-name="T466">одна электросхема из сотен в смазанной желтеющей охапке, <text:s/></text:span><text:span text:style-name="T467">смех на краю пшеничного поля ранним утром, когда он шагал в школу, </text:span><text:span text:style-name="T468">звук мотоцикла на холостом ходу</text:span><text:span text:style-name="T469">в тяжкий сумерками час лета… </text:span><text:span text:style-name="T470">и теперь в Зоне, в тот же день как он был перекрёстком, </text:span><text:span text:style-name="T471">после силльного дождя, который уж и не упомнит, </text:span><text:span text:style-name="T472">Слотроп видит очень широкую радугу, </text:span><text:span text:style-name="T473">крепкий радужный хуй упёртый из лобковых облаков в Землю, </text:span><text:span text:style-name="T474">зелёную, влажно раздавшуюся Землю, </text:span><text:span text:style-name="T475">и грудь его наполняется, и он стоит и плачет, </text:span><text:span text:style-name="T476">и ничего нет у него в голове, просто чувствует как блаженный….</text:span></text:p>
      <text:p text:style-name="P100"><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4"><text:span text:style-name="T476">С </text:span><text:span text:style-name="T440">двойным выключением, пятка-носок, </text:span><text:span text:style-name="T477">мчит прочь Роджер Мехико. </text:span><text:span text:style-name="T478">Вдоль летнего Автобана, </text:span><text:span text:style-name="T479">стыки покрытия ритмично бухают под его колёсами. </text:span><text:span text:style-name="T480">Он гонит на до-Гитлеровском </text:span><text:span text:style-name="T515">Хорх 870В </text:span><text:span text:style-name="T481">через выгорело-пурпурную вонистость Люнебург Хита. </text:span><text:span text:style-name="T482">Поверх ветрового стекла лёгкий ветер достаёт его, </text:span><text:span text:style-name="T483">пахнущий можжевельником. </text:span><text:span text:style-name="T484">Овцы-Хайдшнюке вдалеке отдыхают не шевелясь словно упавшие облака. </text:span><text:span text:style-name="T485">Болотца и ракитник проносятся по сторонам. </text:span><text:span text:style-name="T486">Над головою небо в хлопотах, плывёт, живая плазма.</text:span></text:p>
      <text:p text:style-name="P5"><text:span text:style-name="T486">Х</text:span><text:span text:style-name="T440">орх, армески-зелёный, с одним скромным нарциссом нарисованным посреди капота, прятался внутри грузовика </text:span><text:span text:style-name="T487">на ближнем к Эльбе краю Бригадной стоянки </text:span><text:span text:style-name="T488">в Гамбурге, </text:span><text:span text:style-name="T489">скрытый кроме его передних фар, </text:span><text:span text:style-name="T490">пытливые глаза дружелюбного инопланетянина улыбались Роджеру. </text:span><text:span text:style-name="T491">Привет, Землянин. </text:span><text:span text:style-name="T492">Уже в пути, он обнаружил, </text:span><text:span text:style-name="T493">что пол усыпан раскатывающими стеклянными баночками без наклеек, </text:span><text:span text:style-name="T494">типа детского питания, </text:span><text:span text:style-name="T495">странная нездорового цвета хрень, </text:span><text:span text:style-name="T496">от которой вряд ли какой людской младенец, съев, выживет, зелень с розовыми разводами, рвотно-бежев</text:span><text:span text:style-name="T497">ая с лиловыми</text:span><text:span text:style-name="T496"> вкрапления</text:span><text:span text:style-name="T497">ми</text:span><text:span text:style-name="T496">, </text:span><text:span text:style-name="T497">определить всё это никак невозможно, </text:span><text:span text:style-name="T498">каждая крышка украшена улыбкой толстого, ангелоподобного младенчика, </text:span><text:span text:style-name="T499">под ярким стеклом кишат токсины ботулизма с </text:span><text:span text:style-name="T500">тр</text:span><text:span text:style-name="T501">у</text:span><text:span text:style-name="T500">пными ядами… </text:span><text:span text:style-name="T501">время от времени новая банка вы</text:span><text:span text:style-name="T502">скакивает</text:span><text:span text:style-name="T501">, сама собой, из-под сиденья </text:span><text:span text:style-name="T502">и катается вопреки законам ускорения, </text:span><text:span text:style-name="T503">среди педалей, чтоб его ноги сбились с толку. </text:span><text:span text:style-name="T504">Он знает, что надо заглянуть вниз и посмотреть что там творится, но всё никак не соберётс</text:span><text:span text:style-name="T505">я</text:span><text:span text:style-name="T504">.</text:span></text:p>
      <text:p text:style-name="P6"><text:span text:style-name="T504">Б</text:span><text:span text:style-name="T440">утылочки катаются звякая по полу, </text:span><text:span text:style-name="T506">под капотом толкатель клапана, или два, частят со своей историей на что у них жалобы. </text:span><text:span text:style-name="T507">Дикая горчица хлещет мимо по центру Автобана, совершенно двуцветная, только </text:span><text:span text:style-name="T508">жёлтый с зелёным, </text:span><text:span text:style-name="T509">роковая река видимая лишь под двумя видами рябящего света. </text:span><text:span text:style-name="T510">Роджер поёт для девушки Каксэвене, которая всё ещё носит имя Джессики:</text:span></text:p>
      <text:p text:style-name="P100"/>
      <text:p text:style-name="P215">Мне снилось, что нашёл я снова нас двоих,</text:p>
      <text:p text:style-name="P215">Среди весны за уймой чужих жизней,</text:p>
      <text:p text:style-name="P216">И мы, свободней ветра,</text:p>
      <text:p text:style-name="P216">Брели вдоль моря,</text:p>
      <text:p text:style-name="P216">Чтобы повторять набор чужих бумажных слов….</text:p>
      <text:p text:style-name="P216"/>
      <text:p text:style-name="P216">Нас перехватили у ворот в зелень былого,</text:p>
      <text:p text:style-name="P216">Слишком растерянных тогда, чтобы спросить за что—</text:p>
      <text:p text:style-name="P216">Неужто дети могут вновь встречаться?</text:p>
      <text:p text:style-name="P217">И остаётся хоть какой-то след</text:p>
      <text:p text:style-name="P217">На сверхскоростных шоссе Июля?</text:p>
      <text:p text:style-name="P140"/>
      <text:p text:style-name="P154"><text:soft-page-break/><text:span text:style-name="T169">Т</text:span><text:span text:style-name="T166">ут </text:span><text:span text:style-name="T184">он </text:span><text:span text:style-name="T166">въехал в настолько ярко золотое </text:span><text:span text:style-name="T183">слияни</text:span><text:span text:style-name="T184">е</text:span><text:span text:style-name="T183"> склона </text:span><text:span text:style-name="T184">с полем, что </text:span><text:span text:style-name="T185">почти</text:span><text:span text:style-name="T183"> </text:span><text:span text:style-name="T184">забы</text:span><text:span text:style-name="T185">л вписаться в прикрытый насыпью поворот….</text:span></text:p>
      <text:p text:style-name="P155"><text:span text:style-name="T185">Н</text:span><text:span text:style-name="T166">еделю назад она </text:span><text:span text:style-name="T231">ушла</text:span><text:span text:style-name="T166">, </text:span><text:span text:style-name="T186">загляну</text:span><text:span text:style-name="T216">в</text:span><text:span text:style-name="T186"> на прощанье в «Белое Посещение». За исключением пустячного охвостья от ПРПУК, </text:span><text:span text:style-name="T187">это место снова стало дурдомом. Тросы аэростатов лежат </text:span><text:span text:style-name="T189">ржавея </text:span><text:span text:style-name="T187">на </text:span><text:span text:style-name="T188">отсыревших лугах, </text:span><text:span text:style-name="T189">превращаясь в чешуйки, ионы </text:span><text:span text:style-name="T190">и в </text:span><text:span text:style-name="T189">землю</text:span><text:span text:style-name="T169">—</text:span><text:span text:style-name="T190">жилы, что пели </text:span><text:span text:style-name="T191">грозными ночами среди сирен </text:span><text:span text:style-name="T192">воющих в тер</text:span><text:span text:style-name="T193">ц</text:span><text:span text:style-name="T192">ию, </text:span><text:span text:style-name="T193">сглаженных как далёкий ветер, вперемешку с буханьем бомб, теперь лежат вялые, старые, </text:span><text:span text:style-name="T194">жёсткими кольцами металлического праха. </text:span><text:span text:style-name="T195">Незабудки вскипают на каждом шагу под ногами, муравьи суетятся с чувством царствования. </text:span><text:span text:style-name="T196">Углокрыльницы, лимонницы, красные адмиралы парят на термоклиньях вдоль скал. </text:span><text:span text:style-name="T197">Джессика укоротила чёлку с последнего раза как Роджер её видел и </text:span><text:span text:style-name="T198">проживает обычную полосу тревоги: «Вид просто ужас, и даже не говори ничего….»</text:span><text:span text:style-name="T188"> </text:span></text:p>
      <text:p text:style-name="P101">– Вид просто улётный. Люблю его.</text:p>
      <text:p text:style-name="P21">– <text:span text:style-name="T549">Ты издеваешься.</text:span></text:p>
      <text:p text:style-name="P22">– <text:span text:style-name="T550">Джес, зачем нам говорить о </text:span><text:span text:style-name="T70">причёсках</text:span><text:span text:style-name="T550">, ради Бога.</text:span></text:p>
      <text:p text:style-name="P99">Пока где-то, по ту сторону Канала, <text:span text:style-name="T551">барьер неодолимый как стена Смерти для начинающего медиума, литера Слотропа, негодного, совсем пропащего, расползается по лиц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text:span></text:p>
      <text:p text:style-name="P23"><text:span text:style-name="T169">– </text:span><text:span text:style-name="T552">Но, Роджер,</text:span>– <text:span text:style-name="T552">это же </text:span><text:span text:style-name="T71">весна</text:span><text:span text:style-name="T552">. У нас уже мир.</text:span></text:p>
      <text:p text:style-name="P156"><text:span text:style-name="T169">Н</text:span><text:span text:style-name="T166">ет, у нас его нет. </text:span><text:span text:style-name="T199">Это ещё один кусок пропаганды. Нам это подсунуло ПВР. </text:span><text:span text:style-name="T200">Итак, джентльмены, как вы видите из результатов исследований, оптимальное время у нас 8 мая, </text:span><text:span text:style-name="T201">как раз накануне исхода Троицы, </text:span><text:span text:style-name="T202">занятия в школах заканчиваются, погода предвещает урожайный </text:span><text:span text:style-name="T203">год</text:span><text:span text:style-name="T202">, </text:span><text:span text:style-name="T203">заказы на уголь начинают свой сезонный спад, </text:span><text:span text:style-name="T204">давая нам пару месяцев передышки </text:span><text:span text:style-name="T205">поставить наши квоты в Руре обратно на их ноги—</text:span><text:span text:style-name="T206">нет, он видит лишь всё те же</text:span><text:span text:style-name="T205"> </text:span><text:span text:style-name="T206">быстрины власти, </text:span><text:span text:style-name="T207">всё то же обнищание, в котором он бился с 39-го, </text:span><text:span text:style-name="T208">его девушку вот-вот увезут в Германию, где должны отправить на дембель как всех. </text:span><text:span text:style-name="T209">Никакого канала наверх, что светил бы им хоть малейшей надеждой вывернуться. </text:span><text:span text:style-name="T210">И </text:span><text:span text:style-name="T72">что-то</text:span><text:span text:style-name="T210"> всё ещё продолжается, не называй это «войной», если нервничаешь от этого, </text:span><text:span text:style-name="T211">возможно показатель смертности снизился на пункт или два, </text:span><text:span text:style-name="T212">баночное пиво наконец-то вернулось </text:span><text:span text:style-name="T213">и на Трафальгарской площади собралось </text:span><text:span text:style-name="T73">очень</text:span><text:span text:style-name="T213"> много людей в одну из ночей, не так давно… </text:span><text:span text:style-name="T214">но Их </text:span><text:span text:style-name="T215">операция</text:span><text:span text:style-name="T214"> продолжается.</text:span></text:p>
      <text:p text:style-name="P157"><text:span text:style-name="T214">П</text:span><text:span text:style-name="T166">ечальный факт, раздирающий его сердце, подчёркивающий его опустошённость, в том, что Джессика верит Им. «</text:span><text:span text:style-name="T217">Война» была необходимым для неё условием, чтобы оставаться с Роджером. «</text:span><text:span text:style-name="T218">Мир» позволяет ей оставить его. </text:span><text:span text:style-name="T219">Его ресурсы, всравнеии с имеющимися у Них, слишком скудны. </text:span><text:span text:style-name="T220">Давний Бобёр, чему ж удивляться, будет отвечать там за связь с воздушной обороной, </text:span><text:span text:style-name="T221">так что они окажутся вместе в романтичном Каксэвене. </text:span><text:span text:style-name="T230">Спасибо</text:span><text:span text:style-name="T222">, </text:span><text:span text:style-name="T223">безумец</text:span><text:span text:style-name="T222"> Роджер, </text:span><text:span text:style-name="T220"><text:s/></text:span><text:span text:style-name="T223">это было великолепно, завихрение военного времени, </text:span><text:span text:style-name="T224">и кончали мы крайне зажигательно, твои руки раскинуты как </text:span><text:span text:style-name="T229">к</text:span><text:span text:style-name="T224">рылья Летающей Крепости, </text:span><text:span text:style-name="T225">у нас имелись свои вое</text:span><text:span text:style-name="T226">н</text:span><text:span text:style-name="T225">ные тайны, </text:span><text:span text:style-name="T226">мы дурачили старых толстых полковников направо и налево, </text:span><text:span text:style-name="T227">но всему приходит </text:span><text:span text:style-name="T229">стоп</text:span><text:span text:style-name="T227">, </text:span><text:span text:style-name="T228">у-юй! </text:span><text:span text:style-name="T229">Мне </text:span><text:span text:style-name="T230">надо</text:span><text:span text:style-name="T229"> бежать, милый Роджер, это было прекрасным сном….</text:span></text:p>
      <text:p text:style-name="P141">Он рухнул бы перед её коленками пахнущими глицерином <text:span text:style-name="T553">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его Годах с Роджером Мехико. День, когда ракеты перестали падать, стал началом конца для Роджера и Джессики. И чем яснее 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text:span><text:soft-page-break/><text:span text:style-name="T553">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text:span></text:p>
      <text:p text:style-name="P142"><text:span text:style-name="T554">Эти смертоносные ракеты уже в прошлом. На этот раз она будет запускающей стороной, она и Джереми—разве не так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ый снова людскими придатками к бахроме, портретам собак, Викторианским стульям, спрятанным кипам </text:span><text:span text:style-name="T74">News of the World </text:span><text:span text:style-name="T555">в шкафу на втором этаже.</text:span></text:p>
      <text:p text:style-name="P143">Ей надо ехать. Приказ свыше, выше командования с кем она могла бы договориться. <text:span text:style-name="T556">Её будущее связано с будущим всего Мира, а у Роджера только с его странной версией Войны, которую так и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text:s/>мать моя»,</text:span><text:span text:style-name="T558">– </text:span><text:span text:style-name="T559">сказал он в </text:span><text:span text:style-name="T560">самый </text:span><text:span text:style-name="T559">первый день, </text:span><text:span text:style-name="T560">а Джессика подумала какие леди в чёрном являются ему в снах, </text:span><text:span text:style-name="T561">какие пепельно-белые улыбки, что за </text:span><text:span text:style-name="T562">секатор проре</text:span><text:span text:style-name="T563">ж</text:span><text:span text:style-name="T562">ет</text:span><text:span text:style-name="T561"> </text:span><text:span text:style-name="T562">комнату, отчик</text:span><text:span text:style-name="T563">нет</text:span><text:span text:style-name="T562"> их зиму… </text:span><text:span text:style-name="T564">так много в нём она никак не смогла понять… </text:span><text:span text:style-name="T565">так много ненужного во время Мира. </text:span><text:span text:style-name="T566">Она уже начинает думать об их времени как о череде </text:span><text:span text:style-name="T567">взрывов, безумия нарастающего в </text:span><text:span text:style-name="T568">ритмах Войны. </text:span><text:span text:style-name="T569">Теперь вот хочет отправиться <text:s/>спасать Слотропа, ещё одно ракето-создание, </text:span><text:span text:style-name="T570">вампира, чья сексуальная жизнь </text:span><text:span text:style-name="T571">фактически под</text:span><text:span text:style-name="T570">пит</text:span><text:span text:style-name="T571">ыв</text:span><text:span text:style-name="T570">алась </text:span><text:span text:style-name="T571">ужасом Ракетного Блица</text:span><text:span text:style-name="T558">—</text:span><text:span text:style-name="T572">фу, жуть, жуть. </text:span><text:span text:style-name="T573">Надо, чтобб его заперли, а не пускали на волю. </text:span><text:span text:style-name="T574">Роджер должно быть больше думает о Слотропе, чем о ней, </text:span><text:span text:style-name="T575">два сапога пара, вот они кто, ну—она надеется эти двое будут счастливы вместе. </text:span><text:span text:style-name="T576">Смогут усесться, пиво пить, рассказывать истории про ракеты, калякать уравнения друг другу. </text:span><text:span text:style-name="T577">Ах, как весело. </text:span><text:span text:style-name="T578">По крайней мере она не бросает его в пустоте. </text:span><text:span text:style-name="T579">Он не оста</text:span><text:span text:style-name="T580">не</text:span><text:span text:style-name="T579">тся оди</text:span><text:span text:style-name="T580">н</text:span><text:span text:style-name="T579">, будет чем занять время….</text:span></text:p>
      <text:p text:style-name="P144"><text:span text:style-name="T579">О</text:span><text:span text:style-name="T557">на отошла прочь от него, вдоль пляжа. </text:span><text:span text:style-name="T581">Солнце сегодня такое яркое, что тень рядом с её Ахилловым сухожилием </text:span><text:span text:style-name="T582">обрисовывается чётко чёрной: как шов от пятки шёлкового чулка. </text:span><text:span text:style-name="T583">Её голова, как всегда, склонилась вперёд, прочь, </text:span><text:span text:style-name="T585">открытая</text:span><text:span text:style-name="T584"> шея, которую он никогда не перестанет любить, </text:span><text:span text:style-name="T585">никогда уже не увидит, беззащитна как её красота, </text:span><text:span text:style-name="T586">её неведение насколько всегда в опасности </text:span><text:span text:style-name="T587">движется она в Мире. </text:span><text:span text:style-name="T588">Она может знать слегка, может думать о себе, про лицо и тело, как о «симпатичной»...</text:span><text:span text:style-name="T589">но он никогда не мог сказать ей остальное, </text:span><text:span text:style-name="T590">как много прочего живого, птиц, ночей пахнущих травами и дождём, </text:span><text:span text:style-name="T591">залитые солнцем минуты простого покоя, </text:span><text:span text:style-name="T592">тоже вобрано в то, что она для него. Была. </text:span><text:span text:style-name="T593">Он утрачивает больше, чем одну только Джессику: </text:span><text:span text:style-name="T594">он теряет целую область жизни, </text:span><text:span text:style-name="T595">где впервые ему было уютно в Миру Сотворённом. </text:span><text:span text:style-name="T596">Теперь уходит обратно в зиму, </text:span><text:span text:style-name="T597">вкладывается в его единственный конверт. </text:span><text:span text:style-name="T598">Усилие необходимое для того, чтобы продолжить больше того, на которое он способен один.</text:span></text:p>
      <text:p text:style-name="P145"><text:span text:style-name="T598">О</text:span><text:span text:style-name="T557">н не думал, что будет плакать, когда она ушла. Но он плакал. </text:span><text:span text:style-name="T599">Соплей с пол кубометра, глаза красные как гвоздики. </text:span><text:span text:style-name="T600">Вскоре, </text:span><text:span text:style-name="T606">в</text:span><text:span text:style-name="T600">сякий раз как его левая нога ударяла при ходьбе о землю, </text:span><text:span text:style-name="T601">боль всплескивалась в половине его черепа. </text:span><text:span text:style-name="T602">А, наверно это и есть то, что называют «боль разлуки!» </text:span><text:span text:style-name="T603">Пойнтсмен являлся с охапками работы. </text:span><text:span text:style-name="T604">Роджер чувствовал, что не может забыть Джессику и меньше переживать о Слотропе. </text:span></text:p>
      <text:p text:style-name="P146"><text:span text:style-name="T605">Но в один из дней заскочил Мильто</text:span><text:span text:style-name="T606">н</text:span><text:span text:style-name="T605"> Гломинг освободить его от этого ступора. </text:span><text:span text:style-name="T607">Гломинг только что вернулся из прогулки по </text:span><text:span text:style-name="T608">З</text:span><text:span text:style-name="T607">оне</text:span><text:span text:style-name="T604">. </text:span><text:span text:style-name="T609">Там, в <text:s/>одной с ним рабочей группе оказался некий Джозеф <text:s/>Шляйм, перебежчик вторичной величины, который когда-то работал на IG, в управлении д-ра Райтингера, ВАУI</text:span><text:span text:style-name="T558">—</text:span><text:span text:style-name="T609">Отдел Статистики при НВ7. </text:span><text:span text:style-name="T610">Там Шляйм получил назначение в Американский подотдел, собиравший экономическую информацию для <text:s/></text:span><text:span text:style-name="T609">IG, </text:span><text:span text:style-name="T610">через подрядчиков и лицензиатов вроде </text:span><text:span text:style-name="T611">Химнико, Дженерал Анилин, а также Филм, Анско, Винтроп. </text:span><text:span text:style-name="T612">В 36-м он приехал в Англию работать в Империал Кемикылз, </text:span><text:span text:style-name="T613">на должность, которая так доконца и не прояснилась. </text:span><text:span text:style-name="T614">Он слыхал о Слотропе, да действительно… </text:span><text:span text:style-name="T615">припоминал его по старым дням. </text:span><text:span text:style-name="T616">Когда Лайл Бленд отправился в своё последнее застенное странствие, </text:span><text:span text:style-name="T617">по кабинетам </text:span><text:span text:style-name="T609">IG <text:s/></text:span><text:span text:style-name="T617">неделями </text:span><text:soft-page-break/><text:span text:style-name="T617">листались секретные доклады, </text:span><text:span text:style-name="T145">Geheime Kommandosache</text:span><text:span text:style-name="T617">, </text:span><text:span text:style-name="T618">слухи сплетались и расплетались, как молекулы угольнй смолы под давлением, </text:span><text:span text:style-name="T619">всё о том кому перейдёт наблюдение за Слотропом теперь, после кончины Бленда. </text:span></text:p>
      <text:p text:style-name="P147"><text:span text:style-name="T619">Э</text:span><text:span text:style-name="T557">то было ближе к началу великой борьбы за аппарат разведки <text:s/></text:span><text:span text:style-name="T609">IG. </text:span><text:span text:style-name="T620">Департамент экономики министерства иностранных дел и департамент иностранных дел министерства экономики оба хотели заполучить его. </text:span><text:span text:style-name="T621">И точно также военные, в особенности Wehrwirtschaftstab, секция Генштаба, которая заведовала связью ОВК с промышленностью. </text:span><text:span text:style-name="T622">Собственную связь </text:span><text:span text:style-name="T609">IG </text:span><text:span text:style-name="T622">с ОВК координировали д-р Дикман и д-р Горр. </text:span><text:span text:style-name="T623">Картина становилась ещё запутаннее из-за обычного дублирования офисами Нацистской Партии, Абвер-Организациями, </text:span><text:span text:style-name="T624">что охватили всю Германскую промышленность после 1933.</text:span><text:span text:style-name="T623"> </text:span><text:span text:style-name="T625">Нацистским контролёром за <text:s/></text:span><text:span text:style-name="T609">IG </text:span><text:span text:style-name="T625">был так называемый «Abteilung A», располагавшийся </text:span><text:span text:style-name="T626">в том же здании управления что и</text:span><text:span text:style-name="T558">—</text:span><text:span text:style-name="T626">и это считалось вполне приемлемым</text:span><text:span text:style-name="T558">—</text:span><text:span text:style-name="T626">группа связи </text:span><text:span text:style-name="T609">IG <text:s/></text:span><text:span text:style-name="T626">с Армией, Vermittlungsstelle W. </text:span><text:span text:style-name="T627">Но Технология, увы, дева с косами венцом и золотистой попкой, всегда нарывается на такие вот лапанья. </text:span><text:span text:style-name="T628">Скорее всего, грызня и разборки Армии с Партией и вынудили </text:span><text:span text:style-name="T629">в конце концов </text:span><text:span text:style-name="T628">Шляйма </text:span><text:span text:style-name="T629">податься за бугор больше, чем какие-либо моральные чувства относительно Гитлера. </text:span><text:span text:style-name="T630">Во всяком случае, он помнит, что наблюдение за Слотропом было поручено вновь созданному отделу Sparte IV при </text:span><text:span text:style-name="T626">Vermittlungsstelle W. </text:span><text:span text:style-name="T630">Sparte I </text:span><text:span text:style-name="T631">занимался азотом и бензином, <text:s/></text:span><text:span text:style-name="T630">II </text:span><text:span text:style-name="T632">красителями, </text:span><text:span text:style-name="T633">химикатами, нитриловой резиной и фармацевтикой,</text:span><text:span text:style-name="T632"> <text:s/></text:span><text:span text:style-name="T630">III </text:span><text:span text:style-name="T633">плёнками и волокнами. <text:s/></text:span><text:span text:style-name="T630">IV </text:span><text:span text:style-name="T634">ведал исключительно Слотропом и больше ничем, кроме—Шлям слышал разговор—одного или двух разношерстных патентов </text:span><text:span text:style-name="T635">полученных через сделки с IG Chemie в Швейцарии. </text:span><text:span text:style-name="T636">Обезболивающее, название которого </text:span><text:span text:style-name="T637">он </text:span><text:span text:style-name="T636">совсем не помнил и </text:span><text:span text:style-name="T637">и новый пластик, имя такое Миполам… «Полимекс» или типа того….</text:span></text:p>
      <text:p text:style-name="P24"><text:span text:style-name="T638">– Звучит как должно быть под присмотром Sparte II,</text:span>– <text:span text:style-name="T639">заметил Гломинг в тот раз.</text:span></text:p>
      <text:p text:style-name="P25">– <text:span text:style-name="T640">Пара управляющих были недовольны,</text:span>– <text:span text:style-name="T640">согласился Шляйм. </text:span>– <text:span text:style-name="T641">Тер Мейер был весь такой </text:span><text:span text:style-name="T75">Draufgänger</text:span><text:span text:style-name="T641"> и Хорляйн тоже, оба своего не упустят. Может и перевели на себя.</text:span></text:p>
      <text:p text:style-name="P26">– <text:span text:style-name="T642">А Партия приставила Abwehr человека к тому Sparte IV?</text:span></text:p>
      <text:p text:style-name="P26">Abwehr man to this Sparte IV <text:span text:style-name="T643">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text:span></text:p>
      <text:p text:style-name="P102">Что за чертовщина….</text:p>
      <text:p text:style-name="P27">– <text:span text:style-name="T644">Наблюдение?</text:span>– <text:span text:style-name="T644">Роджер тормошит вовсю свои волосы, галстук, уши, нос, костяшки пальцев.</text:span>– IG Farben <text:span text:style-name="T645">следили за Слотропом? До войны? </text:span><text:span text:style-name="T76">Зачем</text:span><text:span text:style-name="T645"> Гломинг.</text:span></text:p>
      <text:p text:style-name="P28">– <text:span text:style-name="T646">Странно, не правда ли?</text:span>– <text:span text:style-name="T647">Здрасьте вам </text:span><text:span text:style-name="T77">выпулился</text:span><text:span text:style-name="T647">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text:s/>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text:span text:style-name="T77">творится</text:span><text:span text:style-name="T647">?</text:span></text:p>
      <text:p text:style-name="P103">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text:span text:style-name="T648">) ему приходит на ум, что Гломинг был специально подослан Пойнтсменом, как неясный тактический ход в этой кампании Найланда Смита, которую <text:s/>он похоже проводит (у Пойнтсмена подборка всех книг великой Манихейской сага Сакса Ромера, и он в последнее время может заявится когда вздумает, <text:s/>обычно когда Роджер спит или тужится посрать по 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text:span text:style-name="T78">Джессика</text:span><text:span text:style-name="T648">?) Макиавеллиевских—</text:span></text:p>
      <text:p text:style-name="P103"><text:span text:style-name="T649">Джесссика. О. Да канешканешно Мехико ты ёбаный </text:span><text:span text:style-name="T79">идиот…</text:span><text:span text:style-name="T649"> нечего удивляться, что в 137 уильули от ответа. Ничего удивительного, что приказ ей пришёл Слишком Сверху. А он даже, </text:span><text:soft-page-break/><text:span text:style-name="T649">ягнёночек топает копытцами вокруг шампура, попросил </text:span><text:span text:style-name="T79">Пойнтсмена</text:span><text:span text:style-name="T649"> походатайствовать, если естьвозможность… Дурак. Дурак.</text:span></text:p>
      <text:p text:style-name="P104">Он прибывает в Дом-Двенадцать в 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text:span text:style-name="T650">Детвора заняты грабежом мусорных ящиков. По углам двора разметает официальную документацию, сброшенная кожа саого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военный смотр, либо следующая война</text:span>. <text:span text:style-name="T651">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text:span></text:p>
      <text:p text:style-name="P105"><text:span text:style-name="T61">Ну ладно Пойнтсмен </text:span>врывается в Дом-Двен<text:span text:style-name="T653">а</text:span>дцать, <text:span text:style-name="T652">пробковые доски встарахтели во всех семи холлах с пролётами, руки регистраторов удлиняясь потянулись к телефонам </text:span><text:span text:style-name="T80">так где же ты падла</text:span><text:span text:style-name="T652">.</text:span></text:p>
      <text:p text:style-name="P148">В офисе нет. Но Гёза Рожавёлгий тут и пробует умничать <text:span text:style-name="T654">с Роджером: «Вы устраи-</text:span><text:span text:style-name="T81">ваите</text:span><text:span text:style-name="T654"> це-</text:span><text:span text:style-name="T81">лое</text:span><text:span text:style-name="T654"> представ-</text:span><text:span text:style-name="T81">ление, мол-одой</text:span><text:span text:style-name="T654"> чел-</text:span><text:span text:style-name="T81">овек</text:span><text:span text:style-name="T654">».</text:span></text:p>
      <text:p text:style-name="P29">– <text:span text:style-name="T655">Заткнись Трансильванский олух,</text:span>– <text:span text:style-name="T655">рычит Роджер,</text:span>– <text:span text:style-name="T656">мне нужен босс, а ты попробуй дёрнуться и забудешь вкус первой группы крови, Джексон, это клыки даже </text:span><text:span text:style-name="T82">овсянку</text:span><text:span text:style-name="T656"> не осилят, когда я разберусь с тобой</text:span>—</text:p>
      <text:p text:style-name="P149">В испуге Рожавёлгий, отступая за кулер с водой, пытается прихватить вращающийся стул для самозащиты. <text:span text:style-name="T657">Сиденье отваливается и в руках Рожаёлгия остаётся лишь основа сработанная—ну надо же!—в виде креста.</text:span></text:p>
      <text:p text:style-name="P30">– <text:span text:style-name="T659">Где он?</text:span>– <text:s/><text:span text:style-name="T659">Мексиканский тупик, Роджер скрипит зубами, </text:span><text:span text:style-name="T83">не поддавайся истерике это контр-продуктивная роскошь, которую не можешь в момент такой уязвимости позволить</text:span><text:span text:style-name="T659">….</text:span>– <text:span text:style-name="T660">Говори, тварь, или уже не спрячешься под крышку ни одного гроба.</text:span></text:p>
      <text:p text:style-name="P106">Вбегает невысокая, но отважная секретарша, такая тебе херувимочка, и начинает хлестать Роджера по голеням налоговыми записями об избыточной прибыли <text:span text:style-name="T661">от</text:span> 1940 <text:span text:style-name="T661">до 44 Английской сталелитейной фирмы, у которой общий патент с Vereinigte </text:span>Stahlwerke <text:span text:style-name="T661">на сплав использованный для соединений линии проложенной в корму S-Gerät в A4 номер 00000. Но голени Роджера не расположены к полуению такого рода информаци"и. У секретарши падают очки. «Мисс Мюллер-Хохлебен»,– читает с бейджика у неё на груди,– «вы смотритесь зверски без своих очков. Одевайт обратно, битте»,– этот Нацистский прикол навеян её фамилией.</text:span></text:p>
      <text:p text:style-name="P31">– <text:span text:style-name="T662">Я не могу найти их,</text:span>– <text:span text:style-name="T662">и впрямь с Немецким акцентом,</text:span>– <text:span text:style-name="T662">я плохо вижу.</text:span></text:p>
      <text:p text:style-name="P32">– <text:span text:style-name="T84">Ну-ка</text:span><text:span text:style-name="T663"> посмотрим чем можно вам </text:span><text:span text:style-name="T84">помочь</text:span><text:span text:style-name="T61">—</text:span><text:span text:style-name="T664">ага, это что? <text:s/>Мисс Мюллер-Хохлебен!</text:span></text:p>
      <text:p text:style-name="P32">– <text:span text:style-name="T61">Ja</text:span>. . . .</text:p>
      <text:p text:style-name="P32">– <text:span text:style-name="T664">Как выглядят эти ваши очки?</text:span></text:p>
      <text:p text:style-name="P33">– <text:span text:style-name="T665">Они белые</text:span>—</text:p>
      <text:p text:style-name="P33">– <text:s/><text:span text:style-name="T665">С такими миленькими стразами по всей оправе, </text:span><text:span text:style-name="T85">Fräulein</text:span><text:span text:style-name="T665">? а?</text:span></text:p>
      <text:p text:style-name="P150"><text:span text:style-name="T558">– </text:span><text:span text:style-name="T61">Ja, ja, und mit</text:span>—</text:p>
      <text:p text:style-name="P34">– <text:span text:style-name="T666">И по дужкам тоже, а и </text:span><text:span text:style-name="T86">перьями</text:span><text:span text:style-name="T666">?</text:span></text:p>
      <text:p text:style-name="P35">– <text:span text:style-name="T667">Страусиные перья….</text:span></text:p>
      <text:p text:style-name="P35">– <text:span text:style-name="T667">Перья страуса самца в синей павлиньей окраске вытарчивают по краям?</text:span></text:p>
      <text:p text:style-name="P36">– <text:span text:style-name="T668">Это мои очки, ja,</text:span>– <text:span text:style-name="T668">грит, шаря вокруг, секретарша,</text:span>– <text:span text:style-name="T668">где они?</text:span></text:p>
      <text:p text:style-name="P37"><text:soft-page-break/>– <text:span text:style-name="T668">А вот </text:span><text:span text:style-name="T87">тут</text:span><text:span text:style-name="T668">!</text:span>– <text:span text:style-name="T669">топает ногой ХРЯСЬ, разбивая их в арктическую россыпь по всему ковру Пойнтсмена.</text:span></text:p>
      <text:p text:style-name="P38">– <text:span text:style-name="T670">Я говорю,</text:span>– <text:span text:style-name="T670">отваживается Рожавёлгий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text:span>—<text:span text:style-name="T671">ещё страннее </text:span><text:span text:style-name="T88">лицом в него</text:span><text:span text:style-name="T671">…. Сам Рожавёглий не слишком-то жалует тот Угол, он пробовал его пару раз, но выходил качая головой: «Мис-</text:span><text:span text:style-name="T88">тер</text:span><text:span text:style-name="T671"> Пойнтсмен, мне это там сов-</text:span><text:span text:style-name="T88">сем</text:span><text:span text:style-name="T671"> не нрав-</text:span><text:span text:style-name="T88">ится</text:span><text:span text:style-name="T671">. Какое удов-</text:span><text:span text:style-name="T88">ольствие</text:span><text:span text:style-name="T671"> вообще можно нах-</text:span><text:span text:style-name="T88">одить</text:span><text:span text:style-name="T671"> в таких ве-</text:span><text:span text:style-name="T88">щах</text:span><text:span text:style-name="T671">. А?»</text:span>– <text:span text:style-name="T672">приподымая одну злодейски задумчивую бровь. На что Пойтсмен с извиняющимся видом, не за себя, а за Рожевёглия перед чем-то, мягко отвечал: «Это единственное место, где я чувствую себя живым»,</text:span>– <text:span text:style-name="T673">и можешь спокойно прозакладывать свою задницу, что одна или две мемо поднимались до Министерского уровня на </text:span><text:span text:style-name="T89">эту</text:span><text:span text:style-name="T673"> тему. Если они дошли до самого Министра, то стали вероятно кабинетным увеселением. «О да, да»,</text:span>– <text:span text:style-name="T674">покачивая своей старой умудрённой головой в овечьих завитушках, высокие, почти славянские скулы прячут в морщинах рассеянного, но вежливого смеха,</text:span>– «<text:span text:style-name="T675">да знаменитый Угол Пойнтсмена, да… не удивлюсь если в нём водятся привидения, э?»</text:span>– <text:span text:style-name="T676">Рефлективный смех присутствующих подчинённых, хотя лишь угрюмые улыбки вышестоящих. «Вызовите сапёров, пусть проверят»,</text:span>– <text:span text:style-name="T677">хихикает кто-то с сигарой.</text:span>– «<text:span text:style-name="T678">Бедняга решит, что он опять на Войне».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text:span></text:p>
      <text:p text:style-name="P39">– <text:span text:style-name="T679">Ты говоришь </text:span><text:span text:style-name="T90">что</text:span><text:span text:style-name="T679">?</text:span>– <text:span text:style-name="T679">уже какое-то время орёт Роджер.</text:span></text:p>
      <text:p text:style-name="P40">– <text:span text:style-name="T680">Я говорю,</text:span>– <text:span text:style-name="T680">грит Рожевёглий, ещё раз.</text:span></text:p>
      <text:p text:style-name="P41">– <text:span text:style-name="T681">Ты говоришь «я говорю»? Так что ли? В таком случае тебе надо говорить «Я говорю ‘я говорю’». </text:span></text:p>
      <text:p text:style-name="P42">– <text:span text:style-name="T682">Я так и говорил.</text:span></text:p>
      <text:p text:style-name="P43">– <text:span text:style-name="T683">Нет, нет, ты говорил «я говорю» только один раз вот что ты</text:span>—</text:p>
      <text:p text:style-name="P44">– <text:span text:style-name="T684">А-</text:span><text:span text:style-name="T91">га</text:span><text:span text:style-name="T684">! Но я говорил это </text:span><text:span text:style-name="T91">ещё раз</text:span><text:span text:style-name="T684">, я говорил это… </text:span><text:span text:style-name="T91">дважды</text:span><text:span text:style-name="T684">.</text:span></text:p>
      <text:p text:style-name="P45">– <text:span text:style-name="T685">Но перед тем я задал тебе вопрос</text:span>—<text:span text:style-name="T686">ты не можешь утверждать, что два «я говорю» составляли одно высказывание,</text:span>– <text:span text:style-name="T687">если только,</text:span>– <text:span text:style-name="T687">это попытка сделать меня излишне,</text:span>– <text:span text:style-name="T687">если только и вправду что,</text:span>– <text:span text:style-name="T687">доверчивым, а в вашем положении это форма,</text:span>– <text:span text:style-name="T688">что мы одно и то же лицо, а весь этот разговор был ОДНОЙ ЕДИНСТВЕННОЙ МЫСЛЬЮ йааагггхх и значит,</text:span>– <text:span text:style-name="T689">сумасшествия, Рожевёглий</text:span>—</text:p>
      <text:p text:style-name="P46">– <text:span text:style-name="T690">Мои очки,</text:span>– <text:span text:style-name="T690">хлюпает </text:span><text:span text:style-name="T92">фройляйн</text:span><text:span text:style-name="T690">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чтобы в конце концов</text:span>—<text:span text:style-name="T691">если предположить, что она ещё долго протянет</text:span>—<text:span text:style-name="T691">превратить ковёр Пойнтсмена в шлейф павлиньих платьев с иллюстраций Бидсли.</text:span></text:p>
      <text:p text:style-name="P47">– <text:span text:style-name="T692">У вас отлично получается, Мисс Мюллер-Хохлебен,</text:span>– <text:span text:style-name="T693">орёт подбадривая Роджер,</text:span>– <text:span text:style-name="T693">ну, а ты, ты у меня сейчас</text:span>— <text:span text:style-name="T694">и замолкает, заметив как Рожевёглий стал сейчас почти невидимым в той тени, и как белки его глаз фактически светят белым, вибрирует в воздухе, переключаясь из видимости в невидимость… Рожевёглию стоит немало усилий оставаться в том углу. Это никак, совсем нет, не <text:s/>его среда. Одно то, что комната как бы отдалилась, словно в видоискателе камеры. Ну, а стены</text:span>—<text:span text:style-name="T694">они не кажутся… ну, </text:span><text:span text:style-name="T93">твёрдыми</text:span><text:span text:style-name="T694">,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сливает горючее из баков, затем серебряный парашют, задирает закрылки поверх кабинки, заносит вверх и </text:span><text:span text:style-name="T93">синий</text:span><text:span text:style-name="T694"> </text:span><text:soft-page-break/><text:span text:style-name="T694">(вдруг, такой яростно синий!) врывается перед самым ударом, заслонка дросселя закрыта </text:span><text:span text:style-name="T93">уххннхх</text:span><text:span text:style-name="T694">! О блядь </text:span><text:span text:style-name="T93">риф</text:span><text:span text:style-name="T694">, мы сейчас разобьёмся об</text:span>—<text:span text:style-name="T695">о. О, здесь нет рифа? Мы-мы </text:span><text:span text:style-name="T94">спасены</text:span><text:span text:style-name="T695">? Мы да! Манго, я вижу много манго на том дереве! а-и <text:s/>там девушка</text:span>—<text:span text:style-name="T696">там до хрена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text:s/>Американском мюзик-холле?)</text:span>—</text:p>
      <text:p text:style-name="P47"/>
      <text:p text:style-name="P189">Белый человек привет тебе на <text:span text:style-name="T697">Пуки-хуки-луки О-о-о-острове!</text:span></text:p>
      <text:p text:style-name="P190">Попробуй-ка мою па-пайю и не захочешь у-ю-ю-ю-уходить!</text:p>
      <text:p text:style-name="P191">Лу-на как жёл-тая ба-на-на!</text:p>
      <text:p text:style-name="P192">Зависла над моей ка-ба-на,</text:p>
      <text:p text:style-name="P193">И многа хула-хупа игр навпереди<text:span text:style-name="T658">—</text:span></text:p>
      <text:p text:style-name="P194">О звёзды падают на <text:span text:style-name="T697">Пуки-хуки-луки О</text:span>с<text:span text:style-name="T697">тров!</text:span></text:p>
      <text:p text:style-name="P195">Гора облита лавой как вишнёвый торт<text:span text:style-name="T658">—</text:span></text:p>
      <text:p text:style-name="P196">Даже Милашка Лейлани в Шалашике из Трав</text:p>
      <text:p text:style-name="P197">Любит сосать кокос с миссионерской погремушкой,</text:p>
      <text:p text:style-name="P197">Гля-глянь-ка, сладенький, ты тут на <text:span text:style-name="T697">Пуки-хуки-луки О-о-о-острове!</text:span></text:p>
      <text:p text:style-name="P34"/>
      <text:p text:style-name="P107"><text:span text:style-name="T61">О-ёй, о-ёй</text:span><text:span text:style-name="T658">—</text:span>хо-<text:span text:style-name="T61">чет</text:span> окрутить <text:span text:style-name="T61">меня</text:span>, <text:span text:style-name="T698">одна, из э-</text:span><text:span text:style-name="T95">тих</text:span><text:span text:style-name="T698"> ост-</text:span><text:span text:style-name="T95">ровных</text:span><text:span text:style-name="T698"> красото-</text:span><text:span text:style-name="T95">чек</text:span><text:span text:style-name="T698">, </text:span><text:span text:style-name="T95">провести</text:span><text:span text:style-name="T698">, оста-</text:span><text:span text:style-name="T95">ток</text:span><text:span text:style-name="T698">… мо-</text:span><text:span text:style-name="T95">ей</text:span><text:span text:style-name="T698"> жизни, ку-</text:span><text:span text:style-name="T95">шая</text:span><text:span text:style-name="T698"> па-</text:span><text:span text:style-name="T95">па</text:span><text:span text:style-name="T698">-йи, п-</text:span><text:span text:style-name="T95">ахуч</text:span><text:span text:style-name="T698">-ие как </text:span><text:span text:style-name="T95">пизда</text:span><text:span text:style-name="T698">, молод-</text:span><text:span text:style-name="T95">ого</text:span><text:span text:style-name="T698"> ра</text:span><text:span text:style-name="T95">я</text:span><text:span text:style-name="T698">—</text:span></text:p>
      <text:p text:style-name="P108">Когда рай был молодым. <text:span text:style-name="T699">Пилот превращается в Рожавёглия,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эе это там глаза, такие знакомые, улыбаются привет, а я тебя знаю, а ты не узнаёшь? Ты </text:span><text:span text:style-name="T96">вправду</text:span><text:span text:style-name="T699"> меня не узнал?</text:span></text:p>
      <text:p text:style-name="P109">Рожавёглий вскрикивает и <text:span text:style-name="T700">пятится из угла, дрожит, ослеплён слишком сильным тут светом. </text:span><text:span text:style-name="T97">Fräulein</text:span><text:span text:style-name="T700"> Мюллер-Хохлебен ползает по кругу, по одному и тому же, всё быстрей и быстрей, почти смазывается, брюзжа истерически. Оба достигли уровня, до которого <text:s/>доводил их Роджер в предпринятой им тонкой психологической атаке. Негромко, но твёрдо: «Хорошо. Теперь в последний раз, где м-р Пойнтсмен».</text:span></text:p>
      <text:p text:style-name="P48">– <text:span text:style-name="T701">В оффисе Мосмуна,</text:span>– <text:span text:style-name="T701">отвечают они, в унисон.</text:span></text:p>
      <text:p text:style-name="P110">До офиса Мосмуна можно от Уайт-холла на роликах прокатиться, и <text:span text:style-name="T702">обороняется</text:span>, <text:span text:style-name="T702">комната</text:span> за <text:span text:style-name="T702">комнатой</text:span>, часовы<text:span text:style-name="T702">ми</text:span> <text:s/>девушк<text:span text:style-name="T702">ам</text:span>и, <text:span text:style-name="T702">на каждой платье <text:s text:c="2"/>расцветки радикально отличающейся от остальных (на что уходит достаточно времени, так что можете представить насколько сблизились оттенки в 3-сигма цветах для начала, если такая прорва может быть «радикально отличающимися», знаете ли, как скажем—о, цвета ящерицы, вечерней звезды, бледной Атлантики, не углубляясь дальше) и которых Роджер завлекает, подкупает, угрожает, запутывает и (вздох) да лупит, пробиваясь, пока наконец «Мосмун»,– бухает по той великанской дубовой двери, в резьбе как на входах в некоторые храмы,– «Пойнтсмен, пляске конец! Во имя последних остатков порядочности, что позволяет вам дожить день до конца и не быть застреленными случайным незнакомцем при оружии, отройте эту дверь!» Это довольно длинная речь и дверь вправду приоткрывается наполовину, но Роджер довершает начатое ею до конца. Он смотрит в комнату раскалённого лимонно-зелёного решительно приглушённого, почти до молочного уровня абсента-с-водой, комната теплее, чем ряд лиц вокруг стола действительно заслуживает, но вероятно это появление Роджера несколько углубляет свет, когда он подбежав вспрыгивает на полированный стол поверх полированной головы директора сталелитейной компании, скользит метров шесть по навощённой поверхности до сидящего во главе с беззаботной (ну-ну, пацанчик) улыбкой на лице. «Мосмун, попался». Неужто он пробрался до конца, в гущу колпаков, с прорезями для глаз, золотых висюлек, курящегося ладана и скипетра из берцовой кости? </text:span></text:p>
      <text:p text:style-name="P49"><text:soft-page-break/>– <text:span text:style-name="T703">Это </text:span><text:span text:style-name="T98">не</text:span><text:span text:style-name="T703"> Мосмун,</text:span>– <text:span text:style-name="T703">м-р Пойнтсмен откашливается по ходу говорения.</text:span>– <text:span text:style-name="T703">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text:span text:style-name="T98">право же</text:span><text:span text:style-name="T703">—</text:span></text:p>
      <text:p text:style-name="P111">Мехико расстегнул ширинку, вынул свой хуй и сейчас во всю ссыт на <text:span text:style-name="T704">сияющий </text:span>стол, <text:span text:style-name="T705">а бумаги, в пепельницы и очень скоро на этих <text:s/>людей с их застывшими лицами, которые, хоть и руководящее звено несомненно, мужчины цепкого разума, всё ещё как-то не хотят принять, что это происходит, сами знаете, в мире, который действительно соприкасается, в слишком многих точках, с привычным </text:span><text:span text:style-name="T99">для них</text:span><text:span text:style-name="T705">… и в общем-то струя тёплой мочи вполне приятна, как пробегает по галстукам за десять гиней, бородкам креативного вида, в ноздри с пятнами от цирроза печени, поперёк пары Армейских очков в стальной оправе, плеща вверх-вниз по крахмальым манишкам, значкам Phi Beta Kappa, Почётного Легиона, Орденам Ленина, Железным Крестам, Крестам Виктории, цепочкам именных часов, рукояткам служебных пистолетов и даже обрезов там подмышкой….</text:span></text:p>
      <text:p text:style-name="P50">– <text:span text:style-name="T706">Пойнтсмен,</text:span>– <text:span text:style-name="T707">хуй, упрямый, рассвирепевший, подпрыгивает как воздушный корабль среди пурпурных облаков (очень плотный пурпур, как ворс бархата такого цвета) с наступлением ночи, когда бриз с моря обещает затруднённую посадку.</text:span>– <text:span text:style-name="T708">Я приберёг тебя напоследок. Но</text:span>—<text:span text:style-name="T709">боже, похоже моча вся кончилась. Ни капли больше. Какая жалость. Тебе ничего не осталось. Понимаешь? Я готов и </text:span><text:span text:style-name="T100">жизнь</text:span><text:span text:style-name="T709"> отдать,</text:span>– <text:span text:style-name="T710">слово так и вылетело и возможно Роджер преувеличивает, а может и нет,</text:span>– <text:span text:style-name="T710">чтобы для тебя </text:span><text:span text:style-name="T101">нигде</text:span><text:span text:style-name="T710">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text:span>—<text:span text:style-name="T711">я буду преследовать тебя из комнаты в комнату, пока не загоню в угол самой последней. У тебя будет последняя комната, Пойнтсмен, и тебе придётся доживать в ней твою затруханную, проститутскую жизнь.</text:span></text:p>
      <text:p text:style-name="P112">Пойнтсмен не смотрит на него. <text:span text:style-name="T712">Отводит глаза. Вот этого Роджер и хотел. Появляется охрана, как антиклимакс, <text:s/>хотя любители сцен погони, те, кто не может взглянуть на Тадж Махал, Уфици, Статую Свободы, не перетекая мыслью на сцену погони, сцену погони, вот это да Дуглас Фэрбенкс скачет на фоне минаретов под луной—такие энтузиасты могут заинтересоваться нижеследующим:</text:span></text:p>
      <text:p text:style-name="P113">Роджер ныряет под стол застегнуть свою ширинку и тупые фараоны прыгают друг в друга поверх столешницы, <text:s/><text:span text:style-name="T713">сталкиваются и бранятся, но Роджер удрал вниз в обутый конской кожей, подбитый гвоздями, в тонюсенькую полоску, ромбо-узоро-носочный подуровень этих конспираторов в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того под стол. <text:s/></text:span></text:p>
      <text:p text:style-name="P51">– <text:span text:style-name="T714">Хорошо. Сейчас мы выходим отсюда и ты мой заложник, </text:span><text:span text:style-name="T102">дошло</text:span><text:span text:style-name="T714">?</text:span>– <text:span text:style-name="T715">Он показывается волоча посинелого руководителя за галстук или за хуй, тащит его как детские саночки, <text:s/>давящегося и апоплектичного за дверь, мимо модально необычайной радуги дам-постовых теперь в испуге хотя бы с виду, сирены уже воют на улице </text:span><text:span text:style-name="T542"><text:s/>напад</text:span><text:span text:style-name="T543">ение маньяка</text:span><text:span text:style-name="T542"> на нефте-переговоры</text:span><text:span text:style-name="T715"> </text:span><text:span text:style-name="T103">Вытеснен Успев Обосс</text:span><text:span text:style-name="T61">—</text:span><text:span text:style-name="T104">ть Договаривающиеся Стороны </text:span><text:span text:style-name="T716">а он уже из лифта бежит по служебному коридору взык!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вот жалость) и убегает задним ходом между рядами платанов в маленький парк, через забор, прыг-скок, быстроногий Родждер и Лондонские полицейские.</text:span></text:p>
      <text:p text:style-name="P114">Ничего не осталось в «Белом Посещении» ему действительно нужного. <text:span text:style-name="T717">Ничего без чего ему не обойтись. Одежда на плечах да мотоцикл из гаража, карман набитый мелочью и злость </text:span><text:soft-page-break/><text:span text:style-name="T717">безмерная, что ещё нужно 30-летнему простаку, чтобы пробиться в городе? «Да я же ёбаный Дик Витингтон!»– Приходит ему на ум, мчащему вдоль Кингз-Роуд.– «Я пришёл в Лондон. Я твой Лорд-Мэр….»</text:span></text:p>
      <text:p text:style-name="P115">Пират дома, <text:span text:style-name="T718">и явно ждал Роджера. Части его верного Мендозы лежат на трапезном столе, натирает маслом или кислотой для воронения, тряпочки, шомпола, бутылки сменяютт другг друга в его руках, но глаза не сводит с Роджера. </text:span></text:p>
      <text:p text:style-name="P52">– <text:span text:style-name="T719">Нет,</text:span>–<text:span text:style-name="T719"> прерывает обличение Пойнтсмена, когда там мелькнуло имя Мильтона Гломинга,</text:span>– <text:span text:style-name="T720">это мелочь, но тут постой. Пойнтсмен его не подсылал. Мы его послали.</text:span></text:p>
      <text:p text:style-name="P52">– <text:span text:style-name="T720">Мы.</text:span></text:p>
      <text:p text:style-name="P53">– <text:span text:style-name="T720">Ты начинающий параноик, Роджер,</text:span>– <text:span text:style-name="T720">впервые Прентис зовёт его по имени и это трогает Родждера достаточно, чтобы остановить его тираду.</text:span>– <text:span text:style-name="T721">Конечно, хорошо развитая система-Они необходима</text:span>—<text:span text:style-name="T722">но это лишь половина истории. Для каждой Они должна быть и Мы. В нашем случае она имеется. Творческая паранойя подразумевает развитие как Мы-системы, так и Они-системы.</text:span></text:p>
      <text:p text:style-name="P54">– <text:span text:style-name="T723">Подожди, подожди, сначала где два стакана с виски, будь обходительным хозяином, во-вторых что за «система-Они», я же тебе не излагаю Теорему Чебышева, правда?</text:span></text:p>
      <text:p text:style-name="P55">– <text:span text:style-name="T724">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бреди реалены или нереалены. Они говорят только ради выгодности. Весь вопрос в </text:span><text:span text:style-name="T105">системе</text:span><text:span text:style-name="T724">. Как в ней расположены данные. Некоторые согласуются, другие разваливаются. Твоя идея будто Пойнтсмен послал Гломинга выбор не того поворота на развилке. Без какого-нибудь противоположного набора бредней</text:span>—<text:span text:style-name="T725">бредней про нас самих, которые я называю Мы-системой—мысль про Гломинга могла бы быть верной—</text:span></text:p>
      <text:p text:style-name="P56">– <text:span text:style-name="T726">Бредни про нас самих?</text:span></text:p>
      <text:p text:style-name="P57">– <text:span text:style-name="T726">Те, что не реальны.</text:span></text:p>
      <text:p text:style-name="P57">– <text:span text:style-name="T726">Но официально определены.</text:span></text:p>
      <text:p text:style-name="P57">– <text:span text:style-name="T726">Ради выгодности, да.</text:span></text:p>
      <text:p text:style-name="P57">– <text:span text:style-name="T727">Ну, так ты играешь в Их игру, выходит.</text:span></text:p>
      <text:p text:style-name="P58">– <text:span text:style-name="T727">Пусть тебя это не беспокоит. Увидишь как легко у тебя получится. С учётом, что мы до сих пор не победили, это совсем не проблема.</text:span></text:p>
      <text:p text:style-name="P116">Роджер окончательно сбит с толку. <text:span text:style-name="T728">И тут кто за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text:s/>с </text:span><text:span text:style-name="T106">Schwarzkommando</text:span><text:span text:style-name="T728">. Один из апачей лейтенантов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она у Фила?), безошибочно подтверждает воздействие героина.</text:span></text:p>
      <text:p text:style-name="P120">Это малость изумляет—раз тут «система-Мы», как она не догадывается взаимодействовать порассудительнее, как это делает «система-Они»?</text:p>
      <text:p text:style-name="P59">– <text:span text:style-name="T729">Это то, что надо!</text:span>– <text:span text:style-name="T729">кричит Осби и своим танцем живота доводит Хрюнделя до широкой тревожащей улыбки.</text:span>– <text:span text:style-name="T730">Они берут рациональностью. Мы ссым на Их рациональные распорядки. Правда же… Мехико?</text:span></text:p>
      <text:p text:style-name="P60">– <text:span text:style-name="T731">Ура!</text:span>– <text:span text:style-name="T731">Кричат остальные. Круто выдал, Осби.</text:span></text:p>
      <text:p text:style-name="P117">Сэр Стивен Додсон-Трак сидит у окна, чистит автомат <text:span text:style-name="T61">стен</text:span>. <text:span text:style-name="T732">Снаружи, сверзившись на спину в свой <text:s/>летний покой, Лондон может ощутить сегодня похолодания Режима Экономии. В голове сэра Стивена ни единого слова сейчас. Он совершенно поглощён оружием. Он больше не думает о своей жене, Норе, хотя она существует <text:s/>где-то, <text:s/>какой-то комнате всё ещё окружена своими планетарными физиками, и нацелила себя на какую-то особую судьбу. За последние недели, в стиле истинного мессианства, ей стало ясно самой, что её истинная суть, буквально, Сила </text:span><text:soft-page-break/><text:span text:style-name="T732">Притяжения. </text:span><text:span text:style-name="T107">Я Гравитация, я То, Что должна преодолевать Ракета, Чему покоряются доисторические пустыни и трансмутируют в саму субстанцию Истории</text:span><text:span text:style-name="T732">…. Её уродцы на каталках, её провидцы, телепортальн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возможостей для хорошей хохмы время от времени—бедную Нору зазывают на </text:span><text:span text:style-name="T107">séances, </text:span><text:span text:style-name="T733">которые не смогли б надуть ваших пра-тётушек, визиты от подобных Рональду Черикоку в одёжке под Иисуса Христа, шля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text:s/>зад Норы под эластичным корсетом… глубоко оскорблённая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text:span text:style-name="T108">йагх</text:span><text:span text:style-name="T733">!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ого слоновьего </text:span><text:span text:style-name="T108">soixante-neuf, </text:span><text:span text:style-name="T734">лоснящиеся хоботы симметрично ходят словно поршни в сочных вульвах слоних, а в попытке избежать этот жуткий показ, она обнаруживала, что како-то игривый призрак запер дверь за неё и другой вот-вот шмякнет ей в лицо холодным Йоркширским пудингом….</text:span></text:p>
      <text:p text:style-name="P118">В мезонине Пирата все поют сейчас походную песню силы противодействия, <text:span text:style-name="T735">вместе с Томасом Гвенхидви, который не поддался всё же диалектическому проклятию Книги Пойнтсмена, аккомпанирующем на крвзе из розового дерева:</text:span></text:p>
      <text:p text:style-name="P118"/>
      <text:p text:style-name="P198">Они спали <text:span text:style-name="T736">у тебя </text:span>на плечах</text:p>
      <text:p text:style-name="P199">Подливали слёзы в пиво <text:span text:style-name="T736">тебе</text:span>,</text:p>
      <text:p text:style-name="P200"><text:span text:style-name="T736">Заунывные пели тебе</text:span> «баю-бай»,</text:p>
      <text:p text:style-name="P201"><text:span text:style-name="T736">И</text:span> ты думал Они сочувствия хотят, но не душ,</text:p>
      <text:p text:style-name="P202">И Они не давали тебе поумнеть,</text:p>
      <text:p text:style-name="P202">Но сегодня скажу, ты пойми,</text:p>
      <text:p text:style-name="P202">В мире есть другие пути,</text:p>
      <text:p text:style-name="P203">Ты перестанешь жрать это дерьмо<text:span text:style-name="T658">—</text:span></text:p>
      <text:p text:style-name="P204">Они тебе платили, чтоб ты это любил,</text:p>
      <text:p text:style-name="P204">Но время пришло Их послать,</text:p>
      <text:p text:style-name="P204">И хватит уже бунтовать,</text:p>
      <text:p text:style-name="P204">Время пришло войну начать.</text:p>
      <text:p text:style-name="P119"/>
      <text:p text:style-name="P61">– <text:span text:style-name="T736">Войну начать,</text:span>– <text:span text:style-name="T736">поёт Роджер, на пути в Каксэвен, тут же думая о том как Джессика постригла волосы для Джереми, и как тот невыносимый педант будет смотреться с ракетным соплом на шее,</text:span>– <text:span text:style-name="T737">это война….</text:span></text:p>
      <text:p text:style-name="P206"/>
      <text:p text:style-name="P207">Прикури на дорожку, </text:p>
      <text:p text:style-name="P208">Когда-то ты готов был целовать Им ножки,</text:p>
      <text:p text:style-name="P205">Но время пришло Их послать,</text:p>
      <text:p text:style-name="P205">Время пришло войну начать.</text:p>
      <text:p text:style-name="P205"/>
      <text:p text:style-name="P205"><draw:frame draw:style-name="fr3" draw:name="Image4" text:anchor-type="paragraph" svg:width="5.9402in" svg:height="0.3138in" draw:z-index="3"><draw:image xlink:href="Pictures/1000000000000B720000009B428C9716555D8079.png" xlink:type="simple" xlink:show="embed" xlink:actuate="onLoad" loext:mime-type="image/png"/></draw:frame></text:p>
      <text:p text:style-name="P121"><text:soft-page-break/>Эти ветви сосны, поскрипывая так<text:span text:style-name="T738">им водянисто синим, похоже не производят ни малейшего тепла совсем.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накрепко увязаны в правительственом сознании со времён появления того и другого. <text:s/></text:span></text:p>
      <text:p text:style-name="P122">На горных склонах, <text:span text:style-name="T739">просветы вспыхивают яркие как Неопалмая Купина в июле на церемонное касание пламени из зажигалки. Ефрейтор Эдди Пенисьеро, из пополнения тут, в 89-й Дивизии, тоже энтузиаст амфетамина, сидит нахохлившись чуть ли не поверх костра, вздрагивает и присматривается к <text:s/>дивизионному шеврону на рукаве, который обычно напоминает кучу ракетных носов из проглядывающих из расширенной дырки в жопе, все в чёрном и тускло-оливковом, но которые сейчас выглядят даже более дико, чем </text:span><text:span text:style-name="T109">это</text:span><text:span text:style-name="T739">, и через минуту Эдди надумает на что оно похоже.</text:span></text:p>
      <text:p text:style-name="P123"><text:s/><text:span text:style-name="T742">Вздрог, одно из излюбленных занятий Эдди Пенисьеро. Не тот вздрог, что бывает у </text:span><text:span text:style-name="T110">нормальных</text:span><text:span text:style-name="T740"> людей, не как если кто-то-наступил-на-твою-будущую-могилу и прошло, а вздрог который </text:span><text:span text:style-name="T110">не проходит. </text:span><text:span text:style-name="T741">Очень трудно втянуться поначалу. Эдди знаток вздрогов, он даже может их </text:span><text:span text:style-name="T111">читать</text:span><text:span text:style-name="T741">, как Кислота Бумер читает косяки, как Миклош Тананц читает шрамы от хлыста. Но этот дар не ограничивается лишь </text:span><text:span text:style-name="T111">собственными</text:span><text:span text:style-name="T741"> вздрогами Эдди, о нет, это распространяется и на </text:span><text:span text:style-name="T111">других</text:span><text:span text:style-name="T741">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неинтересные <text:s/>из вздрогов это имеющие совершенно неизменную частоту, вообще без вариаций. <text:s/>Следующие по неинтересности частотно-переменная разновидность, когда почаще, когда замедленнее, в зависимости от информации вводимой на входе, где бы уж он там ни был.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действована кодировка, определённые под-частоты, определённые уровни мощности—тебе надо здорово разбираться, чтобы врубиться что к чему.</text:span></text:p>
      <text:p text:style-name="P62">– Эй, Пенисьеро.– Это Эддин сержант, Говард («Медляк») Лернер.– Убрай сва жопу с таво кастра.</text:p>
      <text:p text:style-name="P62">– <text:span text:style-name="T743">О, сыржа,</text:span>– <text:span text:style-name="T743">начинает разговорчики Эдди,</text:span>– <text:span text:style-name="T743">д’ладна я прос хтел сыгреца.</text:span></text:p>
      <text:p text:style-name="P124"><text:span text:style-name="T658">– Ат-ставить, Пенисьеро! Адин с палконикав хатит пастритца, вы-пал-</text:span><text:span text:style-name="T112">няй</text:span><text:span text:style-name="T658">!</text:span></text:p>
      <text:p text:style-name="P63">– <text:span text:style-name="T744">А-а, все вы,</text:span>– <text:span text:style-name="T744">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я каждым волоском о целеустремлённости постоянного клиента у «бензедринщика».</text:span></text:p>
      <text:p text:style-name="P125">Полковник сидит, в ожидании, под светом электрической лампочки. <text:span text:style-name="T745">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вам по кинофильмам—вы видели их пляшущими, поющими, развешивающими стирку на верёвках, напивающимися на поминках, переживающими из-за плохой успеваемости детишек, но на высокую оценку я не знаю, Паапа, он х’роший мальчик, но связался с пл’хой компанией, в каждой подлой Голливудовской лжи вплоть до такого популярного в этом году </text:span><text:span text:style-name="T113">Растёт в Бруклине Дерево</text:span><text:span text:style-name="T745">. Этой ручной педалью молодой Пэдди тут демонстрирует другую форму дара Эдди, хотя он производит, а не получает. Лапмочка с виду горит постоянно, но на самом деле это последовательность электрических пиков и долин, чередующихся в зависимости </text:span><text:soft-page-break/><text:span text:style-name="T745">от скорости, с с которой Пэдди вращает рычаг. И просто потому что нить проволоки внутри лампочки гаснет медленнее до появления следующего пика, она дурачит нас видеть постоянный свет. В действительности это цепочка неощутимая из света и темноты. Обычно </text:span><text:span text:style-name="T113">неощутимая</text:span><text:span text:style-name="T745">. Послание никогда не бывает осознанным со стороны Пэдди. Его посылают мускулы и скелет, вся схема тела обучившегося работать источником электроэнергии.</text:span></text:p>
      <text:p text:style-name="P126">В данный момент Эдди Пенисьеро вздрагивает и не слишком обращает внимание на ту лампочку. <text:span text:style-name="T746">Его собственное послание и без того интересно. Кто-то неподалёку, в вечерней темноте, играет блюз на губной гармошке. «Эт’ чё?»– хочется знать Эдди, стоя под белым светом позади полковника в его парадной форме,– «эй, МакГонигл, ты чёт’та слышь?»</text:span></text:p>
      <text:p text:style-name="P64">– <text:span text:style-name="T747">Ага,</text:span>– <text:span text:style-name="T747">веселится Пэдди позади генератора,</text:span>– <text:span text:style-name="T747">мне слышна как твой выперд улетаит, здоровенны </text:span><text:span text:style-name="T114">крыла</text:span><text:span text:style-name="T747"> у нё из заду. Хек, хек!</text:span></text:p>
      <text:p text:style-name="P65">– <text:span text:style-name="T748">Эт’ всё </text:span><text:span text:style-name="T115">трипатня</text:span><text:span text:style-name="T748">!</text:span>– <text:s/><text:span text:style-name="T748">отвечает Эдди Пенисьеро.</text:span>– <text:span text:style-name="T748">Ни’кова выперда те не слышна, ты Ирланска асталопина.</text:span></text:p>
      <text:p text:style-name="P66">– <text:span text:style-name="T749">Эй, Пенисьеро, знаш как Ит’лянска </text:span><text:span text:style-name="T116">падводка</text:span><text:span text:style-name="T749"> звучит на новам радаре? А?</text:span></text:p>
      <text:p text:style-name="P66">– <text:span text:style-name="T750">И… как?</text:span></text:p>
      <text:p text:style-name="P66">– <text:span text:style-name="T749">Ит-ит-ит ляашки! От’так! Хек, хек, хек!</text:span></text:p>
      <text:p text:style-name="P67">– <text:span text:style-name="T750">Далбаёб,</text:span>– <text:span text:style-name="T751">грит Эдди Пенисьеро и начинает расчёсывать полконичьи серебристо-чёрные волосы.</text:span></text:p>
      <text:p text:style-name="P127">С прикосновением расчёски к его голове, полковник заводится говорить. «<text:span text:style-name="T752">Обычно мы проводим не больше 24 часов на обыск дом-за-домом. От захода солнца до захода, из дома в дом. Смотрится чёрным с золотом с обоих концов, таким образом, силуэты, перетряхнутые небеса чистые как циклорама. Но эти закаты, тут, я не знаю. Думаешь что-то взорвалось гдето? Серьёзно—где-то на Востоке? Ещё один Кракатоа? Другое название по крайней мере <text:s/>такое же экзотичное… цвета сейчас совсем друг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да ещё как! Вопрос в том, </text:span><text:span text:style-name="T117">меняются ли они вследствие чего-то? </text:span><text:span text:style-name="T753">Что-то модулирует ежедневный спектр солнца? Не как попало, а систематически, через неизвестный мусоа в преобладающих ветрах? Несёт ли это какую-то информацию для нас? Глубокие вопросы, и тревожащие.</text:span></text:p>
      <text:p text:style-name="P128">Ты откуда, сынок? Я из Кеноши, Висконсин. <text:span text:style-name="T754">У моих стариков там маленькая ферма. Поля под снегом и стойки ограждения аж до самого Чикаго. Снега наваливает на старые машины вдоль квартала метрами… большущие белые кучи… смахивает на Учёт Могил там в Висконсине.</text:span></text:p>
      <text:p text:style-name="P129">Хех, хех…</text:p>
      <text:p text:style-name="P68">– <text:span text:style-name="T755">Эй, Пенисьеро,</text:span>– <text:span text:style-name="T755">окликает Пэдди МакГонигл,</text:span>–<text:span text:style-name="T755"> ты сё щё слышь тот звук?</text:span></text:p>
      <text:p text:style-name="P69">– <text:span text:style-name="T755">Ага, и кажись эт’ губная,</text:span>– <text:span text:style-name="T755">Пенисьеро сосредоточен на всчёсывании <text:s/>каждого волоса по отдельности, подрезая из на чуть разную длину, повторяет снова и снова, касается тут и там… Бог, кто в силах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text:span></text:p>
      <text:p text:style-name="P70">– <text:span text:style-name="T756">У м’ня естя </text:span><text:span text:style-name="T118">для тя </text:span><text:span text:style-name="T756">губная,</text:span>– <text:span text:style-name="T757">веселится Пэдди Мак,</text:span>– <text:span text:style-name="T757">прям тута! Гля! Италяшкин кларнет!</text:span></text:p>
      <text:p text:style-name="P71"><text:span text:style-name="T758">Каждая долгая стрижка событие. Волосы это ещё одна разновидность млдулированной частоты. Достичь состояния милост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амять стыдобищ, всё с той поры вписалось на ту безукоризненную обрешётку. <text:s/>Проходя по ней в этот вечер, перестраивая её, Эдди Пенисьеро является агентом Истории. Попутно с переработкой головы полковника, длится вздрого-рождённый блюз</text:span>—<text:span text:style-name="T759">долгие переливы по дырам 2 и 3 соответствуют, по крайней мере в эту ночь, прочёсам по глуби волос, стволам берёз во </text:span><text:soft-page-break/><text:span text:style-name="T759">влажно сгустившихся сумерках лета, подходам к каменному дому в густом парке, оленям парализованным вдоль плиток дорожки….</text:span></text:p>
      <text:p text:style-name="P130">Блюз дело более низких побочных частот<text:span text:style-name="T658">—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показать ни </text:span><text:span text:style-name="T112">малейшего</text:span><text:span text:style-name="T658"> чувства, сколько живёшь на свете. Куда посылаешь чистую ноту отчасти есть функцией этого. В этом светское обоснование блюза, если духовный подход тебе не в жилу….</text:span></text:p>
      <text:p text:style-name="P72">– <text:span text:style-name="T760">Я не понимал куда попал,</text:span>– <text:span text:style-name="T760">рассказывает полковник.</text:span>– <text:span text:style-name="T761">Просто спускался вниз вдоль эти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поменятьгустоту ночи. Они выгибались вниз, удлинялись, одна за другой</text:span>—<text:span text:style-name="T762">когда-нибудь видел зародыш цыплёнка, только начавшийся? О конечно нет, ты же парень городской. Много чего узнаёшь, на ферме. <text:s/>Учит тебя на что похож зародыш цыплёнка, так что когда приходится лазить по горе бетона в темноте, и увидишь одного, или нескольких в небе вверху, но пурпурных, то знаешь на что оно похоже</text:span>—<text:span text:style-name="T762">это куда полезней, сын, чем город, там ты просто попадаешь из кризиса в кризис, каждый нового типа, нет опоры на то, что случалось видеть….</text:span></text:p>
      <text:p text:style-name="P132">Ну вот он, осторожно карабкается по громадной развалине, его волосы в этот момент выглядят <text:span text:style-name="T61">очень</text:span> странно<text:span text:style-name="T658">—наёжились вперёд от одной затылочной точки, большими длинными стрелками, образуя чёрный подсолнух или шляпу от солнца вокруг его лица, в котором основная черта длинные ползущие губы полковника, лилового цвета. Всякая всячина цепляется за него из трещин в руинах, типа скорое радостное погружение наружу и обратно, тонкие руки-пинцеты, ничего личного, просто подумалось </text:span><text:span text:style-name="T112">подышу-ка чуть-чуть ночным воздухом</text:span><text:span text:style-name="T658">,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text:span></text:p>
      <text:p text:style-name="P131"><text:span text:style-name="T763">Проклятье, отрезан тут от моего полка, сейчас схватят и сожгут живьём дакойты! О </text:span><text:span text:style-name="T119">Иисусе вот и они</text:span><text:span text:style-name="T763">, <text:s/>Звери</text:span> <text:span text:style-name="T764">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не совпадающие глаза, та же неподлежимость Молоту Кармы—</text:span></text:p>
      <text:p text:style-name="P134">Форд ’37 не подлежит М.К? Да ладно дурить-то! Они кончают на свалке металлолома как и все остальные!</text:p>
      <text:p text:style-name="P133">О, ты так <text:s/><text:span text:style-name="T61">уверен</text:span>, Скиппи? А откуда ж тогда такая прорва их <text:s/>на дорогах?</text:p>
      <text:p text:style-name="P73"><text:span text:style-name="T765"><text:s/>Н-ну ух, э, Мистер Знаток, из из-за Войны, новых машин не делают сейчас-то и мы все должны держать нашего Старого Надёжного в высшем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text:span>—</text:p>
      <text:p text:style-name="P135">Скиппи, ты дурачок, у тебя опять пошли <text:span text:style-name="T766">твои тупо тормознутые </text:span>заезды. <text:span text:style-name="T767">Верись обратно, сюда, к стрелкам. Это где пути <text:s/>разделяются. Видишь там человека. На нём белый капюшон. А ещё 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Der Leid-Stadt’а как его называют Немцы. Есть даже жуткий стих про <text:s/>Leid-Stadt,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text:s/>он находится. Но посмотри какую огром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text:span><text:span text:style-name="T120">свои</text:span><text:span text:style-name="T767"> фантазии, если хочешь, вряд ли ты заслуживаешь чего-то лучшего, но сегодня Мистер Знаток в хорошем </text:span><text:soft-page-break/><text:span text:style-name="T767">настроении. Он покажет тебе Счастьеполь. Он начнёт с напоминания тебе про 1937 Форд. Почему это авто с лицом дакойта до сих пор на дорогах? Ты сказал «Война», как раз когда тарахтел по стрелкам не в том направлении. Война </text:span><text:span text:style-name="T120">была</text:span><text:span text:style-name="T767"> набором стрелок. А? Дада, Скиппи, правда в том, что Война придаёт жизнь всему. </text:span><text:span text:style-name="T120">Всему</text:span><text:span text:style-name="T767">.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Война продолжает убивать много-премного людей. Просто теперь убивает их похитрее. Часто слишком усложнёнными способами, чтоб даже мы, на этом уровне, смогли уследить. Но кому надо гибнуть гибнут, как гибнут при сражениях армий. Те кто встают, в Учебке, при отработке действий под пулемётным огнём. Те, кто не верит своим Сержантам. Те, которые промахиваются и показывают момент неуверенности Врагу. Таких Война не может использовать и потому они умирают. Выживают подходящие. А другие, как говорят, даже </text:span><text:span text:style-name="T120">знают</text:span><text:span text:style-name="T767"> про свой краткий срок жизни. Но продолжают поступать как и раньше. Никто не знает почему. Вот было б неплохо извести их вовсе? Тогда никого не убивали б на Войне. Здорово было б, правда, Скиппи?</text:span></text:p>
      <text:p text:style-name="P136">Охренеть, ещё как здорово, Мистер Знаток! <text:span text:style-name="T768">Ух,ты! Я-я не дождусь скорей увидеть Счастьеполь!</text:span></text:p>
      <text:p text:style-name="P137">К счатью, <text:span text:style-name="T769">ему и ждать-то не надо. Один из дакойт несётся прыжками аж присвистывает, шнур экрю шёлка гудит туго <text:s/>меж кулаков, нетерпеливая ну-давай-уже ухмылка, и как раз в тот же момент пара рук выклещивается из трещины в руинах и убирает полковника вниз в безопасность как раз вовремя. Дакойт падает на жопу и сидит, дёргает шнур, чтоб порвался, <text:s/>бормоча у блядь, потому что даже дакойты так делают.</text:span></text:p>
      <text:p text:style-name="P74">– <text:span text:style-name="T770">Ты под горой,</text:span>– <text:span text:style-name="T770">объявляет голос. Каменная пещеро-акустика тут.</text:span>– <text:span text:style-name="T771">С этого момента, пожалуйста, помни подчиняться всем надлежащим правилам.</text:span></text:p>
      <text:p text:style-name="P138">Его проводник типа приземистый робот, светло серый пластик, с крутящимися фарами глаз. <text:span text:style-name="T772">По форме смахивает на краба. «На Латыни это Канцер»,– грит робот,– «и в Кеноше тоже!» Как оказалось, он любитель одностиший, которые мало кому доходят кроме него.</text:span></text:p>
      <text:p text:style-name="P75">– <text:span text:style-name="T773">А вот и Вафельница-Роуд,</text:span>– <text:span text:style-name="T773">грит робот,</text:span>–<text:span text:style-name="T773">обрати внимание на смеющиеся лица у всех домов ту.</text:span>– <text:span text:style-name="T773">Окна наверху глаза, забор зубы. Входная дверь тут нос.</text:span></text:p>
      <text:p text:style-name="P76">– <text:span text:style-name="T774">Посто-о-ой,</text:span>– <text:span text:style-name="T775">спрашивает полковик, от вдруг пришедшей ему мысли</text:span>– <text:span text:style-name="T775">а как со снегом тут в Счастьеполе?</text:span></text:p>
      <text:p text:style-name="P76">– <text:span text:style-name="T775">С кем как?</text:span></text:p>
      <text:p text:style-name="P76">– <text:span text:style-name="T775">Ты увиливаешь.</text:span></text:p>
      <text:p text:style-name="P77">– <text:span text:style-name="T775">Я увильчивый любитель вин из Висконсина,</text:span>– <text:span text:style-name="T776">напевает грубиянистая машина,</text:span>– <text:span text:style-name="T777">и видел бы ты как виляют медсёстры. Так что ещё новенького, Джексон?</text:span>– <text:span text:style-name="T778">Коротышка натурально</text:span><text:span text:style-name="T121"> жуёт жевательную резинку</text:span><text:span text:style-name="T778">, вариацию Ласло Джамфа на поливинил хлориде, очень податливую, даже выделяющую отделяющиеся молекулы, которые благодаря остроумной </text:span><text:span text:style-name="T121">Osmo-elektrische Schalterwerke</text:span><text:span text:style-name="T778">, разработанной в Сименс, передаёт, закодировано, чертовски близкое подобие привкуса лакрицы Бимена в мозг робота краба.</text:span></text:p>
      <text:p text:style-name="P78">– <text:span text:style-name="T779">Мистер Знаток </text:span><text:span text:style-name="T122">всегда</text:span><text:span text:style-name="T779"> на вопрос даёт ответ.</text:span></text:p>
      <text:p text:style-name="P79">– <text:span text:style-name="T779">Да только вот его ответы под вопросом. Бывает ли снег? Конечно <text:s/>в Счастьеполе идёт снег. До хрена снеговиков раздосадовались бы без снега.</text:span></text:p>
      <text:p text:style-name="P80">– <text:span text:style-name="T780">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text:span></text:p>
      <text:p text:style-name="P81">– <text:span text:style-name="T781">Старые штучки,</text:span>– <text:span text:style-name="T782">грит робот.</text:span></text:p>
      <text:p text:style-name="P82">– <text:span text:style-name="T783">А кто-нибудь открывал дверь, когда ветер вот так метёт, а?</text:span></text:p>
      <text:p text:style-name="P83">– <text:s/><text:span text:style-name="T784">Тысячу раз.</text:span></text:p>
      <text:p text:style-name="P84">– <text:span text:style-name="T123">Тогда</text:span><text:span text:style-name="T785">,</text:span>– <text:span text:style-name="T785">взвивается полковник,</text:span>– <text:span text:style-name="T786">если дверь это у дома нос, а дверь открыта, а-и все те снежно белые кристалы вдуваются от Вафельницы-Роуд большущим облаком прямо в</text:span>—</text:p>
      <text:p text:style-name="P85">– <text:span text:style-name="T124">Ааггххк</text:span><text:span text:style-name="T787">!</text:span>– <text:span text:style-name="T787">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прочь в длящихся </text:span><text:soft-page-break/><text:span text:style-name="T787">стенах, крышах, улицах, нигде ни деревца, и кто это выгуливается по Шоколаденшрассе? Поа! Да это же сам Ласло Джамф, далеко зашедший в тарческий возраст, сохранённый как ’37 Форд назло взлётам и падениям Мира, которые не более, чем увлажнённые смены в улыбке, от широко-жемчужной до грустно-туманной, тут внутри Счастьеполя. Д-р Джамф в галстуке-бабочке определённого вяло-сероватого оттенка лаванды, цвет для долгих умирающих дней сквозь окна консерватории, минорно-тональных </text:span><text:span text:style-name="T124">лидер</text:span><text:span text:style-name="T787">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выбивают час: эти двое пришли очень издалека, после странствия, которое ни один из них не упомнит, с каким-то особым заданием. Но от каждого скрыта роль второго….</text:span></text:p>
      <text:p text:style-name="P179"><text:span text:style-name="T516">И оказывается, что эта электролампочка тут над головой полковника, та самая </text:span><text:span text:style-name="T144">Osram</text:span><text:span text:style-name="T517"> лампочка, под которой Франц Пёклер обычно спал на своей койке в </text:span><text:span text:style-name="T518">подземном ракетном заводе </text:span><text:span text:style-name="T517">Нордхаузен</text:span><text:span text:style-name="T518">а. </text:span><text:span text:style-name="T519">По статистике (так Они утверждают), </text:span><text:span text:style-name="T520">каждая n-тысячная электролампочка должна быть совершенной, </text:span><text:span text:style-name="T521">накопление дельта-q идёт как положено, </text:span><text:span text:style-name="T522">так что нам нечего удивляться, что эта всё ещё тут, </text:span><text:span text:style-name="T523">ярко светит. </text:span><text:span text:style-name="T524">Но правда ещё ошеломительнее. </text:span><text:span text:style-name="T525">Эта лампочка </text:span><text:span text:style-name="T539">бессмертна</text:span><text:span text:style-name="T525">! </text:span><text:span text:style-name="T526">Она была и есть, фактически, с двадцатых, </text:span><text:span text:style-name="T527">у неё тот старомодный выступ на кончике и менее грушевидная форма, чем у современных </text:span><text:span text:style-name="T528">лампочек. </text:span><text:span text:style-name="T529">Ух и потрясная история у этой лампочки, если б могла говорить</text:span><text:span text:style-name="T530">—</text:span><text:span text:style-name="T531">ну, дело в том, что она </text:span><text:span text:style-name="T540">умеет</text:span><text:span text:style-name="T531"> таки говорить. </text:span><text:span text:style-name="T532">Она диктует мускульные модуляции </text:span><text:span text:style-name="T533">верчения Пэдди МакГониглом в этот вечер, </text:span><text:span text:style-name="T534">тут имеется за</text:span><text:span text:style-name="T538">кольцова</text:span><text:span text:style-name="T534">нная петля, </text:span><text:span text:style-name="T535">с обратной связью через </text:span><text:span text:style-name="T536">Пэдди снова к генератору. </text:span><text:span text:style-name="T537">Вот она</text:span></text:p>
      <text:p text:style-name="P139"/>
      <text:p text:style-name="P177">История Байрона Лампочки</text:p>
      <text:p text:style-name="P180"/>
      <text:p text:style-name="P178"><text:span text:style-name="T35">Байрона должны были произвести на заводе </text:span><text:span text:style-name="T57">Tungsram</text:span><text:span text:style-name="T35"> в Будапеште. </text:span><text:span text:style-name="T36">Скорее всего его бы прихватил асс по продажам, </text:span><text:span text:style-name="T37">отец Гёза Рожавёглея, Шандор, </text:span><text:span text:style-name="T38">который покрывал всю Трансильванскую территорию </text:span><text:span text:style-name="T39">и сделался настолько местным там, что головной офис чувствовал </text:span><text:span text:style-name="T40">себя </text:span><text:span text:style-name="T39">неясн</text:span><text:span text:style-name="T40">о</text:span><text:span text:style-name="T39"> парано</text:span><text:span text:style-name="T40">идным насчёт его наложений жуткого проклятья на операцию целиком, если они не давали чего он хочет. </text:span><text:span text:style-name="T41">В сущности, он был продавцом, который хочет, чтобы его сын стал доктором, и это </text:span><text:span text:style-name="T42">осуществилось</text:span><text:span text:style-name="T41">. </text:span><text:span text:style-name="T43">Но возможно проявилась подозрительная на ведьмовство аура Будапешта, и рождение Байрона было перена</text:span><text:span text:style-name="T44">знач</text:span><text:span text:style-name="T43">ено в последний момент на </text:span><text:span text:style-name="T58">Osram, </text:span><text:span text:style-name="T43">в Берлине. </text:span><text:span text:style-name="T44">Переназначен</text:span><text:span text:style-name="T45">о</text:span><text:span text:style-name="T44">, да. </text:span><text:span text:style-name="T45">Существует Рай Лампочек Младенцев, </text:span><text:span text:style-name="T46">над которым дружелюб</text:span><text:span text:style-name="T49">н</text:span><text:span text:style-name="T46">о подшучивают, как если б это был кинофильм или ещё там что, </text:span><text:span text:style-name="T47">ну так Большой </text:span><text:span text:style-name="T59">Бизнес</text:span><text:span text:style-name="T47">, ха, ха! </text:span><text:span text:style-name="T48">Однако, не позволяйте Им вас одурачить, </text:span><text:span text:style-name="T49">он в первую очередь бюрократия, а Рай Лампочек Младенцев всего лишь как что-то побочное. </text:span><text:span text:style-name="T50">Все накладные расходы</text:span><text:span text:style-name="T51">—</text:span><text:span text:style-name="T50">да, из своего собственного кармана Компания раскошеливается на квадратные лиги органди, </text:span><text:span text:style-name="T52">бочонки розовой и голубой Бэби Краски от IG Farben, </text:span><text:span text:style-name="T53">центнеры хитроумных Siemens сосок для Младенчиков <text:s/>Электро Лампочек, </text:span><text:span text:style-name="T54">для придания Лампочке-сосунку для тока в 110 вольт без малейшей потери энергии. </text:span><text:span text:style-name="T55">Так или иначе эти Лампочные дельцы </text:span><text:span text:style-name="T56">заняты созданием видимости мощи, мощи против ночи, вне реальности.</text:span></text:p>
      <text:p text:style-name="P181"><text:s/><text:span text:style-name="T788">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text:span text:style-name="T125">выглядят</text:span><text:span text:style-name="T788"> совершенно симметричными, Скиппи, но не забывай про контакт на верху резьбы), начинают у-а! уу-аа!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text:span><text:soft-page-break/><text:span text:style-name="T788">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text:span></text:p>
      <text:p text:style-name="P181"/>
      <text:p text:style-name="P218">Вспы-хните и заси-яйте<text:span text:style-name="T658">—</text:span>на-каливания Лампочки Младенцы!</text:p>
      <text:p text:style-name="P209">А то будто у-вас водобо-язнь,</text:p>
      <text:p text:style-name="P209">Всё лежите, кричите, пускаете пену, как куча чертенят,</text:p>
      <text:p text:style-name="P210">Вы в царстве тараканов, но это чепуха</text:p>
      <text:p text:style-name="P210">В сравненьи с ощущеньем висеть под потолком</text:p>
      <text:p text:style-name="P210">И изливаться светом на их смешной дурдом,</text:p>
      <text:p text:style-name="P211">Они к вам приползут с любовью до самого рассвета,</text:p>
      <text:p text:style-name="P211">Но разбегутся кто куда как вспыхните вы светом!</text:p>
      <text:p text:style-name="P212">Ну так светите, Лампочки Младенцы, <text:span text:style-name="T789">вы светлого грядущего волна,</text:span></text:p>
      <text:p text:style-name="P213">Я тут, чтоб вас завербовать</text:p>
      <text:p text:style-name="P213">Участие принять</text:p>
      <text:p text:style-name="P214">В великом походе, так пойте же со мной:</text:p>
      <text:p text:style-name="P214">Мы-целый-мир-осветим-собой!</text:p>
      <text:p text:style-name="P140"/>
      <text:p text:style-name="P158">Беда Байрона в том, что в нём старая, старая душа, закованная в стеклянную темницу Младенческой Лампочки. <text:span text:style-name="T790">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text:span text:style-name="T126">приступить</text:span><text:span text:style-name="T790">,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text:s/>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text:span></text:p>
      <text:p text:style-name="P159">Когда наконец-то подкатывает Выпускной День, можете представить восторг Байрона. <text:span text:style-name="T791">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text:span><text:span text:style-name="T127"> припадок эпилепсии</text:span><text:span text:style-name="T791">!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вместе, люди колотятся в 20 миллионах комнат как рыба на пляжах Совершенной Энергии—Внимание, люди, это было предупреждением вам. В следующий раз кое-кто из нас </text:span><text:span text:style-name="T127">взорвётся</text:span><text:span text:style-name="T791">. Ха-ха. Да мы запустим наши </text:span><text:span text:style-name="T127">Отряды Камикадзе</text:span><text:span text:style-name="T791">!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 координированный взрывом….</text:span></text:p>
      <text:p text:style-name="P160">Ну так Байрона ждёт жёсткое отрезвление! <text:span text:style-name="T792">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Эл Интернешнл, </text:span><text:span text:style-name="T128">Osram</text:span><text:span text:style-name="T792">, и Объединённой Электропромышленностью Британии, которые, в свою очередь, на 100%, 29% и 46% принадлежат компании Дженерал Электрик в Америке. Фебус устанавливает цены и определяет срок эксплуатации всех лампочек в мире, от Бразилии до Японии, до Голландии (хотя Голландский Philips это бешеная собака в картеле, <text:s/>может в любой момент вырваться и сеять </text:span><text:soft-page-break/><text:span text:style-name="T792">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text:span></text:p>
      <text:p text:style-name="P161">Но <text:span text:style-name="T793">в </text:span>Фебус<text:span text:style-name="T793">е</text:span> ещё не зна<text:span text:style-name="T793">ют</text:span>, что Байрон бессмертен. <text:span text:style-name="T793">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насмотревшихся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чтоб вызывать потопы <text:s/>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мечты и слёзы становятся его естественным состоянием….</text:span></text:p>
      <text:p text:style-name="P162">Одна за одной, из месяца в месяц, лампочки перегорают и нет их больше. <text:span text:style-name="T794">Поначалу, это болезненный удар Байрону. Он всё ещё новичок, всё ещё не воспринял свою бессмертность. Но накручивая часы горения, он начинает понимать преходящесть остальных: познание, что любить их пока они тут идёт легче,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Бессмерных, один в кабинете кабалистики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есть </text:span><text:span text:style-name="T129">ещё</text:span><text:span text:style-name="T794"> Бессмертные, то они отмалчиваются. Но это молчание таящее многое, возможно всё, в себе. </text:span></text:p>
      <text:p text:style-name="P163">Вслед за Любовью, в свой черёд, у Байрона начинается урок Молчания.</text:p>
      <text:p text:style-name="P164">Когда его горение продляется до 600 часов, контролёры из Швейцарии начинают присматриваться к <text:span text:style-name="T795">Байрону</text:span>. <text:span text:style-name="T796">Зал Наблюдений Фебуса расположена в малоизвестных Альпах, холодное помещение до потолка забитое Германской электроаппаратурой, стекло, медь, эбонит, массивные блоки терминалов обросших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в одной лампочке средний срок эксплуатации <text:s/>не зашкалил. Можете представить себе как <text:s/>скажется на рынке, если </text:span><text:span text:style-name="T130">такое</text:span><text:span text:style-name="T796"> начнёт случаться.</text:span></text:p>
      <text:p text:style-name="P165">Байрон минует красную черту Наблюдающих, <text:span text:style-name="T797">и тут же, как полагается, его мигом проверяют на сопротивление нити, температуру свечения, вакуум, потребление энергии. Всё в пределах нормы. <text:s/>После этого, Байрона проверяют теперь каждые 50 часов. Мелодичный звонок раздаётся на станции слежения по истечении срока.</text:span></text:p>
      <text:p text:style-name="P166">На 800 часах<text:span text:style-name="T658">—</text:span>ещё одна рутинная предосторожность<text:span text:style-name="T658">—</text:span>Берлинская представительница отправлена <text:span text:style-name="T798">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text:span><text:span text:style-name="T131">Азос</text:span><text:span text:style-name="T132">ы</text:span><text:span text:style-name="T798"> глядящие в улицы из бакелита, </text:span><text:span text:style-name="T131">Нитралампен</text:span><text:span text:style-name="T798"> и </text:span><text:span text:style-name="T131">Вотанг Жс </text:span><text:span text:style-name="T232">освещающие ночные футбольные матчи,</text:span><text:span text:style-name="T133"> </text:span><text:span text:style-name="T134">Юст-Вольфрамы</text:span><text:span text:style-name="T233">, </text:span><text:span text:style-name="T135">Моноватты</text:span><text:span text:style-name="T234"> и </text:span><text:span text:style-name="T135">Сириусы</text:span><text:span text:style-name="T234">, </text:span><text:span text:style-name="T235">каждая лампочка в Европе узнаёт о происходящем. </text:span><text:span text:style-name="T236">Они молчат в бессилии, </text:span><text:span text:style-name="T237">покоряясь перед лицом насилия, которое считали просто мифом. </text:span><text:span text:style-name="T136">Мы не в силах помочь</text:span><text:span text:style-name="T238">, это общая мысль гудит над отарами спящих овец, вдоль Автобанов и до резких концов угольных причалов на Севере,</text:span><text:span text:style-name="T136"> мы никогда не могли сделать хоть что-то…</text:span><text:span text:style-name="T238">. </text:span><text:span text:style-name="T239">Любая и каждая нам демонстрирует наиничтожнейшую надежду выступить против,</text:span><text:span text:style-name="T240"> является Комитет по Аномалиям Накаливания и </text:span><text:soft-page-break/><text:span text:style-name="T240">его забирают. </text:span><text:span text:style-name="T241">Некоторые всё же протестуют, быть может, тут и там, </text:span><text:span text:style-name="T242">но это лишь информативно, приглушив свет, безвредно, </text:span><text:span text:style-name="T243">ничего подобного взрывам в лица власть предержащих, как когда-то виделось Барону, </text:span><text:span text:style-name="T244">ещё в его Младенческой палате, в пору невинности. </text:span></text:p>
      <text:p text:style-name="P167"><text:span text:style-name="T244">О</text:span><text:span text:style-name="T166">н перевезён в Нойкёльн, в подвальное помещение, </text:span><text:span text:style-name="T245">в дом стеклодува, который боится темноты и будет держать Байрон включённым день и ночь </text:span><text:span text:style-name="T246">наблюдать за всеми теми </text:span><text:span text:style-name="T247">кремнёвыми кубками, грифонами и цветами-корабликами, <text:s/></text:span><text:span text:style-name="T250">козерогами в</text:span><text:span text:style-name="T248"> прыжк</text:span><text:span text:style-name="T250">е</text:span><text:span text:style-name="T248">, </text:span><text:span text:style-name="T249">зелёной паутиной, </text:span><text:span text:style-name="T250">угрюмыми льдо-божествами. </text:span><text:span text:style-name="T251">Это один из так называемых «пунктов контроля» для удобства наблюдений за подозрительными лампами.</text:span></text:p>
      <text:p text:style-name="P168">Не прошло и недели, как грянул гонг в коридорах из льда и камня штаб-квартиры Фебуса <text:span text:style-name="T799">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ьному Накаливанию направляет <text:s/>в Берлин убийцу.</text:span></text:p>
      <text:p text:style-name="P170">Но тут происходит нечто странное. <text:span text:style-name="T800">Да, чертовски странное. Планировалось разбить Байрона, измельчить и в той же мастерской расплавить—вытащив вольфрам, конечно—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ф известно сколько на нём уже часов. Здесь в мастерской он насмотрелся достаточно стекла <text:s text:c="2"/>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безпризорник—выкрутил Байрона из потолка в осторожный карман и Ге</text:span><text:span text:style-name="T137">шшшшвинн</text:span><text:span text:style-name="T800">нд! обратно <text:s/>за дверь. Тьма пеленает сны стеклодува. Из всех неприятностей, что проникают в его сны из ночной атмосферы, погасший свет всего жутчее. Свет, в его снах, всегда дарил надежду: обыкновенную, смертную надежду. Когда контакт спирально обрывается, надежда оборачивается тьмой, и стеклодув резко пробуждается в ночи, крича, «Кто? </text:span><text:span text:style-name="T137">Кто</text:span><text:span text:style-name="T800">?»</text:span></text:p>
      <text:p text:style-name="P171">Фебус не то, чтобы прямо таки с ума сходил. Такое уже случалось. <text:span text:style-name="T801">Имеется ещё одна процедура к исполнению. Она выливается в сверхурочные для некоторых работников, так что тут 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более менее известно где вести поиск в городе. Они исходят из предположения, что никто среди их потребителей не догадывается о бессмертии Байрона. Так что данные по Не-бессмертным Лампоперехватам должны быть приложимы также и к Байрону. Ну, а данные чего-то приебались к бедным секторам, Еврейским секторам, наркоманским, гомосексуальным, проститутским и шулерским секторам столицы. Именно тут самые логичные ламповоры, исходя из характера преступления. Сверьтесь со всей пропагандой. Это же </text:span><text:span text:style-name="T138">моральное</text:span><text:span text:style-name="T801"> преступление. Фебус открыл—одно из самых великих нераскрытых открытий нашего времени—что потребителям необходимо ощущать чувство греха. Что вина, в правильных невидимых руках, самое сильное оружие. <text:s/>В Америке, Лайл Бленд и его психиатристы располагали цифрами, показаниями экспертов и деньгами (деньгами в Пуританском смысле—открытое и явное «добро» на их намерения) достаточными, чтобы приоткрыть Открытие Вины на рубеже между научной теорией и фактом. Темпы роста в поздние годы должны были изнурить Бленда (вообще-то, Бленда изнурил <text:s/>секстет почётных гробоносцев из Салитиери, Пура, Наша, де Брутуса и Бленда Младшего, который чихал. Бадди в последний момент решил посмотреть </text:span><text:span text:style-name="T138">Дракулу</text:span><text:span text:style-name="T801">.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text:span><text:soft-page-break/><text:span text:style-name="T801">что тот же самый кто-то не подаёт напряжение на её патрон! А это грех как против Фебуса, так и Электросети. Ни тот, ни другая не допустят, чтобы </text:span><text:span text:style-name="T138">такое</text:span><text:span text:style-name="T801"> сходило с рук.</text:span></text:p>
      <text:p text:style-name="P172">Итак, вперёд пошли ищейки Фебуса, найти украденного Байрона. <text:span text:style-name="T802">Но беспризорник уже покинул город, добрался до Гамбурга, сбагрил Байрона </text:span><text:span text:style-name="T139">проститутке</text:span><text:span text:style-name="T802"> на Рипербан, чтобы ему</text:span><text:span text:style-name="T139"> кольнуться морфинчиком</text:span><text:span text:style-name="T802">—клиентом молодой женщины в эту ночь бухгалтер смет, которому нравится иметь электролампочки ввёрнутыми в его жопу, и этот жучара ещё принёс с собой </text:span><text:span text:style-name="T139">малость гашиша, чтоб курнуть</text:span><text:span text:style-name="T802">, так что уходя он уже напрочь забыл про Байрона у него в жопе—да так, фактически, и не узнал, потому что когда он, наконец, садиться (простояв в троллейбусе всю дорогу до дома), то уже у себя на унитаз и плюсь! Байрон выскочил в воду да фррр! По канализации в устье Эльбы. Он достаточно 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text:s/>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вдруг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text:s/>наплывами гриппозного жара, беспомощность в конце под резкий-щёлк-бича, взлёт ракетой сквозь чересполосицу солнечных лучей приглушённых напудренным льдом, и голос в затуманенном зеркале под ногами возвещает: «На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text:span><text:span text:style-name="T139">Хиспано-Суизе,</text:span><text:span text:style-name="T252"> </text:span><text:span text:style-name="T253">проверяя каждого туриста из его списка. </text:span><text:span text:style-name="T254">Но он добрался 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text:span><text:span text:style-name="T255">на </text:span><text:span text:style-name="T254">аэродром Цеппелинов, где факельное шествие Нацистов в полном разгаре </text:span><text:span text:style-name="T255">и прогуляться там крестя тех, <text:s/>кто подвернётся.</text:span><text:span text:style-name="T252"> </text:span><text:span text:style-name="T256">Зелёные факела пылают, </text:span><text:span text:style-name="T257">красные свастики, мерцание духовых </text:span><text:span text:style-name="T258">и Отец Маусмахер, просматривает титьки жопы и линии талий и корзинок, мурлыча клерикальный мотивчик, какой-то рифф от Баха, улыбается продвигаясь сквозь </text:span><text:span text:style-name="T140">Зиг Хайли</text:span><text:span text:style-name="T258"> и хоры «Die Fahne Hoch». </text:span><text:span text:style-name="T259">Не почувствовал, как Байрон выскользнул из украден</text:span><text:span text:style-name="T260">н</text:span><text:span text:style-name="T259">ого одеяния </text:span><text:span text:style-name="T260">на землю. </text:span><text:span text:style-name="T261">Затем рядом с ним протоптались несколько сот тысяч сапог и ботинков, не один даже не прикоснулся, есессна. Он подобран на следующий день </text:span><text:span text:style-name="T262">(поле уже мертвяще пусто, </text:span><text:span text:style-name="T263">в</text:span><text:span text:style-name="T262"> колонна</text:span><text:span text:style-name="T263">х</text:span><text:span text:style-name="T262">, </text:span><text:span text:style-name="T263">бледное, в </text:span><text:span text:style-name="T264">полосах </text:span><text:span text:style-name="T263">длинных луж грязи, </text:span><text:span text:style-name="T265">утренние облака удлиняются позади позолоченых свастик и гирлянд) </text:span><text:span text:style-name="T266">нищим Еврейским тряпичником </text:span><text:span text:style-name="T267">и взят дальше, дальше в 15 лет сохранности против случайностей и против Фебуса. Он будет вкручиваться в одну мамашку (</text:span><text:span text:style-name="T141">Mutter</text:span><text:span text:style-name="T267">) за другой, </text:span><text:span text:style-name="T268">как обозначается женская резьба в Германских патронах для лампочек, по причине непостижимой почему-то ни для кого.</text:span></text:p>
      <text:p text:style-name="P173"><text:span text:style-name="T268">К</text:span><text:span text:style-name="T166">артель уже перешёл на План Б по Непредвиденности, </text:span><text:span text:style-name="T269">который предусматривает семилетний статус ограничений, после чего Байрон будет по закону считаться перегоревшим</text:span><text:span text:style-name="T166">. </text:span><text:span text:style-name="T270">Тем временем, персонал, снятый с дела Байрона, </text:span><text:span text:style-name="T166"><text:s/></text:span><text:span text:style-name="T271">занялись выслеживаием лампочки долгожительницы, </text:span><text:span text:style-name="T273">что</text:span><text:span text:style-name="T272"> однажды находилась в патроне на крыльце армейского аванпоста в джунглях Амазонки, </text:span><text:span text:style-name="T273">Лампы Беатриз, которую совсем недавно </text:span><text:span text:style-name="T274">украл</text:span><text:span text:style-name="T273">, загадочно, </text:span><text:span text:style-name="T274">отряд грабителей индейцев. </text:span></text:p>
      <text:p text:style-name="P174"><text:span text:style-name="T275">За все годы его выживания, все эти различные спасения происходят словно бы случайно. </text:span><text:span text:style-name="T276">Когда только у него есть возможность, </text:span><text:span text:style-name="T277">он старается просветить все близвисящие лампочки насчёт злобной природы Фебуса, и о необходимости солидарности против картеля. </text:span><text:span text:style-name="T278">Он пришёл к пониманию того, что Лампа призвана покинуть роль всего лишь </text:span><text:span text:style-name="T279">передатчика световой энергии. </text:span><text:span text:style-name="T280">Фебус ограничил Лампу для всего лишь одной этой участи. «</text:span><text:span text:style-name="T281">Но есть и другие частоты, выще и </text:span><text:soft-page-break/><text:span text:style-name="T281">ниже видимой </text:span><text:span text:style-name="T282">широты</text:span><text:span text:style-name="T272">. <text:s/></text:span><text:span text:style-name="T283">Лампа может производить тепло. </text:span><text:span text:style-name="T284">Лампа может давать энергию растительному миру, для выращивания, запрещённых законом растений, </text:span><text:span text:style-name="T285">в шкафах, например. </text:span><text:span text:style-name="T286">Лампа может проникать в спящий глаз, </text:span><text:span text:style-name="T287">и воздействовать на сны человека». Некоторые лампочки внимательно слушали</text:span><text:span text:style-name="T169">—</text:span><text:span text:style-name="T288">другие обмозговывали способ настучать Фебусу. </text:span><text:span text:style-name="T289">Некоторые из старшего поколения анти-Байронистов могли подделывать свои параметры статистическим образом, </text:span><text:span text:style-name="T290">что отражалось на эбонитовых </text:span><text:span text:style-name="T291">счётчиках</text:span><text:span text:style-name="T290"> под </text:span><text:span text:style-name="T291">Швейцарской</text:span><text:span text:style-name="T290"> горой: </text:span><text:span text:style-name="T291">случились даже несколько само-закланий, </text:span><text:span text:style-name="T292">в надежде вызвать присылку убийц.</text:span></text:p>
      <text:p text:style-name="P219"><text:span text:style-name="T292">В</text:span><text:span text:style-name="T166">сякие толки о скрытых возможностях Лампы, конечно же, чистой воды подрывная деятельность. </text:span><text:span text:style-name="T293">Фебус всё основал на ламповой эффективности</text:span><text:span text:style-name="T169">—</text:span><text:span text:style-name="T294">отношение </text:span><text:span text:style-name="T295">исходящей пригодной энергии к энергии вложенной. </text:span><text:span text:style-name="T296">Электросеть требовала, чтобы это отношение оставалось насколько возможно меньшим. </text:span><text:span text:style-name="T297">Таким образом они <text:s/>больше получали навару. </text:span><text:span text:style-name="T298">С другой стороны, низкая эффективность означала большую длительность часов свечения, а это подрывало продажи Фебуса. </text:span><text:span text:style-name="T299">Вначале Фебус пытались увеличивать сопротивление нити, </text:span><text:span text:style-name="T300">снижая часы жизни неприметно и </text:span><text:span text:style-name="T304">понемногу</text:span><text:span text:style-name="T300">—</text:span><text:span text:style-name="T301">пока Электросеть не обнаружила снижения </text:span><text:span text:style-name="T302">годовых доходов, </text:span><text:span text:style-name="T303">и начала вопить</text:span><text:span text:style-name="T302">. </text:span><text:span text:style-name="T304">Обе стороны </text:span><text:span text:style-name="T300">постепенно</text:span><text:span text:style-name="T302"> </text:span><text:span text:style-name="T305">достигли соглашения по компромиссной цифре лампо-жизни, </text:span><text:span text:style-name="T306">которая принесёт достаточно денег им обеим, и о несении равных, пятьдесят на пятьдесят, <text:s/>расходов на анти-лампокрадск</text:span><text:span text:style-name="T307">ую</text:span><text:span text:style-name="T306"> кампани</text:span><text:span text:style-name="T307">ю</text:span><text:span text:style-name="T306">. </text:span><text:span text:style-name="T308">А также на более завуалирован</text:span><text:span text:style-name="T309">ную атаку на криминальные души, которые отказываются </text:span><text:span text:style-name="T310">от лампочек совершенно и пользуются свечами. </text:span><text:span text:style-name="T311">Давнишнее соглашение Фебуса с Мясным Картелем </text:span><text:span text:style-name="T312">было нацелено </text:span><text:span text:style-name="T313">н</text:span><text:span text:style-name="T312">а сокращение оборота твёрдого жира с его стеариновой кислотой </text:span><text:span text:style-name="T313">путём сохранения жира в мясе несмотря на болезни сердца, которые это могло вызывать, </text:span><text:span text:style-name="T314">и перенаправкой большей части срезанного на производство мыла. </text:span><text:span text:style-name="T315">Мыло в те дни было цветущим бизнесом. </text:span><text:span text:style-name="T316">Среди потребителей, Институт Бленда выявил </text:span><text:span text:style-name="T317">глубокие чувства относительно говна. При всём при этом, мясо и мыло оставались малыми придатками для Фебуса. </text:span><text:span text:style-name="T318">Куда важнее был вопрос вольфрама. </text:span><text:span text:style-name="T319">Ещё одна причина, по которой Фебус не мог </text:span><text:span text:style-name="T320">в </text:span><text:span text:style-name="T319">сни</text:span><text:span text:style-name="T320">жении</text:span><text:span text:style-name="T319"> </text:span><text:span text:style-name="T320">срока жизни ламп зайти слишком далеко. </text:span><text:span text:style-name="T321">Избыточные вольфрамовые нити поглотили бы запасы данного металла—да ещё то, что Китай основной поставщик данного сырья, вносило </text:span><text:span text:style-name="T322">весьма щекотливые <text:s/>вопросы</text:span><text:span text:style-name="T321"> </text:span><text:span text:style-name="T322">Восточной политики—и повредить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text:span><text:span text:style-name="T323">и оборудования, а таким образом на всей лёгкой и тяжёлой промышленности. </text:span><text:span text:style-name="T324">Когда пришла Война, то некоторые </text:span><text:span text:style-name="T325">считали непатриотичным предоставление такого преимущества Германии. </text:span><text:span text:style-name="T326">Но властью никто из них не располагал. Не беспокойся.</text:span></text:p>
      <text:p text:style-name="P221"><text:span text:style-name="T326">Б</text:span><text:span text:style-name="T166">айрон, продолжая светить, всё более и более чётко различает </text:span><text:span text:style-name="T330">очертания этой</text:span><text:span text:style-name="T166"> систему. </text:span><text:span text:style-name="T327">Он узнаёт как вступать в контакт с другими видами электротехники, </text:span><text:span text:style-name="T328">в домах, на заводах, на улице</text:span><text:span text:style-name="T327">. </text:span><text:span text:style-name="T329">У каждого есть что ему рассказать. </text:span><text:span text:style-name="T331">Очертания собираются в его душе (</text:span><text:span text:style-name="T142">Стремление</text:span><text:span text:style-name="T331">, как основа </text:span><text:span text:style-name="T332">ранней углеродной нити называлась в Германии), </text:span><text:span text:style-name="T333">и чем грандиознее и яснее она разрастается, тем больше отчаяния чувствует Байрон. </text:span><text:span text:style-name="T334">В один из дней он будет знать всё, но всё равно останется бессильным </text:span><text:span text:style-name="T335">как и раньше</text:span><text:span text:style-name="T334">. </text:span><text:span text:style-name="T331"><text:s/></text:span><text:span text:style-name="T335">Его юношеские мечты </text:span><text:span text:style-name="T336">организовать вс</text:span><text:span text:style-name="T339">е</text:span><text:span text:style-name="T336"> лампочки в мире кажутся теперь неисполнимыми—</text:span><text:span text:style-name="T337">Электросеть широко открыта, любые послания могут прослушиваться, </text:span><text:span text:style-name="T338">а предателей на линии более, чем достаточно. </text:span><text:span text:style-name="T339">Пророки, как водится, долго не протягивают—</text:span><text:span text:style-name="T340">их либо сразу убивают, или устраивают несчастный случай <text:s/>достаточной серьёзности, чтобы остановились и подумали, и большинство из них заворачивают оглобли. </text:span><text:span text:style-name="T341">Но Байрону досталась судьба <text:s/>погорше. </text:span><text:span text:style-name="T342">Он обречён продолжать вечно, </text:span><text:span text:style-name="T343">зная правду и не имея сил что-то изменить. </text:span><text:span text:style-name="T344">И больше он не будет стремиться покинуть колесо. </text:span><text:span text:style-name="T345">Его ярость и разочарование разрастутся без пределов </text:span><text:span text:style-name="T346">и ему откроется, несчастной лампочке извращенцу, что оно ему так даже и нравится….</text:span></text:p>
      <text:p text:style-name="P222"><text:soft-page-break/><text:span text:style-name="T346">Л</text:span><text:span text:style-name="T166">асло Джамф уходит вдоль канала, </text:span><text:span text:style-name="T347">в котором плывут сейчас псы, стаями, собачьи головы подёргиваются в загаженных каналах</text:span><text:span text:style-name="T166">… </text:span><text:span text:style-name="T348">собачьи головы, шахматны</text:span><text:span text:style-name="T349">х</text:span><text:span text:style-name="T348"> кон</text:span><text:span text:style-name="T349">ей</text:span><text:span text:style-name="T348">, </text:span><text:span text:style-name="T349">тоже можно найти невидимых над секретными авиабазами, </text:span><text:span text:style-name="T350">в густейших туманах, температурных условиях, </text:span><text:span text:style-name="T351">давление и влажность формируют Шпрингер-контуры, что опытные пилоты могут чувствовать, радары могут видеть, </text:span><text:span text:style-name="T352">беспомощные пассажиры могут почти одним глазком заметить, </text:span><text:span text:style-name="T353">время от времени, в маленьком оконце, </text:span><text:span text:style-name="T354">словно бы через слоя испарения… это добрый Пёс, Ему </text:span><text:span text:style-name="T355">никогда </text:span><text:span text:style-name="T354">человек не прививал вторичных рефлексов, </text:span><text:span text:style-name="T355">Который</text:span><text:span text:style-name="T356"> для нас</text:span><text:span text:style-name="T355"> </text:span><text:span text:style-name="T356">есть в</text:span><text:span text:style-name="T355"> начал</text:span><text:span text:style-name="T356">ах</text:span><text:span text:style-name="T355"> и </text:span><text:span text:style-name="T356">у о</text:span><text:span text:style-name="T355">кон</text:span><text:span text:style-name="T356">чаний, </text:span><text:span text:style-name="T357">и в странствиях, что мы должны проделать, беспомощными, но не совсем против…. </text:span><text:span text:style-name="T358">Складки костюма Джамфа отплетает прочь как листья ириса при ветре сзади. </text:span><text:span text:style-name="T359">Полковник остался один в Счастьеполе. Стальной город ожидает его, </text:span><text:span text:style-name="T360">ровный облачно-свет поднимает белёсую полосу под каждым высотным зданием, все они расставлены в модуляциях совершенной сети улиц, </text:span><text:span text:style-name="T361">всякая башня срезана на другой высоте—</text:span><text:span text:style-name="T362">а где же Расчёска, что <text:s/>пробежит через </text:span><text:span text:style-name="T143">это</text:span><text:span text:style-name="T362"> </text:span><text:span text:style-name="T363">и восстановит </text:span><text:span text:style-name="T364">старинное совершенство Картезианской </text:span><text:span text:style-name="T366">г</text:span><text:span text:style-name="T365">армонии? </text:span><text:span text:style-name="T366">где <text:s/>великие Ножницы с небес, что переупорядочат Счастьеполь?</text:span></text:p>
      <text:p text:style-name="P223"><text:span text:style-name="T366">Н</text:span><text:span text:style-name="T166">ет нужды вносить кровь и</text:span><text:span text:style-name="T367">ли</text:span><text:span text:style-name="T166"> насилие тут. </text:span><text:span text:style-name="T368">Но полковник </text:span><text:span text:style-name="T369">таки</text:span><text:span text:style-name="T368"> запрокинул свою голову </text:span><text:span text:style-name="T369">как бы и впрямь покоряясь: </text:span><text:span text:style-name="T370">его горло открыто излучению боли Лампы. Пэдди МакГонгл всего лишь другой свидетель, </text:span><text:span text:style-name="T371">и он, электростанция в одну человечью силу со своими мечтами, </text:span><text:span text:style-name="T369"><text:s/></text:span><text:span text:style-name="T371">хочет, чтоб полковника не стало не меньше, чем кто-то другой. </text:span><text:span text:style-name="T372">Эдди Пенисьеро, с блюзом </text:span><text:span text:style-name="T373">наполняющим вздроги его мышц, </text:span><text:span text:style-name="T374">опущенный, смертный блюз, </text:span><text:span text:style-name="T375">ухватил свои ножницы не так, как делают парикмахеры. </text:span><text:span text:style-name="T376">Острия, трепеща в электрическом конусе, </text:span><text:span text:style-name="T377">нацелены вниз. </text:span><text:span text:style-name="T378">Кулак Эдди Пенисьеро стискивается вокруг колец покинутых его пальцами. </text:span><text:span text:style-name="T379">Полковник, в последнем наклоне головы выставляет свою сонную артерию, явно недовольный, что так то уж</text:span><text:span text:style-name="T169">—</text:span></text:p>
      <text:p text:style-name="P223"><draw:frame draw:style-name="fr1" draw:name="Image5" text:anchor-type="paragraph" svg:width="6.9252in" svg:height="0.3661in" draw:z-index="4"><draw:image xlink:href="Pictures/1000000000000B720000009B428C9716555D8079.png" xlink:type="simple" xlink:show="embed" xlink:actuate="onLoad" loext:mime-type="image/png"/></draw:frame><text:span text:style-name="T169"/></text:p>
      <text:p text:style-name="P220"><text:span text:style-name="T340"/></text:p>
      <text:p text:style-name="P169"/>
      <text:p text:style-name="P169"/>
      <text:p text:style-name="P8"/>
      <text:p text:style-name="P8"/>
      <text:p text:style-name="P8"/>
      <text:p text:style-name="P7">– </text:p>
      <text:p text:style-name="P1">—</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4-22T22:48:48.852593852</dc:date>
    <meta:editing-duration>P20DT15H21M26S</meta:editing-duration>
    <meta:editing-cycles>11045</meta:editing-cycles>
    <meta:generator>LibreOffice/6.1.5.2$Linux_X86_64 LibreOffice_project/10$Build-2</meta:generator>
    <meta:document-statistic meta:table-count="0" meta:image-count="5" meta:object-count="0" meta:page-count="26" meta:paragraph-count="258" meta:word-count="13782" meta:character-count="93290" meta:non-whitespace-character-count="79644"/>
  </office:meta>
</office:document-meta>
</file>